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075cm"/>
    </style:style>
    <style:style style:name="co2" style:family="table-column">
      <style:table-column-properties fo:break-before="auto" style:column-width="15.076cm"/>
    </style:style>
    <style:style style:name="co3" style:family="table-column">
      <style:table-column-properties fo:break-before="auto" style:column-width="13.397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8.139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1.75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1.085cm" fo:break-before="auto" style:use-optimal-row-height="false"/>
    </style:style>
    <style:style style:name="ro6" style:family="table-row">
      <style:table-row-properties style:row-height="1.164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5f_BuiltIn_5f_Warning_20_Tex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5f_BuiltIn_5f_Outpu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5f_BuiltIn_5f_Warning_20_Tex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1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11" style:family="table-cell" style:parent-style-name="Excel_5f_BuiltIn_5f_Outpu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0.035cm solid #000000"/>
    </style:style>
    <style:style style:name="ce13" style:family="table-cell" style:parent-style-name="Default">
      <style:table-cell-properties style:diagonal-bl-tr="none" style:diagonal-tl-br="none" fo:border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ackground-color="transparent" fo:border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17" style:family="table-cell" style:parent-style-name="Excel_5f_BuiltIn_5f_40_25__20_-_20_Accent6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8" style:family="table-cell" style:parent-style-name="Excel_5f_BuiltIn_5f_40_25__20_-_20_Accent6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19" style:family="table-cell" style:parent-style-name="Excel_5f_BuiltIn_5f_40_25__20_-_20_Accent6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2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22" style:family="table-cell" style:parent-style-name="Excel_5f_BuiltIn_5f_40_25__20_-_20_Accent6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5f_BuiltIn_5f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5f_BuiltIn_5f_Goo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5f_BuiltIn_5f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5f_BuiltIn_5f_Goo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29" style:family="table-cell" style:parent-style-name="Excel_5f_BuiltIn_5f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30" style:family="table-cell" style:parent-style-name="Excel_5f_BuiltIn_5f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Excel_5f_BuiltIn_5f_Goo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Excel_5f_BuiltIn_5f_Goo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33" style:family="table-cell" style:parent-style-name="Excel_5f_BuiltIn_5f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34" style:family="table-cell" style:parent-style-name="Excel_5f_BuiltIn_5f_Good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35" style:family="table-cell" style:parent-style-name="Excel_5f_BuiltIn_5f_Bad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Excel_5f_BuiltIn_5f_Neutral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37" style:family="table-cell" style:parent-style-name="Excel_5f_BuiltIn_5f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8" style:family="table-cell" style:parent-style-name="Excel_5f_BuiltIn_5f_Goo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23"/>
        <table:table-column table:style-name="co4" table:default-cell-style-name="ce1"/>
        <table:table-column table:style-name="co5" table:default-cell-style-name="ce1"/>
        <table:table-column table:style-name="co6" table:number-columns-repeated="252" table:default-cell-style-name="ce1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Time-Invariant Field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style-name="ce23" table:number-columns-repeated="1021"/>
        </table:table-row>
        <table:table-row table:style-name="ro2">
          <table:table-cell table:style-name="ce4" office:value-type="string">
            <text:p>(on atmospheric grid)</text:p>
          </table:table-cell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5" office:value-type="string">
            <text:p>Atmosphere <text:s/>Grid-Cell Area </text:p>
          </table:table-cell>
          <table:table-cell table:style-name="ce13" office:value-type="string">
            <text:p>Atmosphere</text:p>
          </table:table-cell>
          <table:table-cell table:style-name="ce24" office:value-type="string">
            <text:p>cell area</text:p>
          </table:table-cell>
          <table:table-cell table:style-name="ce15" table:number-columns-repeated="1021"/>
        </table:table-row>
        <table:table-row table:style-name="ro2">
          <table:table-cell table:style-name="ce5" office:value-type="string">
            <text:p>surface altitude</text:p>
          </table:table-cell>
          <table:table-cell table:style-name="ce14" office:value-type="string">
            <text:p>Atmosphere</text:p>
          </table:table-cell>
          <table:table-cell table:style-name="ce25" office:value-type="string">
            <text:p>surface_altitud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Land area fraction</text:p>
          </table:table-cell>
          <table:table-cell table:style-name="ce14" office:value-type="string">
            <text:p>LandSurface</text:p>
          </table:table-cell>
          <table:table-cell table:style-name="ce25" office:value-type="string">
            <text:p>land_area_fraction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Fraction of Grid Cell Covered with Glacier</text:p>
          </table:table-cell>
          <table:table-cell table:style-name="ce14" office:value-type="string">
            <text:p>LandIce - LandGlaciers</text:p>
          </table:table-cell>
          <table:table-cell table:style-name="ce26" office:value-type="string">
            <text:p>land_ice_area_fraction 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apacity of Soil to Store Water</text:p>
          </table:table-cell>
          <table:table-cell table:style-name="ce14" office:value-type="string">
            <text:p>LandSurface - LandSurfaceSoil - SoilHydrology</text:p>
          </table:table-cell>
          <table:table-cell table:style-name="ce26" office:value-type="string">
            <text:p>soil_moisture_content_at_field_capacity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Maximum Root Depth</text:p>
          </table:table-cell>
          <table:table-cell table:style-name="ce14" office:value-type="string">
            <text:p>LandSurface - <text:s/>LandSurfaceVegetation</text:p>
          </table:table-cell>
          <table:table-cell table:style-name="ce26" office:value-type="string">
            <text:p>root_depth</text:p>
          </table:table-cell>
          <table:table-cell table:number-columns-repeated="1021"/>
        </table:table-row>
        <table:table-row table:style-name="ro1">
          <table:table-cell table:style-name="ce5" table:number-columns-repeated="2"/>
          <table:table-cell table:style-name="ce27"/>
          <table:table-cell table:number-columns-repeated="1021"/>
        </table:table-row>
        <table:table-row table:style-name="ro2">
          <table:table-cell table:style-name="ce4" office:value-type="string">
            <text:p>(on ocean grid)</text:p>
          </table:table-cell>
          <table:table-cell table:style-name="ce14"/>
          <table:table-cell table:style-name="ce27"/>
          <table:table-cell table:number-columns-repeated="1021"/>
        </table:table-row>
        <table:table-row table:style-name="ro2">
          <table:table-cell table:style-name="ce5" office:value-type="string">
            <text:p>Sea Floor Depth</text:p>
          </table:table-cell>
          <table:table-cell table:style-name="ce14" office:value-type="string">
            <text:p>Ocean</text:p>
          </table:table-cell>
          <table:table-cell table:style-name="ce26" office:value-type="string">
            <text:p>sea_floor_depth_below_geoid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Ocean Grid-Cell Volume</text:p>
          </table:table-cell>
          <table:table-cell table:style-name="ce14" office:value-type="string">
            <text:p>Ocean </text:p>
          </table:table-cell>
          <table:table-cell table:style-name="ce26" office:value-type="string">
            <text:p>ocean_volum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Ocean Grid-Cell Area</text:p>
          </table:table-cell>
          <table:table-cell table:style-name="ce14" office:value-type="string">
            <text:p>Ocean</text:p>
          </table:table-cell>
          <table:table-cell table:style-name="ce26" office:value-type="string">
            <text:p>Cell_area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ea Area Fraction</text:p>
          </table:table-cell>
          <table:table-cell table:style-name="ce14" office:value-type="string">
            <text:p>Ocean</text:p>
          </table:table-cell>
          <table:table-cell table:style-name="ce28" office:value-type="string">
            <text:p>Sea_area_fraction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Region selection Index</text:p>
          </table:table-cell>
          <table:table-cell table:style-name="ce14" office:value-type="string">
            <text:p>Ocean</text:p>
          </table:table-cell>
          <table:table-cell table:style-name="ce29" office:value-type="string">
            <text:p>region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15"/>
          <table:table-cell table:number-columns-repeated="1022"/>
        </table:table-row>
        <table:table-row table:style-name="ro2">
          <table:table-cell table:style-name="ce2" office:value-type="string">
            <text:p>Monthly Mean Ocean Climatalogy (Jan 1986 - Dec 2005)</text:p>
          </table:table-cell>
          <table:table-cell table:style-name="ce15"/>
          <table:table-cell table:number-columns-repeated="1022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vertical heat diffusivity</text:p>
          </table:table-cell>
          <table:table-cell table:style-name="ce7" office:value-type="string">
            <text:p>Ocean - OceanVerticalPhysics</text:p>
          </table:table-cell>
          <table:table-cell table:style-name="ce25" office:value-type="string">
            <text:p>ocean_vertical_heat_diffusivity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vertical salt diffusivity </text:p>
          </table:table-cell>
          <table:table-cell table:style-name="ce7" office:value-type="string">
            <text:p>Ocean - OceanVerticalPhysics</text:p>
          </table:table-cell>
          <table:table-cell table:style-name="ce25" office:value-type="string">
            <text:p>ocean_vertical salt diffusivity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vertical tracer diffusivity due to background </text:p>
          </table:table-cell>
          <table:table-cell table:style-name="ce7" office:value-type="string">
            <text:p>Ocean - OceanVerticalPhysics</text:p>
          </table:table-cell>
          <table:table-cell table:style-name="ce28" office:value-type="string">
            <text:p>ocean_vertical_tracer_diffusivity_due_to_background 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vertical tracer diffusivity due to Tides </text:p>
          </table:table-cell>
          <table:table-cell table:style-name="ce7" office:value-type="string">
            <text:p>Ocean - OceanVerticalPhysics</text:p>
          </table:table-cell>
          <table:table-cell table:style-name="ce28" office:value-type="string">
            <text:p>ocean_vertical_tracer_diffusivity_due_to_tides 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tendency of ocean potential energy content </text:p>
          </table:table-cell>
          <table:table-cell table:style-name="ce7" office:value-type="string">
            <text:p>Ocean</text:p>
          </table:table-cell>
          <table:table-cell table:style-name="ce28" office:value-type="string">
            <text:p>tendency_of_ocean_potential_energy_content 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tendency of ocean potential energy content due to tides </text:p>
          </table:table-cell>
          <table:table-cell table:style-name="ce7" office:value-type="string">
            <text:p>Ocean</text:p>
          </table:table-cell>
          <table:table-cell table:style-name="ce28" office:value-type="string">
            <text:p>tendency_of_ocean_potential_energy_content_due_to_tides 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tendency of ocean potential energy content due to background</text:p>
          </table:table-cell>
          <table:table-cell table:style-name="ce16" office:value-type="string">
            <text:p>Ocean</text:p>
          </table:table-cell>
          <table:table-cell table:style-name="ce28" office:value-type="string">
            <text:p>tendency_of_ocean_potential_energy_content_due_to_background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vertical momentum diffusivity</text:p>
          </table:table-cell>
          <table:table-cell table:style-name="ce7" office:value-type="string">
            <text:p>Ocean - OceanVerticalPhysics</text:p>
          </table:table-cell>
          <table:table-cell table:style-name="ce28" office:value-type="string">
            <text:p>ocean_vertical_momentum_diffusivity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vertical momentum diffusivity due to background</text:p>
          </table:table-cell>
          <table:table-cell table:style-name="ce7" office:value-type="string">
            <text:p>Ocean - OceanVerticalPhysics</text:p>
          </table:table-cell>
          <table:table-cell table:style-name="ce28" office:value-type="string">
            <text:p>ocean vertical momentum diffusivity due to background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vertical momentum diffusivity due to tides</text:p>
          </table:table-cell>
          <table:table-cell table:style-name="ce7" office:value-type="string">
            <text:p>Ocean - OceanVerticalPhysics</text:p>
          </table:table-cell>
          <table:table-cell table:style-name="ce28" office:value-type="string">
            <text:p>ocean vertical momentum diffusivity due to tides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vertical momentum diffusivity due to form drag</text:p>
          </table:table-cell>
          <table:table-cell table:style-name="ce7" office:value-type="string">
            <text:p>Ocean - OceanVerticalPhysics</text:p>
          </table:table-cell>
          <table:table-cell table:style-name="ce28" office:value-type="string">
            <text:p>ocean vertical momentum diffusivity due to form drag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ocean kinetic energy dissipation per unit area due to vertical friction</text:p>
          </table:table-cell>
          <table:table-cell table:style-name="ce7" office:value-type="string">
            <text:p>Ocean - OceanVerticalPhysics</text:p>
          </table:table-cell>
          <table:table-cell table:style-name="ce28" office:value-type="string">
            <text:p>ocean kinetic energy dissipation per unit area due to vertical friction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tracer bolus laplacian diffusivity </text:p>
          </table:table-cell>
          <table:table-cell table:style-name="ce7" office:value-type="string">
            <text:p>Ocean - OceanVerticalPhysics</text:p>
          </table:table-cell>
          <table:table-cell table:style-name="ce28" office:value-type="string">
            <text:p>ocean tracer bolus laplacian diffusivity 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tracer bolus biharmonic diffusivity </text:p>
          </table:table-cell>
          <table:table-cell table:style-name="ce7" office:value-type="string">
            <text:p>Ocean - OceanVerticalPhysics</text:p>
          </table:table-cell>
          <table:table-cell table:style-name="ce28" office:value-type="string">
            <text:p>ocean tracer bolus biharmonic diffusivity 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tracer epineutral laplacian diffusivity </text:p>
          </table:table-cell>
          <table:table-cell table:style-name="ce7" office:value-type="string">
            <text:p>Ocean - OceanVerticalPhysics</text:p>
          </table:table-cell>
          <table:table-cell table:style-name="ce28" office:value-type="string">
            <text:p>ocean tracer epineutral laplacian diffusivity 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tracer epineutral biharmonic diffusivity </text:p>
          </table:table-cell>
          <table:table-cell table:style-name="ce7" office:value-type="string">
            <text:p>Ocean - OceanVerticalPhysics</text:p>
          </table:table-cell>
          <table:table-cell table:style-name="ce28" office:value-type="string">
            <text:p>ocean tracer epineutral biharmonic diffusivity 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tracer xy laplacian diffusivity </text:p>
          </table:table-cell>
          <table:table-cell table:style-name="ce7" office:value-type="string">
            <text:p>Ocean</text:p>
          </table:table-cell>
          <table:table-cell table:style-name="ce28" office:value-type="string">
            <text:p>ocean tracer xy laplacian diffusivity 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tracer xy biharmonic diffusivity </text:p>
          </table:table-cell>
          <table:table-cell table:style-name="ce7" office:value-type="string">
            <text:p>Ocean</text:p>
          </table:table-cell>
          <table:table-cell table:style-name="ce28" office:value-type="string">
            <text:p>ocean tracer xy biharmonic diffusivity 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tendency of ocean eddy kinetic energy content due to bolus transport </text:p>
          </table:table-cell>
          <table:table-cell table:style-name="ce7" office:value-type="string">
            <text:p>Ocean</text:p>
          </table:table-cell>
          <table:table-cell table:style-name="ce28" office:value-type="string">
            <text:p>tendency of ocean eddy kinetic energy content due to bolus transport 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momentum xy laplacian diffusivity</text:p>
          </table:table-cell>
          <table:table-cell table:style-name="ce7" office:value-type="string">
            <text:p>Ocean</text:p>
          </table:table-cell>
          <table:table-cell table:style-name="ce28" office:value-type="string">
            <text:p>ocean momentum xy laplacian diffusivity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momentum xy biharmonic diffusivity</text:p>
          </table:table-cell>
          <table:table-cell table:style-name="ce7" office:value-type="string">
            <text:p>Ocean</text:p>
          </table:table-cell>
          <table:table-cell table:style-name="ce28" office:value-type="string">
            <text:p>ocean momentum xy biharmonic diffusivity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kinetic energy dissipation per unit area due to xy friction</text:p>
          </table:table-cell>
          <table:table-cell table:style-name="ce7" office:value-type="string">
            <text:p>Ocean</text:p>
          </table:table-cell>
          <table:table-cell table:style-name="ce28" office:value-type="string">
            <text:p>ocean kinetic energy dissipation per unit area due to xy friction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Annual Mean Ocean Fields, Including Biogechemical Field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(Biogeochemical tracer fields)</text:p>
          </table:table-cell>
          <table:table-cell table:style-name="ce12" table:number-columns-repeated="2"/>
          <table:table-cell table:style-name="Default" table:number-columns-repeated="254"/>
          <table:table-cell table:number-columns-repeated="767"/>
        </table:table-row>
        <table:table-row table:style-name="ro2">
          <table:table-cell table:style-name="ce5" office:value-type="string">
            <text:p>Dissolved Inorganic Carbon Concentration</text:p>
          </table:table-cell>
          <table:table-cell table:style-name="ce5" office:value-type="string">
            <text:p>OceanBioGeoChemistry - OceanBiotracers - CarbonChemistry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issolved Organic Carbon Concentration</text:p>
          </table:table-cell>
          <table:table-cell table:style-name="ce5" office:value-type="string">
            <text:p>OceanBioGeoChemistry - OceanBiotracers - CarbonChemistry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phytoplankton carbon concentration</text:p>
          </table:table-cell>
          <table:table-cell table:style-name="ce5" office:value-type="string">
            <text:p>OceanBioGeoChemistry - OceanBiotracers - CarbonChemistry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zooplankton carbon concentration</text:p>
          </table:table-cell>
          <table:table-cell table:style-name="ce5" office:value-type="string">
            <text:p>OceanBioGeoChemistry - OceanBiotracers - CarbonChemistry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bacterial carbon concentration</text:p>
          </table:table-cell>
          <table:table-cell table:style-name="ce5" office:value-type="string">
            <text:p>OceanBioGeoChemistry - OceanBioTracer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etrital organic carbon concentration</text:p>
          </table:table-cell>
          <table:table-cell table:style-name="ce5" office:value-type="string">
            <text:p>OceanBioGeoChemistry - OceanBioTracer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alcite concentration</text:p>
          </table:table-cell>
          <table:table-cell table:style-name="ce5" office:value-type="string">
            <text:p>OceanBioGeoChemistry - OceanBiotracers - CarbonChemistry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aragonite concentration</text:p>
          </table:table-cell>
          <table:table-cell table:style-name="ce5" office:value-type="string">
            <text:p>OceanBioGeoChemistry - OceanBiotracers - CarbonChemistry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iatom carbon concentration</text:p>
          </table:table-cell>
          <table:table-cell table:style-name="ce5" office:value-type="string">
            <text:p>OceanBioGeoChemistry - OceanBiotracers - CarbonChemistry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Non-diatom Phytoplankton carbon concentration</text:p>
          </table:table-cell>
          <table:table-cell table:style-name="ce5" office:value-type="string">
            <text:p>OceanBioGeoChemistry - OceanBiotracers - CarbonChemistry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Other zooplankton carbon</text:p>
          </table:table-cell>
          <table:table-cell table:style-name="ce5" office:value-type="string">
            <text:p>OceanBioGeoChemistry - OceanBiotracers - CarbonChemistry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total alkalinity</text:p>
          </table:table-cell>
          <table:table-cell table:style-name="ce5" office:value-type="string">
            <text:p>OceanBioGeoChemistry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pH</text:p>
          </table:table-cell>
          <table:table-cell table:style-name="ce5" office:value-type="string">
            <text:p>OceanBioGeoChemistry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issolved oxygen concentration</text:p>
          </table:table-cell>
          <table:table-cell table:style-name="ce5" office:value-type="string">
            <text:p>OceanBioGeoChemistry</text:p>
          </table:table-cell>
          <table:table-cell table:style-name="ce24" office:value-type="string">
            <text:p>moles_of_oxygen_per_unit_mass_in_sea_wate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issolved nitrate concentratr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24" office:value-type="string">
            <text:p>moles_of_nitrate_per_unit_mass_in_sea_wate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issolved ammonium concentrat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24" office:value-type="string">
            <text:p>mole_concentration_of_ammonium_in_sea_wate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issolved phosphate concentrat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26" office:value-type="string">
            <text:p>mole_concentration_of_phosphate_in_sea_wate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issolved iron concentrat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issolved silicate concentrat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26" office:value-type="string">
            <text:p>mole_concentration_of_silicate_in_sea_wate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total chlorophyll mass concentration</text:p>
          </table:table-cell>
          <table:table-cell table:style-name="ce5" office:value-type="string">
            <text:p>OceanBioGeoChemistry - OceanBioTracers - Ecosystem - Phytoplankton</text:p>
          </table:table-cell>
          <table:table-cell table:style-name="ce26" office:value-type="string">
            <text:p>mass_concentration_of_chlorophyll_in_sea_wate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iatom chlorophyll mass concentration</text:p>
          </table:table-cell>
          <table:table-cell table:style-name="ce5" office:value-type="string">
            <text:p>OceanBioGeoChemistry - OceanBioTracers - Ecosystem - Phytoplankton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Other phytoplankton chlorophyll mass concentration</text:p>
          </table:table-cell>
          <table:table-cell table:style-name="ce5" office:value-type="string">
            <text:p>OceanBioGeoChemistry - OceanBioTracers - Ecosystem - Phytoplankton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particulate organic nitrogen concentrat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particulate organic phosphorus concentrat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particulate biogenic iron concentrat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particulate biogenic silica concentrat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phytoplankton nitrogen concentration</text:p>
          </table:table-cell>
          <table:table-cell table:style-name="ce5" office:value-type="string">
            <text:p>OceanBioGeoChemistry - OceanBioTracers - Ecosystem - Phytoplankton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phytoplankton phosphorus concentration</text:p>
          </table:table-cell>
          <table:table-cell table:style-name="ce5" office:value-type="string">
            <text:p>OceanBioGeoChemistry - OceanBioTracers - Ecosystem - Phytoplankton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phytoplankton iron concentration</text:p>
          </table:table-cell>
          <table:table-cell table:style-name="ce5" office:value-type="string">
            <text:p>OceanBioGeoChemistry - OceanBioTracers - Ecosystem - Phytoplankton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phytoplankton silica concentration</text:p>
          </table:table-cell>
          <table:table-cell table:style-name="ce5" office:value-type="string">
            <text:p>OceanBioGeoChemistry - OceanBioTracers - Ecosystem - Phytoplankton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imethyl Sulfide Concentration</text:p>
          </table:table-cell>
          <table:table-cell table:style-name="ce5" office:value-type="string">
            <text:p>OceanBioGeoChemistry - OceanBioTracers - SulfurRelated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1">
          <table:table-cell table:style-name="ce5" table:number-columns-repeated="2"/>
          <table:table-cell table:style-name="ce12"/>
          <table:table-cell table:number-columns-repeated="1021"/>
        </table:table-row>
        <table:table-row table:style-name="ro2">
          <table:table-cell table:style-name="ce8" office:value-type="string">
            <text:p>(Rates of Production and Removal)</text:p>
          </table:table-cell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5" office:value-type="string">
            <text:p>primary carbon production by phytoplankton</text:p>
          </table:table-cell>
          <table:table-cell table:style-name="ce9" office:value-type="string">
            <text:p>OceanBioGeoChemistry - OceanBiotracers - CarbonRelated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primary carbon production by phytoplankton based on NO3 alone</text:p>
          </table:table-cell>
          <table:table-cell table:style-name="ce9" office:value-type="string">
            <text:p>OceanBioGeoChemistry - OceanBiotracers - CarbonRelated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biogenic iron product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biogenic silica product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alcite product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aragonite product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inking particulate organic carbon flux</text:p>
          </table:table-cell>
          <table:table-cell table:style-name="ce9" office:value-type="string">
            <text:p>OceanBioGeoChemistry - OceanBiotracers - CarbonRelated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inking particulate organic nitrogen flux</text:p>
          </table:table-cell>
          <table:table-cell table:style-name="ce5" office:value-type="string">
            <text:p>OceanBioGeoChemistry - OceanBioTracers - Nutrient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inking particulate organic <text:s/>phosphorus flux</text:p>
          </table:table-cell>
          <table:table-cell table:style-name="ce5" office:value-type="string">
            <text:p>OceanBioGeoChemistry - OceanBioTracers - Nutrient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inking particulate iron flux</text:p>
          </table:table-cell>
          <table:table-cell table:style-name="ce5" office:value-type="string">
            <text:p>OceanBioGeoChemistry - OceanBioTracers - Nutrient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inking particulate silica flux</text:p>
          </table:table-cell>
          <table:table-cell table:style-name="ce5" office:value-type="string">
            <text:p>OceanBioGeoChemistry - OceanBioTracers - Nutrient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inking calcite flux</text:p>
          </table:table-cell>
          <table:table-cell table:style-name="ce5" office:value-type="string">
            <text:p>OceanBioGeoChemistry - OceanBioTracers - Nutrient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inking aragonite flux</text:p>
          </table:table-cell>
          <table:table-cell table:style-name="ce5" office:value-type="string">
            <text:p>OceanBioGeoChemistry - OceanBioTracers - Nutrient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alcite dissolut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aragonite dissolut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iatom primary carbon product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other phytoplankton carbon production</text:p>
          </table:table-cell>
          <table:table-cell table:style-name="ce9" office:value-type="string">
            <text:p>OceanBioGeoChemistry - OceanBiotracers - CarbonRelated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ate of change of dissolved inorganic carbon due to biological activty</text:p>
          </table:table-cell>
          <table:table-cell table:style-name="ce9" office:value-type="string">
            <text:p>OceanBioGeoChemistry - OceanBiotracers - CarbonRelated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rate of change of nitrogen nutrient due to biological activity</text:p>
          </table:table-cell>
          <table:table-cell table:style-name="ce5" office:value-type="string">
            <text:p>OceanBioGeoChemistry - OceanBioTracers - Nutrient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rate of change of dissolved phosphate due to biological activty</text:p>
          </table:table-cell>
          <table:table-cell table:style-name="ce5" office:value-type="string">
            <text:p>OceanBioGeoChemistry - OceanBioTracers - Nutrient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ate of change of dissolved inorganic iron due to biological activty</text:p>
          </table:table-cell>
          <table:table-cell table:style-name="ce5" office:value-type="string">
            <text:p>OceanBioGeoChemistry - OceanBioTracers - Nutrient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ate of change of dissolved inorganic Silicate due to biological activty</text:p>
          </table:table-cell>
          <table:table-cell table:style-name="ce5" office:value-type="string">
            <text:p>OceanBioGeoChemistry - OceanBioTracers - Nutrient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rate of change of alkalinity due to biological activty</text:p>
          </table:table-cell>
          <table:table-cell table:style-name="ce5" office:value-type="string">
            <text:p>OceanBioGeoChemistry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nonbiogenic iron scavenging</text:p>
          </table:table-cell>
          <table:table-cell table:style-name="ce5" office:value-type="string">
            <text:p>OceanBioGeoChemistry - OceanBioTracers - Nutrient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particle souce of dissolved iron</text:p>
          </table:table-cell>
          <table:table-cell table:style-name="ce5" office:value-type="string">
            <text:p>OceanBioGeoChemistry - OceanBioTracers - Nutrient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total grazing of phytoplankton by zooplankton</text:p>
          </table:table-cell>
          <table:table-cell table:style-name="ce9" office:value-type="string">
            <text:p>OceanBioGeoChemistry - OceanBioTracers - Ecosystem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onthly Mean Atmospheric Fields and Some Surface Field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near-surface air temperature</text:p>
          </table:table-cell>
          <table:table-cell table:style-name="ce5" office:value-type="string">
            <text:p>Atmosphere</text:p>
          </table:table-cell>
          <table:table-cell table:style-name="ce26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temperature</text:p>
          </table:table-cell>
          <table:table-cell table:style-name="ce17" office:value-type="string">
            <text:p>Many?</text:p>
          </table:table-cell>
          <table:table-cell table:style-name="ce25" office:value-type="string">
            <text:p>surface_temperatur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aily minimum near-surface <text:s/>air temperature</text:p>
          </table:table-cell>
          <table:table-cell table:style-name="ce5" office:value-type="string">
            <text:p>Atmosphere</text:p>
          </table:table-cell>
          <table:table-cell table:style-name="ce26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aily maximum near-surface <text:s/>air temperature</text:p>
          </table:table-cell>
          <table:table-cell table:style-name="ce5" office:value-type="string">
            <text:p>Atmosphere</text:p>
          </table:table-cell>
          <table:table-cell table:style-name="ce26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ea level pressure</text:p>
          </table:table-cell>
          <table:table-cell table:style-name="ce5" office:value-type="string">
            <text:p>Atmosphere</text:p>
          </table:table-cell>
          <table:table-cell table:style-name="ce26" office:value-type="string">
            <text:p>Air_pressure_at_sea_level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air pressure</text:p>
          </table:table-cell>
          <table:table-cell table:style-name="ce5" office:value-type="string">
            <text:p>Atmosphere</text:p>
          </table:table-cell>
          <table:table-cell table:style-name="ce31" office:value-type="string">
            <text:p>surface_air_pressur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eastward near-surface wind speed</text:p>
          </table:table-cell>
          <table:table-cell table:style-name="ce5" office:value-type="string">
            <text:p>Atmosphere</text:p>
          </table:table-cell>
          <table:table-cell table:style-name="ce26" office:value-type="string">
            <text:p>Eastward_wind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northward near-surface wind speed</text:p>
          </table:table-cell>
          <table:table-cell table:style-name="ce5" office:value-type="string">
            <text:p>Atmosphere</text:p>
          </table:table-cell>
          <table:table-cell table:style-name="ce26" office:value-type="string">
            <text:p>Northward_wind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near-surface wind speed</text:p>
          </table:table-cell>
          <table:table-cell table:style-name="ce5" office:value-type="string">
            <text:p>Atmosphere</text:p>
          </table:table-cell>
          <table:table-cell table:style-name="ce26" office:value-type="string">
            <text:p>Wind_Speed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near-surface relative humidity</text:p>
          </table:table-cell>
          <table:table-cell table:style-name="ce5" office:value-type="string">
            <text:p>Atmosphere</text:p>
          </table:table-cell>
          <table:table-cell table:style-name="ce26" office:value-type="string">
            <text:p>Relative_Humidity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near-surface specific humidity</text:p>
          </table:table-cell>
          <table:table-cell table:style-name="ce5" office:value-type="string">
            <text:p>Atmosphere</text:p>
          </table:table-cell>
          <table:table-cell table:style-name="ce26" office:value-type="string">
            <text:p>Specific_Humidity</text:p>
          </table:table-cell>
          <table:table-cell table:number-columns-repeated="1021"/>
        </table:table-row>
        <table:table-row table:style-name="ro1">
          <table:table-cell table:style-name="ce5" table:number-columns-repeated="2"/>
          <table:table-cell table:style-name="ce12"/>
          <table:table-cell table:number-columns-repeated="1021"/>
        </table:table-row>
        <table:table-row table:style-name="ro3">
          <table:table-cell table:style-name="ce5" office:value-type="string">
            <text:p>precipitation</text:p>
          </table:table-cell>
          <table:table-cell table:style-name="ce9" office:value-type="string">
            <text:p>Atmosphere - TurbulenceConvectionClouds - AtmosLargeScalePrecipitation AND Atmosphere - TurbulenceConvectionClouds - Microphysics</text:p>
          </table:table-cell>
          <table:table-cell table:style-name="ce26" office:value-type="string">
            <text:p>Precipitation_flux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snowfall flux</text:p>
          </table:table-cell>
          <table:table-cell table:style-name="ce9" office:value-type="string">
            <text:p>Atmosphere - TurbulenceConvectionClouds - AtmosLargeScalePrecipitation AND Atmosphere - TurbulenceConvectionClouds - Microphysics</text:p>
          </table:table-cell>
          <table:table-cell table:style-name="ce25" office:value-type="string">
            <text:p>Snowfall_flux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onvective precipitation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29" office:value-type="string">
            <text:p>Convective_precipitation_flux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evaporation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29" office:value-type="string">
            <text:p>Water_Evaporation_Flux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snow and ice sublimation flux</text:p>
          </table:table-cell>
          <table:table-cell table:style-name="ce18" office:value-type="string">
            <text:p>Many?</text:p>
          </table:table-cell>
          <table:table-cell table:style-name="ce28" office:value-type="string">
            <text:p>surface snow and ice sublimation flux</text:p>
          </table:table-cell>
          <table:table-cell table:number-columns-repeated="1021"/>
        </table:table-row>
        <table:table-row table:style-name="ro1">
          <table:table-cell table:style-name="ce5" table:number-columns-repeated="2"/>
          <table:table-cell table:style-name="ce12"/>
          <table:table-cell table:number-columns-repeated="1021"/>
        </table:table-row>
        <table:table-row table:style-name="ro2">
          <table:table-cell table:style-name="ce5" office:value-type="string">
            <text:p>surface downward eastward wind stress</text:p>
          </table:table-cell>
          <table:table-cell table:style-name="ce5" office:value-type="string">
            <text:p>Atmosphere</text:p>
          </table:table-cell>
          <table:table-cell table:style-name="ce29" office:value-type="string">
            <text:p>surface_downward_eastward_stress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downward northward wind stress</text:p>
          </table:table-cell>
          <table:table-cell table:style-name="ce5" office:value-type="string">
            <text:p>Atmosphere</text:p>
          </table:table-cell>
          <table:table-cell table:style-name="ce29" office:value-type="string">
            <text:p>surface_downward_northward_stress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5" office:value-type="string">
            <text:p>surface upward latent heat flux</text:p>
          </table:table-cell>
          <table:table-cell table:style-name="ce5" office:value-type="string">
            <text:p>Atmosphere</text:p>
          </table:table-cell>
          <table:table-cell table:style-name="ce28" office:value-type="string">
            <text:p>surface upward latent heat flux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upward sensible heat flux</text:p>
          </table:table-cell>
          <table:table-cell table:style-name="ce5" office:value-type="string">
            <text:p>Atmosphere</text:p>
          </table:table-cell>
          <table:table-cell table:style-name="ce28" office:value-type="string">
            <text:p>surface upward sensible heat flux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downwelling longwave radiation</text:p>
          </table:table-cell>
          <table:table-cell table:style-name="ce9" office:value-type="string">
            <text:p>Atmosphere - Radiation - Longwave</text:p>
          </table:table-cell>
          <table:table-cell table:style-name="ce29" office:value-type="string">
            <text:p>surface_downwelling_longwave_flux_in_ai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upwelling longwave radiation</text:p>
          </table:table-cell>
          <table:table-cell table:style-name="ce9" office:value-type="string">
            <text:p>Atmosphere - Radiation - Longwave</text:p>
          </table:table-cell>
          <table:table-cell table:style-name="ce29" office:value-type="string">
            <text:p>surface_upwelling_longwave_flux_in_ai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downwelling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29" office:value-type="string">
            <text:p>surface_downwelling_shortwave_flux_in_ai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upwelling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29" office:value-type="string">
            <text:p>surface_upwelling_shortwave_flux_in_ai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downwelling clear sky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29" office:value-type="string">
            <text:p>surface_downwelling_shortwave_flux_in_air_assuming_clear_sky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upwelling clear sky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29" office:value-type="string">
            <text:p>surface_upwelling_shortwave_flux_in_air_assuming_clear_sk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ownwelling clear-sky longwave radiation</text:p>
          </table:table-cell>
          <table:table-cell table:style-name="ce9" office:value-type="string">
            <text:p>Atmosphere - Radiation - Longwave</text:p>
          </table:table-cell>
          <table:table-cell table:style-name="ce29" office:value-type="string">
            <text:p>surface_downwelling_longwave_flux_in_air_assuming_clear_sky</text:p>
          </table:table-cell>
          <table:table-cell table:number-columns-repeated="1021"/>
        </table:table-row>
        <table:table-row table:style-name="ro1">
          <table:table-cell table:style-name="ce5" table:number-columns-repeated="2"/>
          <table:table-cell table:style-name="ce12"/>
          <table:table-cell table:number-columns-repeated="1021"/>
        </table:table-row>
        <table:table-row table:style-name="ro2">
          <table:table-cell table:style-name="ce5" office:value-type="string">
            <text:p>toa incident shortwave flux</text:p>
          </table:table-cell>
          <table:table-cell table:style-name="ce9" office:value-type="string">
            <text:p>Atmosphere - Radiation - Shortwave</text:p>
          </table:table-cell>
          <table:table-cell table:style-name="ce29" office:value-type="string">
            <text:p>toa_incoming_shortwave_flux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toa outgoing shortwave flux</text:p>
          </table:table-cell>
          <table:table-cell table:style-name="ce9" office:value-type="string">
            <text:p>Atmosphere - Radiation - Shortwave</text:p>
          </table:table-cell>
          <table:table-cell table:style-name="ce25" office:value-type="string">
            <text:p>toa_outgoing_shortwave_flux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toa outgoing longwave flux</text:p>
          </table:table-cell>
          <table:table-cell table:style-name="ce9" office:value-type="string">
            <text:p>Atmosphere - Radiation - Longwave</text:p>
          </table:table-cell>
          <table:table-cell table:style-name="ce25" office:value-type="string">
            <text:p>toa_outgoing_longwave_flux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toa outgoing clear-sky longwave radiation</text:p>
          </table:table-cell>
          <table:table-cell table:style-name="ce9" office:value-type="string">
            <text:p>Atmosphere - Radiation - Longwave</text:p>
          </table:table-cell>
          <table:table-cell table:style-name="ce29" office:value-type="string">
            <text:p>toa_outgoing_longwave_flux_assuming_clear_sky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toa outgoing clear-sky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29" office:value-type="string">
            <text:p>toa_outgoing_shortwave_flux_assuming_clear_sky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5" office:value-type="string">
            <text:p>atmosphere water vapor content</text:p>
          </table:table-cell>
          <table:table-cell table:style-name="ce5" office:value-type="string">
            <text:p>Atmosphere</text:p>
          </table:table-cell>
          <table:table-cell table:style-name="ce28" office:value-type="string">
            <text:p>atmosphere_water_vapor_content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total cloud fraction</text:p>
          </table:table-cell>
          <table:table-cell table:style-name="ce9" office:value-type="string">
            <text:p>Atmosphere - TurbulenceConvectionClouds</text:p>
          </table:table-cell>
          <table:table-cell table:style-name="ce29" office:value-type="string">
            <text:p>cloud_area_fraction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olumn integrated cloud water <text:s/>content</text:p>
          </table:table-cell>
          <table:table-cell table:style-name="ce18" office:value-type="string">
            <text:p>Many?</text:p>
          </table:table-cell>
          <table:table-cell table:style-name="ce29" office:value-type="string">
            <text:p>atmosphere_cloud_condensed_water_content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olumn integrated cloud ice content</text:p>
          </table:table-cell>
          <table:table-cell table:style-name="ce18" office:value-type="string">
            <text:p>Many?</text:p>
          </table:table-cell>
          <table:table-cell table:style-name="ce29" office:value-type="string">
            <text:p>atmosphere_cloud_condensed_ice_content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5" office:value-type="string">
            <text:p>net downward flux at top of model</text:p>
          </table:table-cell>
          <table:table-cell table:style-name="ce5" office:value-type="string">
            <text:p>Atmosphere - AtmosRadiation</text:p>
          </table:table-cell>
          <table:table-cell table:style-name="ce29" office:value-type="string">
            <text:p>net_downward_radiative_flux_at_top_of_atmosphere_model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air pressure at convective cloud <text:s/>base</text:p>
          </table:table-cell>
          <table:table-cell table:style-name="ce18" office:value-type="string">
            <text:p>Many?</text:p>
          </table:table-cell>
          <table:table-cell table:style-name="ce25" office:value-type="string">
            <text:p>air_pressure_at_convective_cloud_bas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air pressure at convective cloud top</text:p>
          </table:table-cell>
          <table:table-cell table:style-name="ce18" office:value-type="string">
            <text:p>Many?</text:p>
          </table:table-cell>
          <table:table-cell table:style-name="ce25" office:value-type="string">
            <text:p>air_pressure_at_convective_cloud_top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Fraction of time Convection occurs</text:p>
          </table:table-cell>
          <table:table-cell table:style-name="ce9" office:value-type="string">
            <text:p>Atmosphere - 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Fraction of time Shallow Convection occurs</text:p>
          </table:table-cell>
          <table:table-cell table:style-name="ce9" office:value-type="string">
            <text:p>Atmosphere - AtmosConvection - ShallowConvection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1">
          <table:table-cell table:style-name="ce5" table:number-columns-repeated="2"/>
          <table:table-cell table:style-name="ce12"/>
          <table:table-cell table:number-columns-repeated="1021"/>
        </table:table-row>
        <table:table-row table:style-name="ro2">
          <table:table-cell table:style-name="ce5" office:value-type="string">
            <text:p>Total anthropogenic CO2 flux (all emissions)</text:p>
          </table:table-cell>
          <table:table-cell table:style-name="ce5" office:value-type="string">
            <text:p>AtmosphericChemistry - SurfaceExchanges - Emissions - Surface - Anthropogenic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Fossil Fuel Anthropogenic CO2 (Fossil Fuel Emissions)</text:p>
          </table:table-cell>
          <table:table-cell table:style-name="ce5"/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5" office:value-type="string">
            <text:p>cloud area fraction</text:p>
          </table:table-cell>
          <table:table-cell table:style-name="ce9" office:value-type="string">
            <text:p>Atmosphere - TurbulenceConvectionClouds</text:p>
          </table:table-cell>
          <table:table-cell table:style-name="ce29" office:value-type="string">
            <text:p>Cloud_area_fraction_in_atmospheric_laye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mass fraction of cloud liquid water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29" office:value-type="string">
            <text:p>mass_fraction_of_cloud_liquid_water_in_ai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mass fraction of cloud ice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29" office:value-type="string">
            <text:p>mass_fraction_of_cloud_ice_in_ai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onvective mass flux</text:p>
          </table:table-cell>
          <table:table-cell table:style-name="ce9" office:value-type="string">
            <text:p>Atmosphere - TurbulenceConvectionClouds</text:p>
          </table:table-cell>
          <table:table-cell table:style-name="ce28" office:value-type="string">
            <text:p>convective_mass_flux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air temperature</text:p>
          </table:table-cell>
          <table:table-cell table:style-name="ce5" office:value-type="string">
            <text:p>Atmosphere</text:p>
          </table:table-cell>
          <table:table-cell table:style-name="ce25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eastward wind</text:p>
          </table:table-cell>
          <table:table-cell table:style-name="ce5" office:value-type="string">
            <text:p>Atmosphere</text:p>
          </table:table-cell>
          <table:table-cell table:style-name="ce25" office:value-type="string">
            <text:p>eastward_wind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northward wind</text:p>
          </table:table-cell>
          <table:table-cell table:style-name="ce5" office:value-type="string">
            <text:p>Atmosphere</text:p>
          </table:table-cell>
          <table:table-cell table:style-name="ce25" office:value-type="string">
            <text:p>northward_wind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pecific humidity</text:p>
          </table:table-cell>
          <table:table-cell table:style-name="ce5" office:value-type="string">
            <text:p>Atmosphere</text:p>
          </table:table-cell>
          <table:table-cell table:style-name="ce25" office:value-type="string">
            <text:p>specific_humidity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relative humidity</text:p>
          </table:table-cell>
          <table:table-cell table:style-name="ce5" office:value-type="string">
            <text:p>Atmosphere</text:p>
          </table:table-cell>
          <table:table-cell table:style-name="ce25" office:value-type="string">
            <text:p>relative_humidity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omega (=dp/dt)</text:p>
          </table:table-cell>
          <table:table-cell table:style-name="ce9" office:value-type="string">
            <text:p>Atmosphere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geopotential height</text:p>
          </table:table-cell>
          <table:table-cell table:style-name="ce5" office:value-type="string">
            <text:p>Atmosphere</text:p>
          </table:table-cell>
          <table:table-cell table:style-name="ce25" office:value-type="string">
            <text:p>geopotential_height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mole fraction of o3</text:p>
          </table:table-cell>
          <table:table-cell table:style-name="ce5" office:value-type="string">
            <text:p>AtmosphericChemistry - GasPhaseChemistry</text:p>
          </table:table-cell>
          <table:table-cell table:style-name="ce26" office:value-type="string">
            <text:p>mole_fraction_of_ozone_in_ai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mole fraction of CO2</text:p>
          </table:table-cell>
          <table:table-cell table:style-name="ce5" office:value-type="string">
            <text:p>AtmosphericChemistry - GasPhaseChemistry</text:p>
          </table:table-cell>
          <table:table-cell table:style-name="ce26" office:value-type="string">
            <text:p>mole_fraction_of_carbon_dioxide_in_ai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Total Atmospheric mass of CO2</text:p>
          </table:table-cell>
          <table:table-cell table:style-name="ce5" office:value-type="string">
            <text:p>AtmosphericChemistry - GasPhaseChemistry</text:p>
          </table:table-cell>
          <table:table-cell table:style-name="ce26" office:value-type="string">
            <text:p>atmosphere_mass_content_of_carbon_dioxid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mole fraction of CH4</text:p>
          </table:table-cell>
          <table:table-cell table:style-name="ce5" office:value-type="string">
            <text:p>AtmosphericChemistry - GasPhaseChemistry</text:p>
          </table:table-cell>
          <table:table-cell table:style-name="ce26" office:value-type="string">
            <text:p>mole_fraction_of_methane_in_ai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mole fraction of N2O</text:p>
          </table:table-cell>
          <table:table-cell table:style-name="ce5" office:value-type="string">
            <text:p>AtmosphericChemistry - GasPhaseChemistry</text:p>
          </table:table-cell>
          <table:table-cell table:style-name="ce26" office:value-type="string">
            <text:p>mole_fraction_of_nitrous_oxide_in_air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mole fraction of other radiatively important trace gases (that are evolving in time).</text:p>
          </table:table-cell>
          <table:table-cell table:style-name="ce5" office:value-type="string">
            <text:p>AtmosphericChemistry - GasPhaseChemistry</text:p>
          </table:table-cell>
          <table:table-cell table:style-name="ce26" office:value-type="string">
            <text:p>CF for many other explicitly named radiatively important trace gas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Monthly Mean Ocean Fields, Including Biogechemical Field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concentrations</text:p>
          </table:table-cell>
          <table:table-cell table:style-name="ce5" office:value-type="string">
            <text:p>OceanBioGeoChemistry - OceanBioTracer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Primary Organic Carbon Production by all Types of Phytoplankton</text:p>
          </table:table-cell>
          <table:table-cell table:style-name="ce9" office:value-type="string">
            <text:p>OceanBioGeoChemistry - OceanBioChemistry - CarbonRelated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Primary Organic Carbon Production by Phytoplankton Based on NO3 alone</text:p>
          </table:table-cell>
          <table:table-cell table:style-name="ce9" office:value-type="string">
            <text:p>OceanBioGeoChemistry - OceanBioChemistry - CarbonRelated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Primary Organic Carbon Production by Diatom Phytoplankton</text:p>
          </table:table-cell>
          <table:table-cell table:style-name="ce9" office:value-type="string">
            <text:p>OceanBioGeoChemistry - OceanBioChemistry - CarbonRelated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Primary Organic Carbon Production by Other Phytoplankton</text:p>
          </table:table-cell>
          <table:table-cell table:style-name="ce9" office:value-type="string">
            <text:p>OceanBioGeoChemistry - OceanBioChemistry - CarbonRelated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iron production</text:p>
          </table:table-cell>
          <table:table-cell table:style-name="ce5" office:value-type="string">
            <text:p>OceanBioGeoChemistry - OceanBioChemistry 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ilica production</text:p>
          </table:table-cell>
          <table:table-cell table:style-name="ce5" office:value-type="string">
            <text:p>OceanBioGeoChemistry - OceanBioChemistry 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alcite production</text:p>
          </table:table-cell>
          <table:table-cell table:style-name="ce5" office:value-type="string">
            <text:p>OceanBioGeoChemistry - OceanBioChemistry 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aragonite production</text:p>
          </table:table-cell>
          <table:table-cell table:style-name="ce5" office:value-type="string">
            <text:p>OceanBioGeoChemistry - OceanBioChemistry 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ownward flux of Particle Organic Carbon at 100m</text:p>
          </table:table-cell>
          <table:table-cell table:style-name="ce5" office:value-type="string">
            <text:p>OceanBioGeoChemistry - OceanBioTracers - Nutrient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ownward flux of Particle Organic Iron at 100m</text:p>
          </table:table-cell>
          <table:table-cell table:style-name="ce5" office:value-type="string">
            <text:p>OceanBioGeoChemistry - OceanBioTracers - Nutrient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ownward flux of Particle Silicate at 100m</text:p>
          </table:table-cell>
          <table:table-cell table:style-name="ce9" office:value-type="string">
            <text:p>OceanBioGeoChemistry - OceanBioTracers - Nutrient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ownward flux of Calcite at 100m</text:p>
          </table:table-cell>
          <table:table-cell table:style-name="ce5" office:value-type="string">
            <text:p>OceanBioGeoChemistry - OceanBioTracers - Nutrient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ownward flux of Aragonite at 100m</text:p>
          </table:table-cell>
          <table:table-cell table:style-name="ce5" office:value-type="string">
            <text:p>OceanBioGeoChemistry - OceanBioTracers - Nutrient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issolved Inorganic Carbon Content</text:p>
          </table:table-cell>
          <table:table-cell table:style-name="ce5" office:value-type="string">
            <text:p>OceanBioGeoChemistry - OceanBioTracers - CarbonRelated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aqueous partial pressure of CO2</text:p>
          </table:table-cell>
          <table:table-cell table:style-name="ce5" office:value-type="string">
            <text:p>OceanBioGeoChemistry - OceanBioTracers - CarbonRelated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elta pCO2</text:p>
          </table:table-cell>
          <table:table-cell table:style-name="ce18" office:value-type="string">
            <text:p>Many?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elta pO2</text:p>
          </table:table-cell>
          <table:table-cell table:style-name="ce18" office:value-type="string">
            <text:p>Many?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downward CO2 flux</text:p>
          </table:table-cell>
          <table:table-cell table:style-name="ce5" office:value-type="string">
            <text:p>OceanBioGeoChemistry - OceanBioGasExchange 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downward O2 flux</text:p>
          </table:table-cell>
          <table:table-cell table:style-name="ce5" office:value-type="string">
            <text:p>OceanBioGeoChemistry - OceanBioGasExchange 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upward DMS flux</text:p>
          </table:table-cell>
          <table:table-cell table:style-name="ce5" office:value-type="string">
            <text:p>OceanBioGeoChemistry - OceanBioGasExchange 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Flux of Carbon into Ocean Surface by Runoff and Sediment Dissolution</text:p>
          </table:table-cell>
          <table:table-cell table:style-name="ce9" office:value-type="string">
            <text:p>OceanBioGeoChemistry - OceanBioBoundaryForcing - RiverInput AND OceanBioGeoChemistry - OceanBioBoundaryForcing - SedimentInteraction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ownward carbon flux at ocean bottom</text:p>
          </table:table-cell>
          <table:table-cell table:style-name="ce9" office:value-type="string">
            <text:p>OceanBioGeoChemistry - OceanBioChemistry - CarbonRelated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Nitrogen fixation rate in Ocean</text:p>
          </table:table-cell>
          <table:table-cell table:style-name="ce9" office:value-type="string">
            <text:p>OceanBioGeoChemistry - OceanBioTracers - Nutrient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Downward Net Flux of Nitrogen</text:p>
          </table:table-cell>
          <table:table-cell table:style-name="ce18" office:value-type="string">
            <text:p>Many?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Nitrogen Loss to Sediments and through Denitrification</text:p>
          </table:table-cell>
          <table:table-cell table:style-name="ce18" office:value-type="string">
            <text:p>Many?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Downward Net Flux of Iron</text:p>
          </table:table-cell>
          <table:table-cell table:style-name="ce18" office:value-type="string">
            <text:p>Many?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Iron Loss to Sediments</text:p>
          </table:table-cell>
          <table:table-cell table:style-name="ce9" office:value-type="string">
            <text:p>OceanBioGeoChemistry - OceanBioTracers - Nutrient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oxygen minimum concentration</text:p>
          </table:table-cell>
          <table:table-cell table:style-name="ce9" office:value-type="string">
            <text:p>OceanBioGeoChemistry - OceanBioTracers - Nutrient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epth of oxygen minimum concentration</text:p>
          </table:table-cell>
          <table:table-cell table:style-name="ce9" office:value-type="string">
            <text:p>OceanBioGeoChemistry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alcite saturation depth</text:p>
          </table:table-cell>
          <table:table-cell table:style-name="ce9" office:value-type="string">
            <text:p>OceanBioGeoChemistry - OceanBioTracers - Nutrient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aragonite saturation depth</text:p>
          </table:table-cell>
          <table:table-cell table:style-name="ce9" office:value-type="string">
            <text:p>OceanBioGeoChemistry - OceanBioTracers - Nutrient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Rate of change of Net Dissolved Inorganic Carbon</text:p>
          </table:table-cell>
          <table:table-cell table:style-name="ce5" office:value-type="string">
            <text:p>OceanBioGeoChemistry - OceanBioChemistry - CarbonChemistry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ate of change in Upper 100m of Net Dissolved Inorganic Nitrogen</text:p>
          </table:table-cell>
          <table:table-cell table:style-name="ce9" office:value-type="string">
            <text:p>OceanBioGeoChemistry - OceanBioTracers - Nutrient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ate of change in Upper 100m of Net Dissolved Inorganic Phosphate</text:p>
          </table:table-cell>
          <table:table-cell table:style-name="ce9" office:value-type="string">
            <text:p>OceanBioGeoChemistry - OceanBioTracers - Nutrient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Rate of change in Upper 100m of Net Dissolved Inorganic Iron</text:p>
          </table:table-cell>
          <table:table-cell table:style-name="ce9" office:value-type="string">
            <text:p>OceanBioGeoChemistry - OceanBioTracers - Nutrient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ate of change in Upper 100m of Net Dissolved Inorganic Silicate</text:p>
          </table:table-cell>
          <table:table-cell table:style-name="ce9" office:value-type="string">
            <text:p>OceanBioGeoChemistry - OceanBioTracers - Nutrient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Rate of change in upper 100m of alkalinity </text:p>
          </table:table-cell>
          <table:table-cell table:style-name="ce5" office:value-type="string">
            <text:p>OceanBioGeoChemistry - OceanBioChemistry 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ate of change in Upper 100m of Dissolved Inorganic Carbon due to biological activity</text:p>
          </table:table-cell>
          <table:table-cell table:style-name="ce5" office:value-type="string">
            <text:p>OceanBioGeoChemistry - OceanBioChemistry - CarbonChemistry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ate of change in Upper 100m of Dissolved Inorganic Nitrogen due to biological activity</text:p>
          </table:table-cell>
          <table:table-cell table:style-name="ce9" office:value-type="string">
            <text:p>OceanBioGeoChemistry - OceanBioTracers - Nutrient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ate of change in Upper 100m of Dissolved Inorganic Phosphate due to biological activity</text:p>
          </table:table-cell>
          <table:table-cell table:style-name="ce9" office:value-type="string">
            <text:p>OceanBioGeoChemistry - OceanBioTracers - Nutrient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ate of change in Upper 100m of Dissolved Inorganic Iron due to biological activity</text:p>
          </table:table-cell>
          <table:table-cell table:style-name="ce9" office:value-type="string">
            <text:p>OceanBioGeoChemistry - OceanBioTracers - Nutrient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ate of change in Upper 100m of Dissolved Inorganic Silicate due to biological activity</text:p>
          </table:table-cell>
          <table:table-cell table:style-name="ce9" office:value-type="string">
            <text:p>OceanBioGeoChemistry - OceanBioTracers - Nutrient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ate of change in Upper 100m of biological alkalinity due to biological activity</text:p>
          </table:table-cell>
          <table:table-cell table:style-name="ce9" office:value-type="string">
            <text:p>OceanBioGeoChemistry - OceanBioTracers - Nutrient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9" office:value-type="string">
            <text:p>Sea Water Mass </text:p>
          </table:table-cell>
          <table:table-cell table:style-name="ce9" office:value-type="string">
            <text:p>Ocean</text:p>
          </table:table-cell>
          <table:table-cell table:style-name="ce32" office:value-type="string">
            <text:p>sea_water_mass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Water Pressure at Sea ﬂoor </text:p>
          </table:table-cell>
          <table:table-cell table:style-name="ce9" office:value-type="string">
            <text:p>Ocean</text:p>
          </table:table-cell>
          <table:table-cell table:style-name="ce32" office:value-type="string">
            <text:p>sea_water_pressure_at_sea_floo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Water Pressure at Sea Water Surface </text:p>
          </table:table-cell>
          <table:table-cell table:style-name="ce9" office:value-type="string">
            <text:p>Ocean</text:p>
          </table:table-cell>
          <table:table-cell table:style-name="ce33" office:value-type="string">
            <text:p>sea_water_pressure_at_sea_water_surfac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Water Volume </text:p>
          </table:table-cell>
          <table:table-cell table:style-name="ce9" office:value-type="string">
            <text:p>Ocean</text:p>
          </table:table-cell>
          <table:table-cell table:style-name="ce32" office:value-type="string">
            <text:p>sea_water_volum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Surface Height Above Geoid </text:p>
          </table:table-cell>
          <table:table-cell table:style-name="ce9" office:value-type="string">
            <text:p>Ocean</text:p>
          </table:table-cell>
          <table:table-cell table:style-name="ce32" office:value-type="string">
            <text:p>sea_surface_height_above_geoid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quare of Sea Surface Height Above Geoid </text:p>
          </table:table-cell>
          <table:table-cell table:style-name="ce9" office:value-type="string">
            <text:p>Ocean</text:p>
          </table:table-cell>
          <table:table-cell table:style-name="ce32" office:value-type="string">
            <text:p>square_of_sea_surface_height_above_geoid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Global Average Sea Level Change </text:p>
          </table:table-cell>
          <table:table-cell table:style-name="ce9" office:value-type="string">
            <text:p>Ocean</text:p>
          </table:table-cell>
          <table:table-cell table:style-name="ce32" office:value-type="string">
            <text:p>global_average_sea_level_chang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Global Average Steric Sea Level Change </text:p>
          </table:table-cell>
          <table:table-cell table:style-name="ce9" office:value-type="string">
            <text:p>Ocean</text:p>
          </table:table-cell>
          <table:table-cell table:style-name="ce32" office:value-type="string">
            <text:p>global_average_steric_sea_level_chang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Global Average Thermosteric Sea Level Change </text:p>
          </table:table-cell>
          <table:table-cell table:style-name="ce9" office:value-type="string">
            <text:p>Ocean</text:p>
          </table:table-cell>
          <table:table-cell table:style-name="ce32" office:value-type="string">
            <text:p>global_average_thermosteric_sea_level_chang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Water Mass Per Unit Area </text:p>
          </table:table-cell>
          <table:table-cell table:style-name="ce9" office:value-type="string">
            <text:p>Ocean</text:p>
          </table:table-cell>
          <table:table-cell table:style-name="ce32" office:value-type="string">
            <text:p>sea_water_mass_per_unit_area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Ocean Model Cell Thickness </text:p>
          </table:table-cell>
          <table:table-cell table:style-name="ce9" office:value-type="string">
            <text:p>Ocean</text:p>
          </table:table-cell>
          <table:table-cell table:style-name="ce33" office:value-type="string">
            <text:p>cell_thickness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Water Potential Temperature </text:p>
          </table:table-cell>
          <table:table-cell table:style-name="ce9" office:value-type="string">
            <text:p>Ocean</text:p>
          </table:table-cell>
          <table:table-cell table:style-name="ce32" office:value-type="string">
            <text:p>sea_water_potential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Global Average Sea Water Potential Temperature </text:p>
          </table:table-cell>
          <table:table-cell table:style-name="ce9" office:value-type="string">
            <text:p>Ocean</text:p>
          </table:table-cell>
          <table:table-cell table:style-name="ce33" office:value-type="string">
            <text:p>sea_water_potential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Surface Temperature </text:p>
          </table:table-cell>
          <table:table-cell table:style-name="ce9" office:value-type="string">
            <text:p>Ocean</text:p>
          </table:table-cell>
          <table:table-cell table:style-name="ce32" office:value-type="string">
            <text:p>sea_surface_temperatur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12"/>
          <table:table-cell table:number-columns-repeated="1021"/>
        </table:table-row>
        <table:table-row table:style-name="ro2">
          <table:table-cell table:style-name="ce9" office:value-type="string">
            <text:p>Square of Sea Surface Temperature </text:p>
          </table:table-cell>
          <table:table-cell table:style-name="ce9" office:value-type="string">
            <text:p>Ocean</text:p>
          </table:table-cell>
          <table:table-cell table:style-name="ce32" office:value-type="string">
            <text:p>square_of_sea_surface_temperatur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12"/>
          <table:table-cell table:number-columns-repeated="1021"/>
        </table:table-row>
        <table:table-row table:style-name="ro2">
          <table:table-cell table:style-name="ce9" office:value-type="string">
            <text:p>Sea Water Salinity </text:p>
          </table:table-cell>
          <table:table-cell table:style-name="ce9" office:value-type="string">
            <text:p>Ocean</text:p>
          </table:table-cell>
          <table:table-cell table:style-name="ce32" office:value-type="string">
            <text:p>sea_water_salin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Global Mean Sea Water Salinity </text:p>
          </table:table-cell>
          <table:table-cell table:style-name="ce9" office:value-type="string">
            <text:p>Ocean</text:p>
          </table:table-cell>
          <table:table-cell table:style-name="ce33" office:value-type="string">
            <text:p>sea_water_salin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Surface Salinity </text:p>
          </table:table-cell>
          <table:table-cell table:style-name="ce9" office:value-type="string">
            <text:p>Ocean</text:p>
          </table:table-cell>
          <table:table-cell table:style-name="ce32" office:value-type="string">
            <text:p>sea_surface_salin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Water Potential Density </text:p>
          </table:table-cell>
          <table:table-cell table:style-name="ce9" office:value-type="string">
            <text:p>Ocean</text:p>
          </table:table-cell>
          <table:table-cell table:style-name="ce32" office:value-type="string">
            <text:p>sea_water_potential_dens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Water Age Since Surface Contact </text:p>
          </table:table-cell>
          <table:table-cell table:style-name="ce9" office:value-type="string">
            <text:p>Ocean</text:p>
          </table:table-cell>
          <table:table-cell table:style-name="ce32" office:value-type="string">
            <text:p>sea_water_age_since_surface_contact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Moles Per Unit Mass of CFC-11 in Sea Water </text:p>
          </table:table-cell>
          <table:table-cell table:style-name="ce9" office:value-type="string">
            <text:p>Ocean - OceanBioTracers</text:p>
          </table:table-cell>
          <table:table-cell table:style-name="ce32" office:value-type="string">
            <text:p>moles_per_unit_mass_of_cfc11_in_sea_wate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Ocean Barotropic Mass Streamfunction </text:p>
          </table:table-cell>
          <table:table-cell table:style-name="ce9" office:value-type="string">
            <text:p>Ocean - OceanLateralPhysics</text:p>
          </table:table-cell>
          <table:table-cell table:style-name="ce32" office:value-type="string">
            <text:p>ocean_barotropic_mass_streamfun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Ocean Mixed Layer Thickness Deﬁned by Sigma T </text:p>
          </table:table-cell>
          <table:table-cell table:style-name="ce9" office:value-type="string">
            <text:p>Ocean - OceanVerticalPhysics - MixedLayer</text:p>
          </table:table-cell>
          <table:table-cell table:style-name="ce32" office:value-type="string">
            <text:p>ocean_mixed_layer_thickness_defined_by_sigma_t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quare of Ocean Mixed Layer Thickness Deﬁned by Sigma T </text:p>
          </table:table-cell>
          <table:table-cell table:style-name="ce9" office:value-type="string">
            <text:p>Ocean - OceanVerticalPhysics - MixedLayer</text:p>
          </table:table-cell>
          <table:table-cell table:style-name="ce32" office:value-type="string">
            <text:p>square_of_ocean_mixed_layer_thickness_defined_by_sigma_t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Mean Daily Maximum Ocean Mixed Layer Thickness Deﬁned by Mixing Scheme </text:p>
          </table:table-cell>
          <table:table-cell table:style-name="ce9" office:value-type="string">
            <text:p>Ocean - OceanVerticalPhysics - MixedLayer</text:p>
          </table:table-cell>
          <table:table-cell table:style-name="ce33" office:value-type="string">
            <text:p>ocean_mixed_layer_thickness_defined_by_mixing_scheme</text:p>
          </table:table-cell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9" office:value-type="string">
            <text:p>Monthly Maximum Ocean Mixed Layer Thickness Deﬁned by Mixing Scheme </text:p>
          </table:table-cell>
          <table:table-cell table:style-name="ce9" office:value-type="string">
            <text:p>Ocean - OceanVerticalPhysics - MixedLayer</text:p>
          </table:table-cell>
          <table:table-cell table:style-name="ce33" office:value-type="string">
            <text:p>ocean_mixed_layer_thickness_defined_by_mixing_scheme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/>
          <table:table-cell table:style-name="ce12" table:number-columns-repeated="2"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9" office:value-type="string">
            <text:p>Sea Water X Velocity </text:p>
          </table:table-cell>
          <table:table-cell table:style-name="ce12" office:value-type="string">
            <text:p>Ocean</text:p>
          </table:table-cell>
          <table:table-cell table:style-name="ce32" office:value-type="string">
            <text:p>sea_water_x_velocity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9" office:value-type="string">
            <text:p>Sea Water Y Velocity </text:p>
          </table:table-cell>
          <table:table-cell table:style-name="ce12" office:value-type="string">
            <text:p>Ocean</text:p>
          </table:table-cell>
          <table:table-cell table:style-name="ce32" office:value-type="string">
            <text:p>sea_water_y_velocity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9" office:value-type="string">
            <text:p>Upward Ocean Mass Transport </text:p>
          </table:table-cell>
          <table:table-cell table:style-name="ce12" office:value-type="string">
            <text:p>Ocean - OceanAdvection</text:p>
          </table:table-cell>
          <table:table-cell table:style-name="ce32" office:value-type="string">
            <text:p>upward_ocean_mass_transport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9" office:value-type="string">
            <text:p>Square of Upward Ocean Mass Transport </text:p>
          </table:table-cell>
          <table:table-cell table:style-name="ce12" office:value-type="string">
            <text:p>Ocean - OceanAdvection</text:p>
          </table:table-cell>
          <table:table-cell table:style-name="ce32" office:value-type="string">
            <text:p>square_of_upward_ocean_mass_transport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9" office:value-type="string">
            <text:p>Ocean Mass X Transport </text:p>
          </table:table-cell>
          <table:table-cell table:style-name="ce12" office:value-type="string">
            <text:p>Ocean - OceanAdvection</text:p>
          </table:table-cell>
          <table:table-cell table:style-name="ce32" office:value-type="string">
            <text:p>ocean_mass_x_transport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9" office:value-type="string">
            <text:p>Ocean Mass Y Transport </text:p>
          </table:table-cell>
          <table:table-cell table:style-name="ce12" office:value-type="string">
            <text:p>Ocean - OceanAdvection</text:p>
          </table:table-cell>
          <table:table-cell table:style-name="ce32" office:value-type="string">
            <text:p>ocean_mass_y_transport</text:p>
          </table:table-cell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9" office:value-type="string">
            <text:p>Ocean Meridional Overturning Mass Streamfunction </text:p>
          </table:table-cell>
          <table:table-cell table:style-name="ce9" office:value-type="string">
            <text:p>Ocean - OceanAdvection - Momentum AND Ocean - OceanLateralPhysics - Momentum AND Ocean - OceanVerticalPhysics</text:p>
          </table:table-cell>
          <table:table-cell table:style-name="ce32" office:value-type="string">
            <text:p>ocean_meridional_overturning_mass_streamfunction</text:p>
          </table:table-cell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9" office:value-type="string">
            <text:p>Ocean Meridional Overturning Mass Streamfunction </text:p>
          </table:table-cell>
          <table:table-cell table:style-name="ce9" office:value-type="string">
            <text:p>Ocean - OceanAdvection - Momentum AND Ocean - OceanLateralPhysics - Momentum AND Ocean - OceanVerticalPhysics</text:p>
          </table:table-cell>
          <table:table-cell table:style-name="ce32" office:value-type="string">
            <text:p>ocean_meridional_overturning_mass_streamfunction</text:p>
          </table:table-cell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9" office:value-type="string">
            <text:p>Ocean Y Overturning Mass Streamfunction </text:p>
          </table:table-cell>
          <table:table-cell table:style-name="ce9" office:value-type="string">
            <text:p>Ocean - OceanAdvection - Momentum AND Ocean - OceanLateralPhysics - Momentum AND Ocean - OceanVerticalPhysics</text:p>
          </table:table-cell>
          <table:table-cell table:style-name="ce32" office:value-type="string">
            <text:p>ocean_y_overturning_mass_streamfunction</text:p>
          </table:table-cell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9" office:value-type="string">
            <text:p>Ocean Y Overturning Mass Streamfunction </text:p>
          </table:table-cell>
          <table:table-cell table:style-name="ce9" office:value-type="string">
            <text:p>Ocean - OceanAdvection - Momentum AND Ocean - OceanLateralPhysics - Momentum AND Ocean - OceanVerticalPhysics</text:p>
          </table:table-cell>
          <table:table-cell table:style-name="ce32" office:value-type="string">
            <text:p>ocean_y_overturning_mass_streamfunction</text:p>
          </table:table-cell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9" office:value-type="string">
            <text:p>Ocean Meridional Overturning Mass Streamfunction due to Bolus Advection </text:p>
          </table:table-cell>
          <table:table-cell table:style-name="ce9" office:value-type="string">
            <text:p>Ocean - OceanAdvection - Momentum</text:p>
          </table:table-cell>
          <table:table-cell table:style-name="ce32" office:value-type="string">
            <text:p>ocean_meridional_overturning_mass_streamfunction_due_to_bolus_advection</text:p>
          </table:table-cell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9" office:value-type="string">
            <text:p>Ocean Meridional Overturning Mass Streamfunction due to Bolus Advection </text:p>
          </table:table-cell>
          <table:table-cell table:style-name="ce9" office:value-type="string">
            <text:p>Ocean - OceanAdvection - Momentum</text:p>
          </table:table-cell>
          <table:table-cell table:style-name="ce32" office:value-type="string">
            <text:p>ocean_meridional_overturning_mass_streamfunction_due_to_bolus_advection</text:p>
          </table:table-cell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9" office:value-type="string">
            <text:p>Ocean Y Overturning Mass Streamfunction due to Bolus Advection </text:p>
          </table:table-cell>
          <table:table-cell table:style-name="ce9" office:value-type="string">
            <text:p>Ocean - OceanAdvection - Momentum</text:p>
          </table:table-cell>
          <table:table-cell table:style-name="ce32" office:value-type="string">
            <text:p>ocean_y_overturning_mass_streamfunction_due_to_bolus_advection</text:p>
          </table:table-cell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9" office:value-type="string">
            <text:p>Ocean Y Overturning Mass Streamfunction due to Bolus Advection </text:p>
          </table:table-cell>
          <table:table-cell table:style-name="ce9" office:value-type="string">
            <text:p>Ocean - OceanAdvection - Momentum</text:p>
          </table:table-cell>
          <table:table-cell table:style-name="ce32" office:value-type="string">
            <text:p>ocean_y_overturning_mass_streamfunction_due_to_bolus_adve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orthward Ocean Heat Transport </text:p>
          </table:table-cell>
          <table:table-cell table:style-name="ce9" office:value-type="string">
            <text:p>Ocean - OceanAdvection</text:p>
          </table:table-cell>
          <table:table-cell table:style-name="ce32" office:value-type="string">
            <text:p>northward_ocean_heat_transport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orthward Ocean Heat Transport due to Bolus Advection </text:p>
          </table:table-cell>
          <table:table-cell table:style-name="ce9" office:value-type="string">
            <text:p>Ocean - OceanAdvection</text:p>
          </table:table-cell>
          <table:table-cell table:style-name="ce32" office:value-type="string">
            <text:p>northward_ocean_heat_transport_due_to_bolus_adve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orthward Ocean Heat Transport due to Diffusion </text:p>
          </table:table-cell>
          <table:table-cell table:style-name="ce9" office:value-type="string">
            <text:p>Ocean - OceanAdvection</text:p>
          </table:table-cell>
          <table:table-cell table:style-name="ce32" office:value-type="string">
            <text:p>northward_ocean_heat_transport_due_to_diﬀus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Ocean Heat X Transport </text:p>
          </table:table-cell>
          <table:table-cell table:style-name="ce9" office:value-type="string">
            <text:p>Ocean - OceanAdvection</text:p>
          </table:table-cell>
          <table:table-cell table:style-name="ce32" office:value-type="string">
            <text:p>ocean_heat_x_transport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Ocean Heat Y Transport </text:p>
          </table:table-cell>
          <table:table-cell table:style-name="ce9" office:value-type="string">
            <text:p>Ocean - OceanAdvection</text:p>
          </table:table-cell>
          <table:table-cell table:style-name="ce32" office:value-type="string">
            <text:p>ocean_heat_y_transport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Ocean Heat X Transport due to Bolus Advection </text:p>
          </table:table-cell>
          <table:table-cell table:style-name="ce9" office:value-type="string">
            <text:p>Ocean - OceanAdvection</text:p>
          </table:table-cell>
          <table:table-cell table:style-name="ce32" office:value-type="string">
            <text:p>ocean_heat_x_transport_due_to_bolus_adve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Ocean Heat X Transport due to Diffusion </text:p>
          </table:table-cell>
          <table:table-cell table:style-name="ce9" office:value-type="string">
            <text:p>Ocean - OceanAdvection</text:p>
          </table:table-cell>
          <table:table-cell table:style-name="ce32" office:value-type="string">
            <text:p>ocean_heat_x_transport_due_to_diffus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Ocean Heat Y Transport due to Bolus Advection </text:p>
          </table:table-cell>
          <table:table-cell table:style-name="ce9" office:value-type="string">
            <text:p>Ocean - OceanAdvection</text:p>
          </table:table-cell>
          <table:table-cell table:style-name="ce32" office:value-type="string">
            <text:p>ocean_heat_y_transport_due_to_bolus_adve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Ocean Heat Y Transport due to Diffussion</text:p>
          </table:table-cell>
          <table:table-cell table:style-name="ce9" office:value-type="string">
            <text:p>Ocean - OceanAdvection</text:p>
          </table:table-cell>
          <table:table-cell table:style-name="ce32" office:value-type="string">
            <text:p>ocean_heat_y_transport_due_to_diffus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orthward Ocean Heat Transport due to Gyre </text:p>
          </table:table-cell>
          <table:table-cell table:style-name="ce9" office:value-type="string">
            <text:p>Ocean - OceanAdvection</text:p>
          </table:table-cell>
          <table:table-cell table:style-name="ce32" office:value-type="string">
            <text:p>northward_ocean_heat_transport_due_to_gy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orthward Ocean Heat Transport due to Overturning </text:p>
          </table:table-cell>
          <table:table-cell table:style-name="ce9" office:value-type="string">
            <text:p>Ocean - OceanAdvection</text:p>
          </table:table-cell>
          <table:table-cell table:style-name="ce32" office:value-type="string">
            <text:p>northward_ocean_heat_transport_due_to_overturning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orthward Ocean Salt Transport due to Gyre </text:p>
          </table:table-cell>
          <table:table-cell table:style-name="ce9" office:value-type="string">
            <text:p>Ocean - OceanAdvection - Tracers</text:p>
          </table:table-cell>
          <table:table-cell table:style-name="ce32" office:value-type="string">
            <text:p>northward_ocean_salt_transport_due_to_gy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orthward Ocean Salt Transport due to Overturning </text:p>
          </table:table-cell>
          <table:table-cell table:style-name="ce9" office:value-type="string">
            <text:p>Ocean - OceanAdvection - Tracers</text:p>
          </table:table-cell>
          <table:table-cell table:style-name="ce32" office:value-type="string">
            <text:p>northward_ocean_salt_transport_due_to_overturning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12"/>
          <table:table-cell table:number-columns-repeated="1021"/>
        </table:table-row>
        <table:table-row table:style-name="ro2">
          <table:table-cell table:style-name="ce9" office:value-type="string">
            <text:p>Sea Water Transport</text:p>
          </table:table-cell>
          <table:table-cell table:style-name="ce9" office:value-type="string">
            <text:p>Ocean - OceanAdvection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2" table:number-columns-repeated="2"/>
          <table:table-cell table:number-columns-repeated="1021"/>
        </table:table-row>
        <table:table-row table:style-name="ro3">
          <table:table-cell table:style-name="ce9" office:value-type="string">
            <text:p>Rainfall Flux where Ice Free Ocean over Sea</text:p>
          </table:table-cell>
          <table:table-cell table:style-name="ce9" office:value-type="string">
            <text:p>Atmosphere - TurbulenceConvectionClouds - AtmosLargeScalePrecipitation AND Atmosphere - TurbulenceConvectionClouds - Microphysics</text:p>
          </table:table-cell>
          <table:table-cell table:style-name="ce33" office:value-type="string">
            <text:p>rainfall_flux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Snowfall Flux where Ice Free Ocean over Sea</text:p>
          </table:table-cell>
          <table:table-cell table:style-name="ce9" office:value-type="string">
            <text:p>Atmosphere - TurbulenceConvectionClouds - AtmosLargeScalePrecipitation AND Atmosphere - TurbulenceConvectionClouds - Microphysics</text:p>
          </table:table-cell>
          <table:table-cell table:style-name="ce33" office:value-type="string">
            <text:p>snowfall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Water Evaporation Flux Where Ice Free Ocean over Sea</text:p>
          </table:table-cell>
          <table:table-cell table:style-name="ce12" office:value-type="string">
            <text:p>Atmosphere AND Ocean</text:p>
          </table:table-cell>
          <table:table-cell table:style-name="ce33" office:value-type="string">
            <text:p>water_evaporation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Water Flux into Sea Water From Rivers </text:p>
          </table:table-cell>
          <table:table-cell table:style-name="ce12" office:value-type="string">
            <text:p>LandSurface - RiverRouting - OceanicDischarge</text:p>
          </table:table-cell>
          <table:table-cell table:style-name="ce32" office:value-type="string">
            <text:p>water_ﬂux_into_sea_water_from_rivers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Water Flux into Sea Water From Icebergs </text:p>
          </table:table-cell>
          <table:table-cell table:style-name="ce12" office:value-type="string">
            <text:p>SeaIce - SeaIceThermodynamics - Ice - seaIceLateralMelting</text:p>
          </table:table-cell>
          <table:table-cell table:style-name="ce32" office:value-type="string">
            <text:p>water_flux_into_sea_water_from_icebergs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Water Flux into Sea Water due to Sea Ice Thermodynamics </text:p>
          </table:table-cell>
          <table:table-cell table:style-name="ce12" office:value-type="string">
            <text:p>SeaIce - SeaIceThermodynamics - Ice</text:p>
          </table:table-cell>
          <table:table-cell table:style-name="ce32" office:value-type="string">
            <text:p>water_flux_into_sea_water_due_to_sea_ice_thermodynamics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Water Flux into Sea Water </text:p>
          </table:table-cell>
          <table:table-cell table:style-name="ce18" office:value-type="string">
            <text:p>Many?</text:p>
          </table:table-cell>
          <table:table-cell table:style-name="ce32" office:value-type="string">
            <text:p>water_ﬂux_into_sea_wate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Water Flux into Sea Water Without Flux Correction </text:p>
          </table:table-cell>
          <table:table-cell table:style-name="ce18" office:value-type="string">
            <text:p>Many?</text:p>
          </table:table-cell>
          <table:table-cell table:style-name="ce32" office:value-type="string">
            <text:p>water_ﬂux_into_sea_water_without_ﬂux_corre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Water Flux Correction </text:p>
          </table:table-cell>
          <table:table-cell table:style-name="ce18" office:value-type="string">
            <text:p>Many?</text:p>
          </table:table-cell>
          <table:table-cell table:style-name="ce32" office:value-type="string">
            <text:p>water_ﬂux_correct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 table:number-columns-repeated="2"/>
          <table:table-cell table:number-columns-repeated="1021"/>
        </table:table-row>
        <table:table-row table:style-name="ro3">
          <table:table-cell table:style-name="ce9" office:value-type="string">
            <text:p>Virtual Salt Flux into Sea Water due to Rainfall </text:p>
          </table:table-cell>
          <table:table-cell table:style-name="ce9" office:value-type="string">
            <text:p>Atmosphere - TurbulenceConvectionClouds - AtmosLargeScalePrecipitation AND Atmosphere - TurbulenceConvectionClouds - Microphysics</text:p>
          </table:table-cell>
          <table:table-cell table:style-name="ce32" office:value-type="string">
            <text:p>virtual_salt_flux_into_sea_water_due_to_rainfall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Virtual Salt Flux into Sea Water due to Evaporation </text:p>
          </table:table-cell>
          <table:table-cell table:style-name="ce19" office:value-type="string">
            <text:p>?</text:p>
          </table:table-cell>
          <table:table-cell table:style-name="ce32" office:value-type="string">
            <text:p>virtual_salt_flux_into_sea_water_due_to_evapora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Virtual Salt Flux into Sea Water From Rivers </text:p>
          </table:table-cell>
          <table:table-cell table:style-name="ce12" office:value-type="string">
            <text:p>LandSurface - RiverRouting - OceanicDischarge</text:p>
          </table:table-cell>
          <table:table-cell table:style-name="ce32" office:value-type="string">
            <text:p>virtual_salt_flux_into_sea_water_from_rivers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Virtual Salt Flux into Sea Water due to Sea Ice Thermodynamics </text:p>
          </table:table-cell>
          <table:table-cell table:style-name="ce12" office:value-type="string">
            <text:p>SeaIce - SeaIceThermodynamics - Ice</text:p>
          </table:table-cell>
          <table:table-cell table:style-name="ce32" office:value-type="string">
            <text:p>virtual_salt_flux_into_sea_water_due_to_sea_ice_thermodynamics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Virtual Salt Flux into Sea Water </text:p>
          </table:table-cell>
          <table:table-cell table:style-name="ce18" office:value-type="string">
            <text:p>Many?</text:p>
          </table:table-cell>
          <table:table-cell table:style-name="ce32" office:value-type="string">
            <text:p>virtual_salt_ﬂux_into_sea_wate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Virtual Salt Flux Correction </text:p>
          </table:table-cell>
          <table:table-cell table:style-name="ce18" office:value-type="string">
            <text:p>Many?</text:p>
          </table:table-cell>
          <table:table-cell table:style-name="ce32" office:value-type="string">
            <text:p>virtual_salt_flux_corre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ownward Sea Ice Basal Salt Flux</text:p>
          </table:table-cell>
          <table:table-cell table:style-name="ce9" office:value-type="string">
            <text:p>SeaIce - SeaIceDynamics - redistribution </text:p>
          </table:table-cell>
          <table:table-cell table:style-name="ce32" office:value-type="string">
            <text:p>downward_sea_ice_basal_salt_ﬂ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alt Flux into Sea Water from Rivers </text:p>
          </table:table-cell>
          <table:table-cell table:style-name="ce12" office:value-type="string">
            <text:p>LandSurface - RiverRouting - OceanicDischarge</text:p>
          </table:table-cell>
          <table:table-cell table:style-name="ce32" office:value-type="string">
            <text:p>salt_flux_into_sea_water_from_river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12"/>
          <table:table-cell table:number-columns-repeated="1021"/>
        </table:table-row>
        <table:table-row table:style-name="ro2">
          <table:table-cell table:style-name="ce9" office:value-type="string">
            <text:p>Upward Geothermal Heat Flux at Sea Floor </text:p>
          </table:table-cell>
          <table:table-cell table:style-name="ce9" office:value-type="string">
            <text:p>Ocean - OceanBoundaryForcing - Tracers - GeothermalHeating</text:p>
          </table:table-cell>
          <table:table-cell table:style-name="ce32" office:value-type="string">
            <text:p>upward_geothermal_heat_flux_at_sea_floor</text:p>
          </table:table-cell>
          <table:table-cell table:number-columns-repeated="1021"/>
        </table:table-row>
        <table:table-row table:style-name="ro4">
          <table:table-cell table:style-name="ce9" office:value-type="string">
            <text:p>Temperature Flux due to Rainfall Expressed as Heat Flux into Sea Water </text:p>
          </table:table-cell>
          <table:table-cell table:style-name="ce19" office:value-type="string">
            <text:p>Ocean - OceanBoundaryForcing AND Atmosphere - TurbulenceConvectionClouds - AtmosLargeScalePrecipitation AND Atmosphere - TurbulenceConvectionClouds - Microphysics</text:p>
          </table:table-cell>
          <table:table-cell table:style-name="ce32" office:value-type="string">
            <text:p>temperature_flux_due_to_rainfall_expressed_as_heat_flux_into_sea_water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mperature Flux due to Evaporation Expressed as Heat Flux Out of Sea Water </text:p>
          </table:table-cell>
          <table:table-cell table:style-name="ce9" office:value-type="string">
            <text:p>Ocean - OceanBoundaryForcing</text:p>
          </table:table-cell>
          <table:table-cell table:style-name="ce32" office:value-type="string">
            <text:p>temperature_flux_due_to_evaporation_expressed_as_heat_flux_out_of_sea_water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mperature Flux due to Runoff Expressed as Heat Flux into Sea Water </text:p>
          </table:table-cell>
          <table:table-cell table:style-name="ce12" office:value-type="string">
            <text:p>LandSurface - RiverRouting - OceanicDischarge AND Ocean - OceanBoundaryForcing</text:p>
          </table:table-cell>
          <table:table-cell table:style-name="ce32" office:value-type="string">
            <text:p>temperature_flux_due_to_runoff_expressed_as_heat_flux_into_sea_wate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Heat Flux into Sea Water due to Snow Thermodynamics </text:p>
          </table:table-cell>
          <table:table-cell table:style-name="ce9" office:value-type="string">
            <text:p>SeaIce - SeaIceThermodynamics - Snow</text:p>
          </table:table-cell>
          <table:table-cell table:style-name="ce32" office:value-type="string">
            <text:p>heat_flux_into_sea_water_due_to_snow_thermodynamics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Heat Flux into Sea Water due to Sea Ice Thermodynamics </text:p>
          </table:table-cell>
          <table:table-cell table:style-name="ce9" office:value-type="string">
            <text:p>SeaIce - SeaIceThermodynamics - Ice</text:p>
          </table:table-cell>
          <table:table-cell table:style-name="ce32" office:value-type="string">
            <text:p>heat_flux_into_sea_water_due_to_sea_ice_thermodynamics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Heat Flux into Sea Water due to Iceberg Thermodynamics </text:p>
          </table:table-cell>
          <table:table-cell table:style-name="ce9" office:value-type="string">
            <text:p>SeaIce - SeaIceThermodynamics - Ice</text:p>
          </table:table-cell>
          <table:table-cell table:style-name="ce32" office:value-type="string">
            <text:p>heat_flux_into_sea_water_due_to_iceberg_thermodynamics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Net Downward Longwave Radiation</text:p>
          </table:table-cell>
          <table:table-cell table:style-name="ce9" office:value-type="string">
            <text:p>Atmosphere - Radiation - Longwave</text:p>
          </table:table-cell>
          <table:table-cell table:style-name="ce33" office:value-type="string">
            <text:p>surface_net_downward_longwave_ﬂ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ownward Latent Heat Flux</text:p>
          </table:table-cell>
          <table:table-cell table:style-name="ce9" office:value-type="string">
            <text:p>LandSurface - SurfaceEnergyBalance</text:p>
          </table:table-cell>
          <table:table-cell table:style-name="ce32" office:value-type="string">
            <text:p>surface_downward_latent_heat_ﬂ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ownward Sensible Heat Flux</text:p>
          </table:table-cell>
          <table:table-cell table:style-name="ce9" office:value-type="string">
            <text:p>LandSurface - SurfaceEnergyBalance</text:p>
          </table:table-cell>
          <table:table-cell table:style-name="ce32" office:value-type="string">
            <text:p>surface_downward_sensible_heat_ﬂ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et Downward Shortwave Radiation at Sea Water Surface </text:p>
          </table:table-cell>
          <table:table-cell table:style-name="ce9" office:value-type="string">
            <text:p>Atmosphere - Radiation - Shortwave AND <text:s/>Ocean - OceanBoundaryForcing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ownwelling Shortwave Radiation in Sea Water </text:p>
          </table:table-cell>
          <table:table-cell table:style-name="ce19" office:value-type="string">
            <text:p>Ocean - OceanBoundaryForcing</text:p>
          </table:table-cell>
          <table:table-cell table:style-name="ce33" office:value-type="string">
            <text:p>downwelling_shortwave_flux_in_sea_wate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Heat Flux Correction </text:p>
          </table:table-cell>
          <table:table-cell table:style-name="ce19" office:value-type="string">
            <text:p>Ocean</text:p>
          </table:table-cell>
          <table:table-cell table:style-name="ce32" office:value-type="string">
            <text:p>heat_ﬂux_corre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ownward Heat Flux at Sea Water Surface</text:p>
          </table:table-cell>
          <table:table-cell table:style-name="ce9" office:value-type="string">
            <text:p>Ocean - OceanBoundaryForcing AND Atmosphere 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9" office:value-type="string">
            <text:p>Surface Downward X Stress </text:p>
          </table:table-cell>
          <table:table-cell table:style-name="ce9" office:value-type="string">
            <text:p>Ocean - OceanBoundaryForcing AND Atmosphere</text:p>
          </table:table-cell>
          <table:table-cell table:style-name="ce32" office:value-type="string">
            <text:p>surface_downward_x_stress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ownward Y Stress </text:p>
          </table:table-cell>
          <table:table-cell table:style-name="ce9" office:value-type="string">
            <text:p>Ocean - OceanBoundaryForcing AND Atmosphere</text:p>
          </table:table-cell>
          <table:table-cell table:style-name="ce32" office:value-type="string">
            <text:p>surface_downward_y_stress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ownward X Stress Correction </text:p>
          </table:table-cell>
          <table:table-cell table:style-name="ce9" office:value-type="string">
            <text:p>Ocean - OceanBoundaryForcing AND Atmosphere</text:p>
          </table:table-cell>
          <table:table-cell table:style-name="ce32" office:value-type="string">
            <text:p>surface_downward_x_stress_corre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ownward Y Stress Correction </text:p>
          </table:table-cell>
          <table:table-cell table:style-name="ce9" office:value-type="string">
            <text:p>Ocean - OceanBoundaryForcing AND Atmosphere</text:p>
          </table:table-cell>
          <table:table-cell table:style-name="ce32" office:value-type="string">
            <text:p>surface_downward_y_stress_correction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Monthly Mean Land field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(Physical, Vegetation, Soil, and Biogeochemical Variables)</text:p>
          </table:table-cell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9" office:value-type="string">
            <text:p>Moisture in Upper 0.1 m of Soil Column</text:p>
          </table:table-cell>
          <table:table-cell table:style-name="ce9" office:value-type="string">
            <text:p>LandSurface - LandSurfaceSoil - SoilHydrology</text:p>
          </table:table-cell>
          <table:table-cell table:style-name="ce33" office:value-type="string">
            <text:p>moisture_content_of_soil_laye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tal Soil Moisture Content</text:p>
          </table:table-cell>
          <table:table-cell table:style-name="ce9" office:value-type="string">
            <text:p>LandSurface - LandSurfaceSoil - SoilHydrology</text:p>
          </table:table-cell>
          <table:table-cell table:style-name="ce33" office:value-type="string">
            <text:p>soil_moisture_content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oil Frozen Water Content </text:p>
          </table:table-cell>
          <table:table-cell table:style-name="ce9" office:value-type="string">
            <text:p>LandSurface - LandSurfaceSoil - SoilHydrology</text:p>
          </table:table-cell>
          <table:table-cell table:style-name="ce32" office:value-type="string">
            <text:p>soil_frozen_water_content_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Runoff</text:p>
          </table:table-cell>
          <table:table-cell table:style-name="ce9" office:value-type="string">
            <text:p>LandSurface - LandSurfaceSoil - SoilHydrology</text:p>
          </table:table-cell>
          <table:table-cell table:style-name="ce33" office:value-type="string">
            <text:p>surface_runoff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tal Runoff</text:p>
          </table:table-cell>
          <table:table-cell table:style-name="ce9" office:value-type="string">
            <text:p>LandSurface - LandSurfaceSoil - SoilHydrology</text:p>
          </table:table-cell>
          <table:table-cell table:style-name="ce33" office:value-type="string">
            <text:p>runoff_flux</text:p>
          </table:table-cell>
          <table:table-cell table:number-columns-repeated="1021"/>
        </table:table-row>
        <table:table-row table:style-name="ro4">
          <table:table-cell table:style-name="ce9" office:value-type="string">
            <text:p>Precipitation onto Canopy</text:p>
          </table:table-cell>
          <table:table-cell table:style-name="ce19" office:value-type="string">
            <text:p>LandSurface - LandSurfaceVegetation AND Atmosphere - TurbulenceConvectionClouds - AtmosLargeScalePrecipitation AND Atmosphere - TurbulenceConvectionClouds - Microphysics</text:p>
          </table:table-cell>
          <table:table-cell table:style-name="ce33" office:value-type="string">
            <text:p>precipitation_flux_onto_canop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Evaporation from Canopy</text:p>
          </table:table-cell>
          <table:table-cell table:style-name="ce9" office:value-type="string">
            <text:p>LandSurface - LandSurfaceVegetation</text:p>
          </table:table-cell>
          <table:table-cell table:style-name="ce33" office:value-type="string">
            <text:p>water_evaporation_flux_from_canop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ranspiration Beta Factor</text:p>
          </table:table-cell>
          <table:table-cell table:style-name="ce9" office:value-type="string">
            <text:p>LandSurface - LandSurfaceVegetation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Water Evaporation from Soil‡</text:p>
          </table:table-cell>
          <table:table-cell table:style-name="ce9" office:value-type="string">
            <text:p>LandSurface - LandSurfaceSoil - SoilHydrology</text:p>
          </table:table-cell>
          <table:table-cell table:style-name="ce33" office:value-type="string">
            <text:p>water_evaporation_flux_from_soil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ranspiration‡</text:p>
          </table:table-cell>
          <table:table-cell table:style-name="ce9" office:value-type="string">
            <text:p>LandSurface - LandSurfaceVegetation</text:p>
          </table:table-cell>
          <table:table-cell table:style-name="ce33" office:value-type="string">
            <text:p>transpiration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<text:s/>Water Content of Soil Layer‡</text:p>
          </table:table-cell>
          <table:table-cell table:style-name="ce9" office:value-type="string">
            <text:p>LandSurface - LandSurfaceSoil - SoilHydrology</text:p>
          </table:table-cell>
          <table:table-cell table:style-name="ce33" office:value-type="string">
            <text:p>moisture_content_of_soil_laye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emperature of Soil</text:p>
          </table:table-cell>
          <table:table-cell table:style-name="ce9" office:value-type="string">
            <text:p>LandSurface - LandSurfaceSoil</text:p>
          </table:table-cell>
          <table:table-cell table:style-name="ce33" office:value-type="string">
            <text:p>soil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ree Cover Fraction</text:p>
          </table:table-cell>
          <table:table-cell table:style-name="ce9" office:value-type="string">
            <text:p>LandSurface - LandSurfaceVegetation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atural Grass Fraction</text:p>
          </table:table-cell>
          <table:table-cell table:style-name="ce9" office:value-type="string">
            <text:p>LandSurface - LandSurfaceVegetation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hrub Fraction</text:p>
          </table:table-cell>
          <table:table-cell table:style-name="ce9" office:value-type="string">
            <text:p>LandSurface - LandSurfaceVegetation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rop Fraction</text:p>
          </table:table-cell>
          <table:table-cell table:style-name="ce9" office:value-type="string">
            <text:p>LandSurface - LandSurfaceVegetation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Anthropogenic Pasture Fraction</text:p>
          </table:table-cell>
          <table:table-cell table:style-name="ce9" office:value-type="string">
            <text:p>LandSurface - LandSurfaceVegetation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Bare Soil Fraction</text:p>
          </table:table-cell>
          <table:table-cell table:style-name="ce9" office:value-type="string">
            <text:p>LandSurface - LandSurfaceVegetation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Fraction of Grid Cell that is Land but Neither Vegetation-Covered nor Bare Soil</text:p>
          </table:table-cell>
          <table:table-cell table:style-name="ce9" office:value-type="string">
            <text:p>LandSurface - LandSurfaceVegetation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Burnt Area Fraction</text:p>
          </table:table-cell>
          <table:table-cell table:style-name="ce9" office:value-type="string">
            <text:p>LandSurface - LandSurfaceVegetation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9" office:value-type="string">
            <text:p>Carbon in Vegetation</text:p>
          </table:table-cell>
          <table:table-cell table:style-name="ce9" office:value-type="string">
            <text:p>LandSurface - LandSurfaceCarbonCycle - Vegetation</text:p>
          </table:table-cell>
          <table:table-cell table:style-name="ce29" office:value-type="string">
            <text:p>vegetation_carbon_content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rbon in Litter Pool</text:p>
          </table:table-cell>
          <table:table-cell table:style-name="ce9" office:value-type="string">
            <text:p>LandSurface - LandSurfaceCarbonCycle</text:p>
          </table:table-cell>
          <table:table-cell table:style-name="ce29" office:value-type="string">
            <text:p>litter_carbon_content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rbon in Soil Pool</text:p>
          </table:table-cell>
          <table:table-cell table:style-name="ce9" office:value-type="string">
            <text:p>LandSurface - LandSurfaceCarbonCycle - Soil</text:p>
          </table:table-cell>
          <table:table-cell table:style-name="ce29" office:value-type="string">
            <text:p>soil_carbon_content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rbon in Products of Land Use Change</text:p>
          </table:table-cell>
          <table:table-cell table:style-name="ce9" office:value-type="string">
            <text:p>LandSurface - LandSurfaceCarbonCycle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Leaf Area Fraction</text:p>
          </table:table-cell>
          <table:table-cell table:style-name="ce9" office:value-type="string">
            <text:p>LandSurface - LandSurfaceCarbonCycle - Vegetation</text:p>
          </table:table-cell>
          <table:table-cell table:style-name="ce33" office:value-type="string">
            <text:p>Leaf_Area_Inde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Gross Primary Production</text:p>
          </table:table-cell>
          <table:table-cell table:style-name="ce9" office:value-type="string">
            <text:p>LandSurface - LandSurfaceCarbonCycle - Vegetation</text:p>
          </table:table-cell>
          <table:table-cell table:style-name="ce33" office:value-type="string">
            <text:p>gross_primary_productivity of carb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Autotrophic (Plant) Respiration</text:p>
          </table:table-cell>
          <table:table-cell table:style-name="ce9" office:value-type="string">
            <text:p>LandSurface - LandSurfaceCarbonCycle - Vegetation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et Primary Production</text:p>
          </table:table-cell>
          <table:table-cell table:style-name="ce9" office:value-type="string">
            <text:p>LandSurface - LandSurfaceCarbonCycle - Vegetation</text:p>
          </table:table-cell>
          <table:table-cell table:style-name="ce33" office:value-type="string">
            <text:p>net_primary_productivity_of_carb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Heterotrophic Respiration</text:p>
          </table:table-cell>
          <table:table-cell table:style-name="ce9" office:value-type="string">
            <text:p>LandSurface - LandSurfaceCarbonCycle</text:p>
          </table:table-cell>
          <table:table-cell table:style-name="ce33" office:value-type="string">
            <text:p>heterotrophic_respiration_carbon_flux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CO2 Emission from Fire</text:p>
          </table:table-cell>
          <table:table-cell table:style-name="ce9" office:value-type="string">
            <text:p>LandSurface - LandSurfaceCarbonCycle AND AtmoshericChemistry - SurfaceExchanges - Emission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CO2 Flux to Atmosphere from Grazing</text:p>
          </table:table-cell>
          <table:table-cell table:style-name="ce9" office:value-type="string">
            <text:p>LandSurface - LandSurfaceCarbonCycle AND AtmoshericChemistry - SurfaceExchanges - Emission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CO2 Flux to Atmosphere from Crop Harvesting</text:p>
          </table:table-cell>
          <table:table-cell table:style-name="ce9" office:value-type="string">
            <text:p>LandSurface - LandSurfaceCarbonCycle AND AtmoshericChemistry - SurfaceExchanges - Emission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CO2 Flux to Atmosphere from Land Use Change</text:p>
          </table:table-cell>
          <table:table-cell table:style-name="ce9" office:value-type="string">
            <text:p>LandSurface - LandSurfaceCarbonCycle AND AtmoshericChemistry - SurfaceExchanges - Emission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et Biospheric Productivity</text:p>
          </table:table-cell>
          <table:table-cell table:style-name="ce18" office:value-type="string">
            <text:p>Many?</text:p>
          </table:table-cell>
          <table:table-cell table:style-name="ce33" office:value-type="string">
            <text:p>net_primary_productivity_of_carb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otal Carbon Flux from Vegetation to Litter</text:p>
          </table:table-cell>
          <table:table-cell table:style-name="ce9" office:value-type="string">
            <text:p>LandSurface - LandSurfaceCarbonCycle - Vegetation AND LandSurface - LandSurfaceCarbonCycle - Soil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otal Carbon Flux from Litter to Soil</text:p>
          </table:table-cell>
          <table:table-cell table:style-name="ce9" office:value-type="string">
            <text:p>LandSurface - LandSurfaceCarbonCycle - Vegetation AND LandSurface - LandSurfaceCarbonCycle - Soil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otal Carbon Flux from Vegetation Directly to Soil</text:p>
          </table:table-cell>
          <table:table-cell table:style-name="ce9" office:value-type="string">
            <text:p>LandSurface - LandSurfaceCarbonCycle - Vegetation AND LandSurface - LandSurfaceCarbonCycle - Soil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rbon in Leaves</text:p>
          </table:table-cell>
          <table:table-cell table:style-name="ce9" office:value-type="string">
            <text:p>LandSurface - LandSurfaceCarbonCycle - Vegetation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rbon in Wood</text:p>
          </table:table-cell>
          <table:table-cell table:style-name="ce9" office:value-type="string">
            <text:p>LandSurface - LandSurfaceCarbonCycle - Vegetation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rbon in Roots</text:p>
          </table:table-cell>
          <table:table-cell table:style-name="ce9" office:value-type="string">
            <text:p>LandSurface - LandSurfaceCarbonCycle - Vegetation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rbon in Other Living Compartments</text:p>
          </table:table-cell>
          <table:table-cell table:style-name="ce9" office:value-type="string">
            <text:p>LandSurface - LandSurfaceCarbonCycle - Vegetation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rbon in Coarse Woody Debris</text:p>
          </table:table-cell>
          <table:table-cell table:style-name="ce9" office:value-type="string">
            <text:p>LandSurface - LandSurfaceCarbonCycle - Vegetation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rbon in Above-Ground Litter</text:p>
          </table:table-cell>
          <table:table-cell table:style-name="ce9" office:value-type="string">
            <text:p>LandSurface - LandSurfaceCarbonCycle - Soil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rbon in Below-Ground Litter</text:p>
          </table:table-cell>
          <table:table-cell table:style-name="ce9" office:value-type="string">
            <text:p>LandSurface - LandSurfaceCarbonCycle - Soil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rbon in Fast Soil Pool</text:p>
          </table:table-cell>
          <table:table-cell table:style-name="ce9" office:value-type="string">
            <text:p>LandSurface - LandSurfaceCarbonCycle - Soil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rbon in Medium Soil Pool</text:p>
          </table:table-cell>
          <table:table-cell table:style-name="ce9" office:value-type="string">
            <text:p>LandSurface - LandSurfaceCarbonCycle - Soil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rbon in Slow Soil Pool</text:p>
          </table:table-cell>
          <table:table-cell table:style-name="ce9" office:value-type="string">
            <text:p>LandSurface - LandSurfaceCarbonCycle - Soil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Fractional Land Cover of PFT</text:p>
          </table:table-cell>
          <table:table-cell table:style-name="ce9" office:value-type="string">
            <text:p>LandSurface - LandSurfaceVegetation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tal Primary Deciduous Tree Cover Fraction</text:p>
          </table:table-cell>
          <table:table-cell table:style-name="ce9" office:value-type="string">
            <text:p>LandSurface - LandSurfaceVegetation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tal Primary Evergreen Tree Cover Fraction</text:p>
          </table:table-cell>
          <table:table-cell table:style-name="ce9" office:value-type="string">
            <text:p>LandSurface - LandSurfaceVegetation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tal Secondary Deciduous Tree Cover Fraction</text:p>
          </table:table-cell>
          <table:table-cell table:style-name="ce9" office:value-type="string">
            <text:p>LandSurface - LandSurfaceVegetation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tal Secondary Evergreen Tree Cover Fraction</text:p>
          </table:table-cell>
          <table:table-cell table:style-name="ce9" office:value-type="string">
            <text:p>LandSurface - LandSurfaceVegetation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tal C3 PFT Cover Fraction</text:p>
          </table:table-cell>
          <table:table-cell table:style-name="ce9" office:value-type="string">
            <text:p>LandSurface - LandSurfaceVegetation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tal C4 PFT Cover Fraction</text:p>
          </table:table-cell>
          <table:table-cell table:style-name="ce9" office:value-type="string">
            <text:p>LandSurface - LandSurfaceVegetation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Growth Autotrophic Respiration</text:p>
          </table:table-cell>
          <table:table-cell table:style-name="ce9" office:value-type="string">
            <text:p>LandSurface - LandSurfaceCarbonCycle - Vegetation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Maintenance Autotrophic Respiration</text:p>
          </table:table-cell>
          <table:table-cell table:style-name="ce9" office:value-type="string">
            <text:p>LandSurface - LandSurfaceCarbonCycle - Vegetation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2 Flux from Atmosphere due to NPP Allocation to Leaf</text:p>
          </table:table-cell>
          <table:table-cell table:style-name="ce9" office:value-type="string">
            <text:p>LandSurface - LandSurfaceCarbonCycle - Vegetation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2 Flux from Atmosphere due to NPP Allocation to Wood</text:p>
          </table:table-cell>
          <table:table-cell table:style-name="ce9" office:value-type="string">
            <text:p>LandSurface - LandSurfaceCarbonCycle - Vegetation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2 Flux from Atmosphere due to NPP Allocation to Root</text:p>
          </table:table-cell>
          <table:table-cell table:style-name="ce9" office:value-type="string">
            <text:p>LandSurface - LandSurfaceCarbonCycle - Vegetation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2 Flux to Atmosphere from Deforestation</text:p>
          </table:table-cell>
          <table:table-cell table:style-name="ce9" office:value-type="string">
            <text:p>LandSurface - LandSurfaceCarbonCycle - Vegetation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2 Flux to Atmosphere from Wood Harvest</text:p>
          </table:table-cell>
          <table:table-cell table:style-name="ce9" office:value-type="string">
            <text:p>LandSurface - LandSurfaceCarbonCycle - Vegetation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Monthly Mean Land Cryosphere Field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now Area Fraction</text:p>
          </table:table-cell>
          <table:table-cell table:style-name="ce9" office:value-type="string">
            <text:p>LandSurface - landSurfaceSnow</text:p>
          </table:table-cell>
          <table:table-cell table:style-name="ce33" office:value-type="string">
            <text:p>surface_snow_area_fra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Snow Amount</text:p>
          </table:table-cell>
          <table:table-cell table:style-name="ce9" office:value-type="string">
            <text:p>LandSurface - landSurfaceSnow</text:p>
          </table:table-cell>
          <table:table-cell table:style-name="ce32" office:value-type="string">
            <text:p>surface_snow_amount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now Depth</text:p>
          </table:table-cell>
          <table:table-cell table:style-name="ce9" office:value-type="string">
            <text:p>LandSurface - landSurfaceSnow</text:p>
          </table:table-cell>
          <table:table-cell table:style-name="ce33" office:value-type="string">
            <text:p>surface_snow_thickness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Liquid Water Content of Snow Layer</text:p>
          </table:table-cell>
          <table:table-cell table:style-name="ce9" office:value-type="string">
            <text:p>LandSurface - landSurfaceSnow</text:p>
          </table:table-cell>
          <table:table-cell table:style-name="ce32" office:value-type="string">
            <text:p>liquid_water_content_of_snow_laye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oil Frozen Water Content</text:p>
          </table:table-cell>
          <table:table-cell table:style-name="ce9" office:value-type="string">
            <text:p>LandSurface - LandSurfaceSoil - SoilHydrology</text:p>
          </table:table-cell>
          <table:table-cell table:style-name="ce32" office:value-type="string">
            <text:p>soil_frozen_water_content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oil Water Content</text:p>
          </table:table-cell>
          <table:table-cell table:style-name="ce20" office:value-type="string">
            <text:p>LandSurface - LandSurfaceSoil - SoilHydrology</text:p>
          </table:table-cell>
          <table:table-cell table:style-name="ce33" office:value-type="string">
            <text:p>liquid_water_content_of_soil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Snow Grain Size</text:p>
          </table:table-cell>
          <table:table-cell table:style-name="ce18" office:value-type="string">
            <text:p>LandSurface - landSurfaceSnow</text:p>
          </table:table-cell>
          <table:table-cell table:style-name="ce34" office:value-type="string">
            <text:p>snow_grain_size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Snow Soot Content</text:p>
          </table:table-cell>
          <table:table-cell table:style-name="ce18" office:value-type="string">
            <text:p>LandSurface - landSurfaceSnow</text:p>
          </table:table-cell>
          <table:table-cell table:style-name="ce34" office:value-type="string">
            <text:p>snow_soot_content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Snow Age</text:p>
          </table:table-cell>
          <table:table-cell table:style-name="ce18" office:value-type="string">
            <text:p>LandSurface - landSurfaceSnow</text:p>
          </table:table-cell>
          <table:table-cell table:style-name="ce35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Snow Internal Temperature</text:p>
          </table:table-cell>
          <table:table-cell table:style-name="ce18" office:value-type="string">
            <text:p>LandSurface - landSurfaceSnow</text:p>
          </table:table-cell>
          <table:table-cell table:style-name="ce36" office:value-type="string">
            <text:p>snow_temperature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Snow Thermal Energy Content</text:p>
          </table:table-cell>
          <table:table-cell table:style-name="ce18" office:value-type="string">
            <text:p>LandSurface - landSurfaceSnow</text:p>
          </table:table-cell>
          <table:table-cell table:style-name="ce34" office:value-type="string">
            <text:p>snow_thermal_energy_content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Surface Snow Melt</text:p>
          </table:table-cell>
          <table:table-cell table:style-name="ce18" office:value-type="string">
            <text:p>LandSurface - landSurfaceSnow</text:p>
          </table:table-cell>
          <table:table-cell table:style-name="ce36" office:value-type="string">
            <text:p>surface_snow_melt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Snow and Ice Sublimation Flux</text:p>
          </table:table-cell>
          <table:table-cell table:style-name="ce21" office:value-type="string">
            <text:p>LandSurface - LandSurfaceSnow AND LandIce AND Atmosphere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ownward Heat Flux into Snow Where Land over Land</text:p>
          </table:table-cell>
          <table:table-cell table:style-name="ce9" office:value-type="string">
            <text:p>Atmosphere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Permafrost Layer Thickness</text:p>
          </table:table-cell>
          <table:table-cell table:style-name="ce9" office:value-type="string">
            <text:p>LandSurface - LandSurfaceSoil - SoilHydrology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Liquid Water Content of Permafrost Layer</text:p>
          </table:table-cell>
          <table:table-cell table:style-name="ce9" office:value-type="string">
            <text:p>LandSurface - LandSurfaceSoil - SoilHydrology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Active Layer Thickness</text:p>
          </table:table-cell>
          <table:table-cell table:style-name="ce9" office:value-type="string">
            <text:p>LandSurface - LandSurfaceSoil - SoilHydrology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Liquid Water Content of Active Layer</text:p>
          </table:table-cell>
          <table:table-cell table:style-name="ce9" office:value-type="string">
            <text:p>LandSurface - LandSurfaceSoil - SoilHydrology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emperature Profile in Active/Permafrost Layers</text:p>
          </table:table-cell>
          <table:table-cell table:style-name="ce9" office:value-type="string">
            <text:p>LandSurface - LandSurfaceSoil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Equilibrium Line Altitude</text:p>
          </table:table-cell>
          <table:table-cell table:style-name="ce9" office:value-type="string">
            <text:p>LandIce</text:p>
          </table:table-cell>
          <table:table-cell table:style-name="ce32" office:value-type="string">
            <text:p>equilibrium_line_altitud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Freezing Line Altitude</text:p>
          </table:table-cell>
          <table:table-cell table:style-name="ce9" office:value-type="string">
            <text:p>LandIce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Monthly Mean Ocean Cryosphere Fields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Ice Area Fraction</text:p>
          </table:table-cell>
          <table:table-cell table:style-name="ce18" office:value-type="string">
            <text:p>SeaIce OR Ocean</text:p>
          </table:table-cell>
          <table:table-cell table:style-name="ce32" office:value-type="string">
            <text:p>sea_ice_area_fra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Ice Thickness</text:p>
          </table:table-cell>
          <table:table-cell table:style-name="ce9" office:value-type="string">
            <text:p>SeaIce - SeaIceDynamics AND SeaIce - SeaIceThermodynamics</text:p>
          </table:table-cell>
          <table:table-cell table:style-name="ce32" office:value-type="string">
            <text:p>sea_ice_thickness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Water Evaporation Flux from Sea Ice</text:p>
          </table:table-cell>
          <table:table-cell table:style-name="ce9" office:value-type="string">
            <text:p>SeaIce - SeaIceThermodynamics AND Atmosphere</text:p>
          </table:table-cell>
          <table:table-cell table:style-name="ce33" office:value-type="string">
            <text:p>water_evaporation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now Depth</text:p>
          </table:table-cell>
          <table:table-cell table:style-name="ce9" office:value-type="string">
            <text:p>SeaIce - SeaIceThermodynamics - Snow</text:p>
          </table:table-cell>
          <table:table-cell table:style-name="ce33" office:value-type="string">
            <text:p>surface_snow_thickness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Snow Area Fraction</text:p>
          </table:table-cell>
          <table:table-cell table:style-name="ce9" office:value-type="string">
            <text:p>SeaIce - SeaIceThermodynamics - Snow</text:p>
          </table:table-cell>
          <table:table-cell table:style-name="ce32" office:value-type="string">
            <text:p>surface_snow_area_fra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Bare Sea Ice Albedo</text:p>
          </table:table-cell>
          <table:table-cell table:style-name="Default" office:value-type="string">
            <text:p>SeaIce - SeaIceThermodynamics - SurfaceAlbedo</text:p>
          </table:table-cell>
          <table:table-cell table:style-name="ce33" office:value-type="string">
            <text:p>sea_ice_albedo</text:p>
          </table:table-cell>
          <table:table-cell table:style-name="ce39" office:value-type="string">
            <text:p>See Notes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Sea Ice Thickness in Categories</text:p>
          </table:table-cell>
          <table:table-cell table:style-name="ce9" office:value-type="string">
            <text:p>SeaIce - SeaIceDynamics AND SeaIce - SeaIceThermodynamics - Ice</text:p>
          </table:table-cell>
          <table:table-cell table:style-name="ce33" office:value-type="string">
            <text:p>sea_ice_thickness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Ice Area Fraction in Categories</text:p>
          </table:table-cell>
          <table:table-cell table:style-name="ce9" office:value-type="string">
            <text:p>SeaIce - SeaIceDynamics AND SeaIce - SeaIceThermodynamics - Ice</text:p>
          </table:table-cell>
          <table:table-cell table:style-name="ce33" office:value-type="string">
            <text:p>sea_ice_area_fra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Ice Salinity</text:p>
          </table:table-cell>
          <table:table-cell table:style-name="ce9" office:value-type="string">
            <text:p>SeaIce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Temperature of Sea Ice</text:p>
          </table:table-cell>
          <table:table-cell table:style-name="ce9" office:value-type="string">
            <text:p>SeaIce - SeaIceThermodynamics - Ice</text:p>
          </table:table-cell>
          <table:table-cell table:style-name="ce33" office:value-type="string">
            <text:p>sea_ice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emperature at Interface Between Sea Ice and Snow</text:p>
          </table:table-cell>
          <table:table-cell table:style-name="ce9" office:value-type="string">
            <text:p>SeaIce - SeaIceThermodynamics - Ice AND SeaIce - SeaIceThermodynamics - Snow 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Surface Rainfall Rate into the Sea Ice Portion of the Grid Cell</text:p>
          </table:table-cell>
          <table:table-cell table:style-name="ce9" office:value-type="string">
            <text:p>Atmosphere - TurbulenceConvectionClouds - AtmosLargeScalePrecipitation AND Atmosphere - TurbulenceConvectionClouds - Microphysic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Surface Snowfall Rate into the Sea Ice Portion of the Grid Cell</text:p>
          </table:table-cell>
          <table:table-cell table:style-name="ce9" office:value-type="string">
            <text:p>Atmosphere - TurbulenceConvectionClouds - AtmosLargeScalePrecipitation AND Atmosphere - TurbulenceConvectionClouds - Microphysic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Age of Sea Ice</text:p>
          </table:table-cell>
          <table:table-cell table:style-name="ce9" office:value-type="string">
            <text:p>Sea Ice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Frazil Sea Ice Growth (Leads) Rate</text:p>
          </table:table-cell>
          <table:table-cell table:style-name="ce9" office:value-type="string">
            <text:p>SeaIce - SeaIceThermodynamics - NewIceFormation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gelation Sea Ice Growth Rate</text:p>
          </table:table-cell>
          <table:table-cell table:style-name="ce9" office:value-type="string">
            <text:p>SeaIce - SeaIceThermodynamics - NewIceFormation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Lateral Sea Ice Growth Rate</text:p>
          </table:table-cell>
          <table:table-cell table:style-name="ce9" office:value-type="string">
            <text:p>SeaIce - SeaIceThermodynamics - NewIceFormation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now-Ice Formation Rate</text:p>
          </table:table-cell>
          <table:table-cell table:style-name="ce9" office:value-type="string">
            <text:p>SeaIce - SeaIceThermodynamics - NewIceFormation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now Melt Rate</text:p>
          </table:table-cell>
          <table:table-cell table:style-name="ce9" office:value-type="string">
            <text:p>SeaIce - SeaIceThermodynamics</text:p>
          </table:table-cell>
          <table:table-cell table:style-name="ce29" office:value-type="string">
            <text:p>surface_snow_melt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Rate of Melt at Upper Surface of Sea Ice</text:p>
          </table:table-cell>
          <table:table-cell table:style-name="ce9" office:value-type="string">
            <text:p>SeaIce - SeaIceThermodynamic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Rate of Melt at Sea Ice Base</text:p>
          </table:table-cell>
          <table:table-cell table:style-name="ce9" office:value-type="string">
            <text:p>SeaIce - SeaIceThermodynamics - Ice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Ice Total Heat Content</text:p>
          </table:table-cell>
          <table:table-cell table:style-name="ce9" office:value-type="string">
            <text:p>SeaIce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ownward Shortwave over Sea Ice</text:p>
          </table:table-cell>
          <table:table-cell table:style-name="ce9" office:value-type="string">
            <text:p>Atmosphere - Radiation - Shortwave</text:p>
          </table:table-cell>
          <table:table-cell table:style-name="ce33" office:value-type="string">
            <text:p>surface_downwelling_short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Upward Shortwave over Sea Ice</text:p>
          </table:table-cell>
          <table:table-cell table:style-name="ce9" office:value-type="string">
            <text:p>Atmosphere - Radiation - Shortwave</text:p>
          </table:table-cell>
          <table:table-cell table:style-name="ce33" office:value-type="string">
            <text:p>surface_upwelling_short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ownward Long Wave over Sea Ice</text:p>
          </table:table-cell>
          <table:table-cell table:style-name="ce9" office:value-type="string">
            <text:p>Atmosphere - Radiation - longwave</text:p>
          </table:table-cell>
          <table:table-cell table:style-name="ce33" office:value-type="string">
            <text:p>surface_downwelling_long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Upward Long Wave over Sea Ice</text:p>
          </table:table-cell>
          <table:table-cell table:style-name="ce9" office:value-type="string">
            <text:p>Atmosphere - Radiation - longwave</text:p>
          </table:table-cell>
          <table:table-cell table:style-name="ce33" office:value-type="string">
            <text:p>surface_upwelling_long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Upward Sensible Heat Flux over Sea Ice</text:p>
          </table:table-cell>
          <table:table-cell table:style-name="ce9" office:value-type="string">
            <text:p>Atmosphere</text:p>
          </table:table-cell>
          <table:table-cell table:style-name="ce33" office:value-type="string">
            <text:p>surface_upward_sensible_heat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Upward Latent Heat Flux over Sea Ice</text:p>
          </table:table-cell>
          <table:table-cell table:style-name="ce9" office:value-type="string">
            <text:p>Atmosphere</text:p>
          </table:table-cell>
          <table:table-cell table:style-name="ce33" office:value-type="string">
            <text:p>surface_upward_latent_heat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blimation over Sea Ice</text:p>
          </table:table-cell>
          <table:table-cell table:style-name="ce9" office:value-type="string">
            <text:p>SeaIce - SeaIceThermodynamics - Ice</text:p>
          </table:table-cell>
          <table:table-cell table:style-name="ce33" office:value-type="string">
            <text:p>surface_snow_and_ice_sublimation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Eastward Sea Ice Transport</text:p>
          </table:table-cell>
          <table:table-cell table:style-name="ce9" office:value-type="string">
            <text:p>SeaIce - SeaIceDynamics - Advection</text:p>
          </table:table-cell>
          <table:table-cell table:style-name="ce33" office:value-type="string">
            <text:p>sea_ice_transport_across_lin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orthward Sea Ice Transport</text:p>
          </table:table-cell>
          <table:table-cell table:style-name="ce9" office:value-type="string">
            <text:p>SeaIce - SeaIceDynamics - Advection</text:p>
          </table:table-cell>
          <table:table-cell table:style-name="ce33" office:value-type="string">
            <text:p>sea_ice_transport_across_lin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Ice Mass Transport Through Fram Strait</text:p>
          </table:table-cell>
          <table:table-cell table:style-name="ce9" office:value-type="string">
            <text:p>SeaIce - SeaIceDynamics - Advection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Eastward Atmospheric Stress On Sea Ice</text:p>
          </table:table-cell>
          <table:table-cell table:style-name="ce9" office:value-type="string">
            <text:p>SeaIce - SeaIceDynamic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orthward Atmospheric Stress On Sea Ice</text:p>
          </table:table-cell>
          <table:table-cell table:style-name="ce9" office:value-type="string">
            <text:p>SeaIce - SeaIceDynamic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Eastward Ocean Stress On Sea Ice</text:p>
          </table:table-cell>
          <table:table-cell table:style-name="ce9" office:value-type="string">
            <text:p>SeaIce - SeaIceDynamic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orthward Ocean Stress On Sea Ice</text:p>
          </table:table-cell>
          <table:table-cell table:style-name="ce9" office:value-type="string">
            <text:p>SeaIce - SeaIceDynamic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mpressive Sea Ice Strength</text:p>
          </table:table-cell>
          <table:table-cell table:style-name="ce9" office:value-type="string">
            <text:p>SeaIce - SeaIceDynamic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train Rate Divergence of Sea Ice</text:p>
          </table:table-cell>
          <table:table-cell table:style-name="ce9" office:value-type="string">
            <text:p>SeaIce - SeaIceDynamic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train Rate Shear of Sea Ice</text:p>
          </table:table-cell>
          <table:table-cell table:style-name="ce9" office:value-type="string">
            <text:p>SeaIce - SeaIceDynamic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Ice Ridging Rate</text:p>
          </table:table-cell>
          <table:table-cell table:style-name="ce9" office:value-type="string">
            <text:p>SeaIce - SeaIceDynamic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Monthly Mean Aerosol-Related Field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(Aerosol Optics)</text:p>
          </table:table-cell>
          <table:table-cell table:style-name="ce9"/>
          <table:table-cell table:style-name="ce12"/>
          <table:table-cell table:number-columns-repeated="1021"/>
        </table:table-row>
        <table:table-row table:style-name="ro2">
          <table:table-cell table:style-name="ce9" office:value-type="string">
            <text:p>Ambient Aerosol Opitical Thickness at 550 nm</text:p>
          </table:table-cell>
          <table:table-cell table:style-name="ce9" office:value-type="string">
            <text:p>AtmosphericAerosol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Ambient Fine Aerosol Opitical Thickness at 550 nm</text:p>
          </table:table-cell>
          <table:table-cell table:style-name="ce9" office:value-type="string">
            <text:p>AtmosphericAerosol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Ambient Aerosol Absorption Optical Thickness at 550 nm</text:p>
          </table:table-cell>
          <table:table-cell table:style-name="ce9" office:value-type="string">
            <text:p>AtmosphericAerosol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Ambient Aerosol Opitical Thickness at 870 nm</text:p>
          </table:table-cell>
          <table:table-cell table:style-name="ce9" office:value-type="string">
            <text:p>AtmosphericAerosol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30"/>
          <table:table-cell table:number-columns-repeated="1021"/>
        </table:table-row>
        <table:table-row table:style-name="ro2">
          <table:table-cell table:style-name="ce4" office:value-type="string">
            <text:p>(Aerosol budgets)</text:p>
          </table:table-cell>
          <table:table-cell table:style-name="ce5"/>
          <table:table-cell table:style-name="ce12"/>
          <table:table-cell table:number-columns-repeated="1021"/>
        </table:table-row>
        <table:table-row table:style-name="ro2">
          <table:table-cell table:style-name="ce9" office:value-type="string">
            <text:p>Emission Rate of Dry Aerosol Organic Matter</text:p>
          </table:table-cell>
          <table:table-cell table:style-name="ce9" office:value-type="string">
            <text:p>AtmosphericAerosol - Processes - Emission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Emission Rate of Dry Aerosol Primary Organic Matter</text:p>
          </table:table-cell>
          <table:table-cell table:style-name="ce9" office:value-type="string">
            <text:p>AtmosphericAerosol - Processes - Emission</text:p>
          </table:table-cell>
          <table:table-cell table:style-name="ce29" office:value-type="string">
            <text:p>tendency_of_atmosphere_mass_content_of_primary_particulate_organic_matter_dry_aerosol_due_to_emiss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Emission Rate of Dry Aerosol Secondary Organic Matter</text:p>
          </table:table-cell>
          <table:table-cell table:style-name="ce9" office:value-type="string">
            <text:p>AtmosphericAerosol - Processes - Emission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Emission Rate of Black Carbon Aerosol Mass</text:p>
          </table:table-cell>
          <table:table-cell table:style-name="ce9" office:value-type="string">
            <text:p>AtmosphericAerosol - Processes - Emission</text:p>
          </table:table-cell>
          <table:table-cell table:style-name="ce29" office:value-type="string">
            <text:p>tendency_of_atmosphere_mass_content_of_black_carbon_dry_aerosol_due_to_emiss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ry Deposition Rate of Dry Aerosol Organic Matter</text:p>
          </table:table-cell>
          <table:table-cell table:style-name="ce9" office:value-type="string">
            <text:p>AtmosphericAerosol - Processes - DryDeposition</text:p>
          </table:table-cell>
          <table:table-cell table:style-name="ce29" office:value-type="string">
            <text:p>tendency_of_atmosphere_mass_content_of_particulate_organic_matter_dry_aerosol_due_to_dry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ry Deposition Rate of Dry Aerosol Primary Organic Matter</text:p>
          </table:table-cell>
          <table:table-cell table:style-name="ce9" office:value-type="string">
            <text:p>AtmosphericAerosol - Processes - DryDeposition</text:p>
          </table:table-cell>
          <table:table-cell table:style-name="ce29" office:value-type="string">
            <text:p>tendency_of_atmosphere_mass_content_of_primary_particulate_organic_matter_dry_aerosol_due_to_dry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ry Deposition Rate of Dry Aerosol Secondary Organic Matter</text:p>
          </table:table-cell>
          <table:table-cell table:style-name="ce9" office:value-type="string">
            <text:p>AtmosphericAerosol - Processes - DryDeposition</text:p>
          </table:table-cell>
          <table:table-cell table:style-name="ce29" office:value-type="string">
            <text:p>tendency_of_atmosphere_mass_content_of_secondary_particulate_organic_matter_dry_aerosol_due_to_dry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ry Deposition Rate of Black Carbon Aerosol Mass</text:p>
          </table:table-cell>
          <table:table-cell table:style-name="ce9" office:value-type="string">
            <text:p>AtmosphericAerosol - Processes - DryDeposition</text:p>
          </table:table-cell>
          <table:table-cell table:style-name="ce29" office:value-type="string">
            <text:p>tendency_of_atmosphere_mass_content_of_black_carbon_dry_aerosol_due_to_dry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Wet Deposition Rate of Dry Aerosol Organic Matter</text:p>
          </table:table-cell>
          <table:table-cell table:style-name="ce9" office:value-type="string">
            <text:p>AtmosphericAerosol - Processes - WetDeposition - ImpactionScavenging AND AtmosphericAerosol - Processes - WetDeposition - NucleationScavenging</text:p>
          </table:table-cell>
          <table:table-cell table:style-name="ce29" office:value-type="string">
            <text:p>tendency_of_atmosphere_mass_content_of_particulate_organic_matter_dry_aerosol_due_to_wet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Wet Deposition Rate of Dry Aerosol Primary Organic Matter</text:p>
          </table:table-cell>
          <table:table-cell table:style-name="ce9" office:value-type="string">
            <text:p>AtmosphericAerosol - Processes - WetDeposition - ImpactionScavenging AND AtmosphericAerosol - Processes - WetDeposition - NucleationScavenging</text:p>
          </table:table-cell>
          <table:table-cell table:style-name="ce29" office:value-type="string">
            <text:p>tendency_of_atmosphere_mass_content_of_primary_particulate_organic_matter_dry_aerosol_due_to_wet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Wet Deposition Rate of Dry Aerosol Secondary Organic Matter</text:p>
          </table:table-cell>
          <table:table-cell table:style-name="ce9" office:value-type="string">
            <text:p>AtmosphericAerosol - Processes - WetDeposition - ImpactionScavenging AND AtmosphericAerosol - Processes - WetDeposition - NucleationScavenging</text:p>
          </table:table-cell>
          <table:table-cell table:style-name="ce29" office:value-type="string">
            <text:p>tendency_of_atmosphere_mass_content_of_secondary_particulate_organic_matter_dry_aerosol_due_to_wet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Wet Deposition Rate of Black Carbon Aerosol Mass</text:p>
          </table:table-cell>
          <table:table-cell table:style-name="ce9" office:value-type="string">
            <text:p>AtmosphericAerosol - Processes - WetDeposition - ImpactionScavenging AND AtmosphericAerosol - Processes - WetDeposition - NucleationScavenging</text:p>
          </table:table-cell>
          <table:table-cell table:style-name="ce29" office:value-type="string">
            <text:p>tendency_of_atmosphere_mass_content_of_black_carbon_dry_aerosol_due_to_wet_deposi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tal Emission of Primary Aerosol from Biomass Burning</text:p>
          </table:table-cell>
          <table:table-cell table:style-name="ce9" office:value-type="string">
            <text:p>AtmosphericAerosol - Processes - Emission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otal Emission Rate of SO2</text:p>
          </table:table-cell>
          <table:table-cell table:style-name="ce9" office:value-type="string">
            <text:p>AtmosphericAerosol - Processes - Emission</text:p>
          </table:table-cell>
          <table:table-cell table:style-name="ce29" office:value-type="string">
            <text:p>tendency_of_atmosphere_mass_content_of_sulfur_dioxide_due_to_emiss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otal Direct Emission Rate of SO4</text:p>
          </table:table-cell>
          <table:table-cell table:style-name="ce9" office:value-type="string">
            <text:p>AtmosphericAerosol - Processes - Emission</text:p>
          </table:table-cell>
          <table:table-cell table:style-name="ce29" office:value-type="string">
            <text:p>tendency_of_atmosphere_mass_content_of_sulfate_dry_aerosol_due_to_emiss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otal Emission Rate of DMS</text:p>
          </table:table-cell>
          <table:table-cell table:style-name="ce9" office:value-type="string">
            <text:p>AtmosphericAerosol - Processes - Emission</text:p>
          </table:table-cell>
          <table:table-cell table:style-name="ce29" office:value-type="string">
            <text:p>tendency_of_atmosphere_mass_content_of_dimethyl_sulfide_due_to_emiss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ry Deposition Rate of SO2</text:p>
          </table:table-cell>
          <table:table-cell table:style-name="ce9" office:value-type="string">
            <text:p>AtmosphericAerosol - Processes - DryDeposition</text:p>
          </table:table-cell>
          <table:table-cell table:style-name="ce29" office:value-type="string">
            <text:p>tendency_of_atmosphere_mass_content_of_sulfur_dioxide_due_to_dry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ry Deposition Rate of SO4</text:p>
          </table:table-cell>
          <table:table-cell table:style-name="ce9" office:value-type="string">
            <text:p>AtmosphericAerosol - Processes - DryDeposition</text:p>
          </table:table-cell>
          <table:table-cell table:style-name="ce29" office:value-type="string">
            <text:p>tendency_of_atmosphere_mass_content_of_sulfate_dry_aerosol_due_to_dry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ry Deposition Rate of DMS</text:p>
          </table:table-cell>
          <table:table-cell table:style-name="ce9" office:value-type="string">
            <text:p>AtmosphericAerosol - Processes - DryDeposition</text:p>
          </table:table-cell>
          <table:table-cell table:style-name="ce29" office:value-type="string">
            <text:p>tendency_of_atmosphere_mass_content_of_dimethyl_sulfide_due_to_dry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Wet Deposition Rate of SO4</text:p>
          </table:table-cell>
          <table:table-cell table:style-name="ce9" office:value-type="string">
            <text:p>AtmosphericAerosol - Processes - WetDeposition </text:p>
          </table:table-cell>
          <table:table-cell table:style-name="ce29" office:value-type="string">
            <text:p>tendency_of_atmosphere_mass_content_of_sulfate_dry_aerosol_due_to_wet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Wet Deposition Rate of SO2</text:p>
          </table:table-cell>
          <table:table-cell table:style-name="ce9" office:value-type="string">
            <text:p>AtmosphericAerosol - Processes - WetDeposition </text:p>
          </table:table-cell>
          <table:table-cell table:style-name="ce29" office:value-type="string">
            <text:p>tendency_of_atmosphere_mass_content_of_sulfur_dioxide_due_to_wet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Wet Deposition Rate of DMS</text:p>
          </table:table-cell>
          <table:table-cell table:style-name="ce9" office:value-type="string">
            <text:p>AtmosphericAerosol - Processes - WetDeposition </text:p>
          </table:table-cell>
          <table:table-cell table:style-name="ce29" office:value-type="string">
            <text:p>tendency_of_atmosphere_mass_content_of_dimethyl_sulfide_due_to_wet_deposi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tal Emission Rate of NH3</text:p>
          </table:table-cell>
          <table:table-cell table:style-name="ce9" office:value-type="string">
            <text:p>AtmosphericAerosol - Processes - Emission</text:p>
          </table:table-cell>
          <table:table-cell table:style-name="ce29" office:value-type="string">
            <text:p>tendency_of_atmosphere_mass_content_of_ammonia_due_to_emiss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ry Deposition Rate of NH3</text:p>
          </table:table-cell>
          <table:table-cell table:style-name="ce9" office:value-type="string">
            <text:p>AtmosphericAerosol - Processes - DryDeposition</text:p>
          </table:table-cell>
          <table:table-cell table:style-name="ce29" office:value-type="string">
            <text:p>tendency_of_atmosphere_mass_content_of_ammonia_due_to_dry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ry Deposition Rate of NH4</text:p>
          </table:table-cell>
          <table:table-cell table:style-name="ce9" office:value-type="string">
            <text:p>AtmosphericAerosol - Processes - DryDeposition</text:p>
          </table:table-cell>
          <table:table-cell table:style-name="ce29" office:value-type="string">
            <text:p>tendency_of_atmosphere_mass_content_of_ammonium_dry_aerosol_due_to_dry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Wet Deposition Rate of NH4+NH3</text:p>
          </table:table-cell>
          <table:table-cell table:style-name="ce9" office:value-type="string">
            <text:p>AtmosphericAerosol - Processes - WetDeposition - ImpactionScavenging AND AtmosphericAerosol - Processes - WetDeposition - NucleationScavenging</text:p>
          </table:table-cell>
          <table:table-cell table:style-name="ce29" office:value-type="string">
            <text:p>tendency_of_atmosphere_mass_content_of_ammonium_dry_aerosol_due_to_wet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otal Emission Rate of Seasalt</text:p>
          </table:table-cell>
          <table:table-cell table:style-name="ce9" office:value-type="string">
            <text:p>AtmosphericAerosol - Processes - Emission</text:p>
          </table:table-cell>
          <table:table-cell table:style-name="ce29" office:value-type="string">
            <text:p>tendency_of_atmosphere_mass_content_of_seasalt_dry_aerosol_due_to_emiss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ry Deposition Rate of Seasalt</text:p>
          </table:table-cell>
          <table:table-cell table:style-name="ce9" office:value-type="string">
            <text:p>AtmosphericAerosol - Processes - DryDeposition</text:p>
          </table:table-cell>
          <table:table-cell table:style-name="ce29" office:value-type="string">
            <text:p>tendency_of_atmosphere_mass_content_of_seasalt_dry_aerosol_due_to_dry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Wet Deposition Rate of Seasalt</text:p>
          </table:table-cell>
          <table:table-cell table:style-name="ce9" office:value-type="string">
            <text:p>AtmosphericAerosol - Processes - WetDeposition - ImpactionScavenging AND AtmosphericAerosol - Processes - WetDeposition - NucleationScavenging</text:p>
          </table:table-cell>
          <table:table-cell table:style-name="ce29" office:value-type="string">
            <text:p>tendency_of_atmosphere_mass_content_of_seasalt_dry_aerosol_due_to_wet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otal Emission Rate of Dust</text:p>
          </table:table-cell>
          <table:table-cell table:style-name="ce9" office:value-type="string">
            <text:p>AtmosphericAerosol - Processes - Emission</text:p>
          </table:table-cell>
          <table:table-cell table:style-name="ce29" office:value-type="string">
            <text:p>tendency_of_atmosphere_mass_content_of_dust_dry_aerosol_due_to_emiss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ry Deposition Rate of Dust</text:p>
          </table:table-cell>
          <table:table-cell table:style-name="ce9" office:value-type="string">
            <text:p>AtmosphericAerosol - Processes - DryDeposition</text:p>
          </table:table-cell>
          <table:table-cell table:style-name="ce29" office:value-type="string">
            <text:p>tendency_of_atmosphere_mass_content_of_dust_dry_aerosol_due_to_dry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Wet Deposition Rate of Dust</text:p>
          </table:table-cell>
          <table:table-cell table:style-name="ce9" office:value-type="string">
            <text:p>AtmosphericAerosol - Processes - WetDeposition - ImpactionScavenging AND AtmosphericAerosol - Processes - WetDeposition - NucleationScavenging</text:p>
          </table:table-cell>
          <table:table-cell table:style-name="ce29" office:value-type="string">
            <text:p>tendency_of_atmosphere_mass_content_of_dust_dry_aerosol_due_to_wet_deposit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9"/>
          <table:table-cell table:number-columns-repeated="1021"/>
        </table:table-row>
        <table:table-row table:style-name="ro2">
          <table:table-cell table:style-name="ce4" office:value-type="string">
            <text:p>(Aerosol loads)</text:p>
          </table:table-cell>
          <table:table-cell table:style-name="ce5"/>
          <table:table-cell table:style-name="ce9"/>
          <table:table-cell table:number-columns-repeated="1021"/>
        </table:table-row>
        <table:table-row table:style-name="ro2">
          <table:table-cell table:style-name="ce9" office:value-type="string">
            <text:p>Load of Dry Aerosol Organic Matter</text:p>
          </table:table-cell>
          <table:table-cell table:style-name="ce9" office:value-type="string">
            <text:p>AtmosphericAerosol</text:p>
          </table:table-cell>
          <table:table-cell table:style-name="ce29" office:value-type="string">
            <text:p>atmosphere_mass_content_of_particulate_organic_matter_dry_aerosol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Load of Dry Aerosol Primary Organic Matter</text:p>
          </table:table-cell>
          <table:table-cell table:style-name="ce9" office:value-type="string">
            <text:p>AtmosphericAerosol</text:p>
          </table:table-cell>
          <table:table-cell table:style-name="ce29" office:value-type="string">
            <text:p>atmosphere_mass_content_of_primary_particulate_organic_matter_dry_aerosol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Load of Dry Aerosol Secondary Organic Matter</text:p>
          </table:table-cell>
          <table:table-cell table:style-name="ce9" office:value-type="string">
            <text:p>AtmosphericAerosol</text:p>
          </table:table-cell>
          <table:table-cell table:style-name="ce29" office:value-type="string">
            <text:p>atmosphere_mass_content_of_secondary_particulate_organic_matter_dry_aerosol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Load of Black Carbon Aerosol</text:p>
          </table:table-cell>
          <table:table-cell table:style-name="ce9" office:value-type="string">
            <text:p>AtmosphericAerosol</text:p>
          </table:table-cell>
          <table:table-cell table:style-name="ce29" office:value-type="string">
            <text:p>atmosphere_mass_content_of_black_carbon_dry_aerosol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Load of SO4</text:p>
          </table:table-cell>
          <table:table-cell table:style-name="ce9" office:value-type="string">
            <text:p>AtmosphericAerosol</text:p>
          </table:table-cell>
          <table:table-cell table:style-name="ce29" office:value-type="string">
            <text:p>atmosphere_sulfate_content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Load of Dust</text:p>
          </table:table-cell>
          <table:table-cell table:style-name="ce9" office:value-type="string">
            <text:p>AtmosphericAerosol</text:p>
          </table:table-cell>
          <table:table-cell table:style-name="ce29" office:value-type="string">
            <text:p>atmosphere_mass_content_of_dust_dry_aerosol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Load of Seasalt</text:p>
          </table:table-cell>
          <table:table-cell table:style-name="ce9" office:value-type="string">
            <text:p>AtmosphericAerosol</text:p>
          </table:table-cell>
          <table:table-cell table:style-name="ce29" office:value-type="string">
            <text:p>atmosphere_mass_content_of_seasalt_dry_aerosol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Load of NO3</text:p>
          </table:table-cell>
          <table:table-cell table:style-name="ce9" office:value-type="string">
            <text:p>AtmosphericAerosol</text:p>
          </table:table-cell>
          <table:table-cell table:style-name="ce29" office:value-type="string">
            <text:p>atmosphere_mass_content_of_nitrate_dry_aerosol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Load of NH4</text:p>
          </table:table-cell>
          <table:table-cell table:style-name="ce9" office:value-type="string">
            <text:p>AtmosphericAerosol</text:p>
          </table:table-cell>
          <table:table-cell table:style-name="ce29" office:value-type="string">
            <text:p>atmosphere_mass_content_of_ammonium_dry_aeroso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9"/>
          <table:table-cell table:number-columns-repeated="1021"/>
        </table:table-row>
        <table:table-row table:style-name="ro2">
          <table:table-cell table:style-name="ce4" office:value-type="string">
            <text:p>(Surface Concentrations)</text:p>
          </table:table-cell>
          <table:table-cell table:style-name="ce5"/>
          <table:table-cell table:style-name="ce9"/>
          <table:table-cell table:number-columns-repeated="1021"/>
        </table:table-row>
        <table:table-row table:style-name="ro2">
          <table:table-cell table:style-name="ce9" office:value-type="string">
            <text:p>Surface Concentration of Dry Aerosol Organic Matter</text:p>
          </table:table-cell>
          <table:table-cell table:style-name="ce9" office:value-type="string">
            <text:p>AtmosphericAerosol</text:p>
          </table:table-cell>
          <table:table-cell table:style-name="ce29" office:value-type="string">
            <text:p>mass_concentration_of_particulate_organic_matter_dry_aerosol_in_air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Surface Concentration of Dry Aerosol Primary Organic Matter</text:p>
          </table:table-cell>
          <table:table-cell table:style-name="ce9" office:value-type="string">
            <text:p>AtmosphericAerosol</text:p>
          </table:table-cell>
          <table:table-cell table:style-name="ce29" office:value-type="string">
            <text:p>mass_concentration_of_primary_particulate_organic_matter_dry_aerosol_in_air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Surface Concentration of Dry Aerosol Secondary Organic Matter</text:p>
          </table:table-cell>
          <table:table-cell table:style-name="ce9" office:value-type="string">
            <text:p>AtmosphericAerosol</text:p>
          </table:table-cell>
          <table:table-cell table:style-name="ce29" office:value-type="string">
            <text:p>mass_concentration_of_secondary_particulate_organic_matter_dry_aerosol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Concentration of Black Carbon Aerosol</text:p>
          </table:table-cell>
          <table:table-cell table:style-name="ce9" office:value-type="string">
            <text:p>AtmosphericAerosol</text:p>
          </table:table-cell>
          <table:table-cell table:style-name="ce29" office:value-type="string">
            <text:p>mass_concentration_of_black_carbon_dry_aerosol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Concentration of SO4</text:p>
          </table:table-cell>
          <table:table-cell table:style-name="ce9" office:value-type="string">
            <text:p>AtmosphericAerosol</text:p>
          </table:table-cell>
          <table:table-cell table:style-name="ce29" office:value-type="string">
            <text:p>mass_concentration_of_sulphate_dry_aerosol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Concentration of Dust</text:p>
          </table:table-cell>
          <table:table-cell table:style-name="ce9" office:value-type="string">
            <text:p>AtmosphericAerosol</text:p>
          </table:table-cell>
          <table:table-cell table:style-name="ce29" office:value-type="string">
            <text:p>mass_concentration_of_dust_dry_aerosol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Concentration of Seasalt</text:p>
          </table:table-cell>
          <table:table-cell table:style-name="ce9" office:value-type="string">
            <text:p>AtmosphericAerosol</text:p>
          </table:table-cell>
          <table:table-cell table:style-name="ce29" office:value-type="string">
            <text:p>mass_concentration_of_seasalt_dry_aerosol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Concentration of NO3</text:p>
          </table:table-cell>
          <table:table-cell table:style-name="ce9" office:value-type="string">
            <text:p>AtmosphericAerosol</text:p>
          </table:table-cell>
          <table:table-cell table:style-name="ce29" office:value-type="string">
            <text:p>mass_concentration_of_nitrate_dry_aerosol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Concentration of NH4</text:p>
          </table:table-cell>
          <table:table-cell table:style-name="ce9" office:value-type="string">
            <text:p>AtmosphericAerosol</text:p>
          </table:table-cell>
          <table:table-cell table:style-name="ce29" office:value-type="string">
            <text:p>mass_concentration_of_ammonium_dry_aerosol_in_air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9"/>
          <table:table-cell table:number-columns-repeated="1021"/>
        </table:table-row>
        <table:table-row table:style-name="ro2">
          <table:table-cell table:style-name="ce4" office:value-type="string">
            <text:p>(Clouds and radiation)</text:p>
          </table:table-cell>
          <table:table-cell table:style-name="ce5"/>
          <table:table-cell table:style-name="ce9"/>
          <table:table-cell table:number-columns-repeated="1021"/>
        </table:table-row>
        <table:table-row table:style-name="ro3">
          <table:table-cell table:style-name="ce9" office:value-type="string">
            <text:p>Surface Diffuse Downward Shortwave Radiation</text:p>
          </table:table-cell>
          <table:table-cell table:style-name="ce22" office:value-type="string">
            <text:p>Atmosphere - AtmosRadiation - Shotwave AND Atmosphere - TurbulenceCloudsConvection AND AtmosphericAerosol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iffuse Downward Clear Sky Shortwave Radiation</text:p>
          </table:table-cell>
          <table:table-cell table:style-name="ce22" office:value-type="string">
            <text:p>Atmosphere - AtmosRadiation - Shotwave AND AtmosphericAerosol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Liquid Cloud-Top Effective Droplet Radius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9" office:value-type="string">
            <text:p>effective_radius_of_stratiform_cloud_liquid_water_particl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Liquid Cloud Droplet Number Concentration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Ice Crystal Number Concentration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lumn Integrated Cloud Droplet Number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9" office:value-type="string">
            <text:p>atmosphere_number_content_of_cloud_droplets</text:p>
          </table:table-cell>
          <table:table-cell table:number-columns-repeated="1021"/>
        </table:table-row>
        <table:table-row table:style-name="ro1">
          <table:table-cell table:style-name="ce9"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9"/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9" office:value-type="string">
            <text:p>Ambient Aerosol Extinction Optical Thickness at 550 nm</text:p>
          </table:table-cell>
          <table:table-cell table:style-name="ce9" office:value-type="string">
            <text:p>AtmosphericAerosol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centration of Dry Aerosol Organic Matter</text:p>
          </table:table-cell>
          <table:table-cell table:style-name="ce9" office:value-type="string">
            <text:p>AtmosphericAerosol</text:p>
          </table:table-cell>
          <table:table-cell table:style-name="ce37" office:value-type="string">
            <text:p>mass_concentration_of_particulate_organic_matter_dry_aerosol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centration of Dry Aerosol Primary Organic Matter</text:p>
          </table:table-cell>
          <table:table-cell table:style-name="ce9" office:value-type="string">
            <text:p>AtmosphericAerosol</text:p>
          </table:table-cell>
          <table:table-cell table:style-name="ce37" office:value-type="string">
            <text:p>mass_concentration_of_primary_organic_matter_dry_aerosol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centration of Dry Aerosol Secondary Organic Matter</text:p>
          </table:table-cell>
          <table:table-cell table:style-name="ce9" office:value-type="string">
            <text:p>AtmosphericAerosol</text:p>
          </table:table-cell>
          <table:table-cell table:style-name="ce37" office:value-type="string">
            <text:p>mass_concentration_of_secondary_organic_matter_dry_aerosol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centration of Biomass Burning Aerosol</text:p>
          </table:table-cell>
          <table:table-cell table:style-name="ce9" office:value-type="string">
            <text:p>AtmosphericAerosol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centration of Black Carbon Aerosol</text:p>
          </table:table-cell>
          <table:table-cell table:style-name="ce9" office:value-type="string">
            <text:p>AtmosphericAerosol</text:p>
          </table:table-cell>
          <table:table-cell table:style-name="ce37" office:value-type="string">
            <text:p>mass_concentration_of_black_carbon_dry_aerosol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centration of Secondary Primary Organic Matter Dry Aerosol</text:p>
          </table:table-cell>
          <table:table-cell table:style-name="ce9" office:value-type="string">
            <text:p>AtmosphericAerosol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centration of Aerosol Water </text:p>
          </table:table-cell>
          <table:table-cell table:style-name="ce9" office:value-type="string">
            <text:p>AtmosphericAerosol</text:p>
          </table:table-cell>
          <table:table-cell table:style-name="ce37" office:value-type="string">
            <text:p>mass_concentration_of_water_in_ambient_aerosol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centration of SO4</text:p>
          </table:table-cell>
          <table:table-cell table:style-name="ce9" office:value-type="string">
            <text:p>AtmosphericAerosol</text:p>
          </table:table-cell>
          <table:table-cell table:style-name="ce37" office:value-type="string">
            <text:p>mass_concentration_of_sulfate_dry_aerosol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centration of SO2</text:p>
          </table:table-cell>
          <table:table-cell table:style-name="ce9" office:value-type="string">
            <text:p>AtmosphericChemistry - GasPhaseChemistry</text:p>
          </table:table-cell>
          <table:table-cell table:style-name="ce37" office:value-type="string">
            <text:p>mole_concentration_of_sulfur_dioxide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centration of DMS</text:p>
          </table:table-cell>
          <table:table-cell table:style-name="ce9" office:value-type="string">
            <text:p>AtmosphericChemistry - GasPhaseChemistry</text:p>
          </table:table-cell>
          <table:table-cell table:style-name="ce37" office:value-type="string">
            <text:p>mole_concentration_of_dimethyl_sulfide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centration of NO3 Aerosol</text:p>
          </table:table-cell>
          <table:table-cell table:style-name="ce9" office:value-type="string">
            <text:p>AtmosphericAerosol</text:p>
          </table:table-cell>
          <table:table-cell table:style-name="ce37" office:value-type="string">
            <text:p>mass_concentration_of_nitrate_dry_aerosol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centration of NH4 </text:p>
          </table:table-cell>
          <table:table-cell table:style-name="ce9" office:value-type="string">
            <text:p>AtmosphericAerosol</text:p>
          </table:table-cell>
          <table:table-cell table:style-name="ce37" office:value-type="string">
            <text:p>mass_concentration_of_ammonium_dry_aerosol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centration of Seasalt </text:p>
          </table:table-cell>
          <table:table-cell table:style-name="ce9" office:value-type="string">
            <text:p>AtmosphericAerosol</text:p>
          </table:table-cell>
          <table:table-cell table:style-name="ce37" office:value-type="string">
            <text:p>mass_concentration_of_seasalt_dry_aerosol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centration of Dust </text:p>
          </table:table-cell>
          <table:table-cell table:style-name="ce9" office:value-type="string">
            <text:p>AtmosphericAerosol</text:p>
          </table:table-cell>
          <table:table-cell table:style-name="ce37" office:value-type="string">
            <text:p>mass_concentration_of_dust_dry_aerosol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Aerosol Number Concentration</text:p>
          </table:table-cell>
          <table:table-cell table:style-name="ce9" office:value-type="string">
            <text:p>AtmosphericAerosol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umber Concentration of Nucleation Mode Aerosol</text:p>
          </table:table-cell>
          <table:table-cell table:style-name="ce9" office:value-type="string">
            <text:p>AtmosphericAerosol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umber Concentration Coarse Mode Aerosol</text:p>
          </table:table-cell>
          <table:table-cell table:style-name="ce9" office:value-type="string">
            <text:p>AtmosphericAerosol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tratiform Cloud Droplet Effective Radius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9" office:value-type="string">
            <text:p>effective_radius_of_stratiform_cloud_liquid_water_particl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vective Cloud Droplet Effective Radius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9" office:value-type="string">
            <text:p>effective_radius_of_convective_cloud_liquid_water_particl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Daily Mean Atmosphere, Ocean and Surface Field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ear-Surface Specific Humidity</text:p>
          </table:table-cell>
          <table:table-cell table:style-name="ce9" office:value-type="string">
            <text:p>Atmosphere</text:p>
          </table:table-cell>
          <table:table-cell table:style-name="ce33" office:value-type="string">
            <text:p>specific_humid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aily Minimum Near-Surface Air Temperature</text:p>
          </table:table-cell>
          <table:table-cell table:style-name="ce9" office:value-type="string">
            <text:p>Atmosphere</text:p>
          </table:table-cell>
          <table:table-cell table:style-name="ce33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aily Maximum Near-Surface Air Temperature</text:p>
          </table:table-cell>
          <table:table-cell table:style-name="ce9" office:value-type="string">
            <text:p>Atmosphere</text:p>
          </table:table-cell>
          <table:table-cell table:style-name="ce33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ear-Surface Air Temperature</text:p>
          </table:table-cell>
          <table:table-cell table:style-name="ce9" office:value-type="string">
            <text:p>Atmosphere</text:p>
          </table:table-cell>
          <table:table-cell table:style-name="ce33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Precipitation</text:p>
          </table:table-cell>
          <table:table-cell table:style-name="ce9" office:value-type="string">
            <text:p>Atmosphere - TurbulenceCloudsConvection</text:p>
          </table:table-cell>
          <table:table-cell table:style-name="ce33" office:value-type="string">
            <text:p>precipitation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Level Pressure</text:p>
          </table:table-cell>
          <table:table-cell table:style-name="ce9" office:value-type="string">
            <text:p>Atmosphere</text:p>
          </table:table-cell>
          <table:table-cell table:style-name="ce33" office:value-type="string">
            <text:p>air_pressure_at_sea_level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aily-Mean Wind Speed</text:p>
          </table:table-cell>
          <table:table-cell table:style-name="ce9" office:value-type="string">
            <text:p>Atmosphere</text:p>
          </table:table-cell>
          <table:table-cell table:style-name="ce33" office:value-type="string">
            <text:p>wind_speed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quare of Sea Surface Temperature</text:p>
          </table:table-cell>
          <table:table-cell table:style-name="ce9" office:value-type="string">
            <text:p>Ocean</text:p>
          </table:table-cell>
          <table:table-cell table:style-name="ce32" office:value-type="string">
            <text:p>square_of_sea_surface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Surface Temperature</text:p>
          </table:table-cell>
          <table:table-cell table:style-name="ce9" office:value-type="string">
            <text:p>Ocean</text:p>
          </table:table-cell>
          <table:table-cell table:style-name="ce32" office:value-type="string">
            <text:p>sea_surface_temperature</text:p>
          </table:table-cell>
          <table:table-cell table:number-columns-repeated="1021"/>
        </table:table-row>
        <table:table-row table:style-name="ro1">
          <table:table-cell table:style-name="ce5" table:number-columns-repeated="2"/>
          <table:table-cell table:style-name="ce12"/>
          <table:table-cell table:number-columns-repeated="1021"/>
        </table:table-row>
        <table:table-row table:style-name="ro2">
          <table:table-cell table:style-name="ce9" office:value-type="string">
            <text:p>Moisture in Upper 0.1 m of Soil Column</text:p>
          </table:table-cell>
          <table:table-cell table:style-name="ce9" office:value-type="string">
            <text:p>LandSurface - LandSurfaceSoil - SoilHydrology</text:p>
          </table:table-cell>
          <table:table-cell table:style-name="ce33" office:value-type="string">
            <text:p>soil_moisture_content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ear-Surface Relative Humidity</text:p>
          </table:table-cell>
          <table:table-cell table:style-name="ce9" office:value-type="string">
            <text:p>Atmosphere</text:p>
          </table:table-cell>
          <table:table-cell table:style-name="ce33" office:value-type="string">
            <text:p>relative_humid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aily Minimum Relative Humidity</text:p>
          </table:table-cell>
          <table:table-cell table:style-name="ce9" office:value-type="string">
            <text:p>Atmosphere</text:p>
          </table:table-cell>
          <table:table-cell table:style-name="ce33" office:value-type="string">
            <text:p>relative_humid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aily Maximum Relative Humidity</text:p>
          </table:table-cell>
          <table:table-cell table:style-name="ce9" office:value-type="string">
            <text:p>Atmosphere</text:p>
          </table:table-cell>
          <table:table-cell table:style-name="ce33" office:value-type="string">
            <text:p>relative_humid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now Area Fraction</text:p>
          </table:table-cell>
          <table:table-cell table:style-name="ce9" office:value-type="string">
            <text:p>SeaIce - SeaIceThermodynamics - Snow AND LandSurface - LandSurfaceSnow</text:p>
          </table:table-cell>
          <table:table-cell table:style-name="ce32" office:value-type="string">
            <text:p>snow_area_fra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tal Cloud Fraction</text:p>
          </table:table-cell>
          <table:table-cell table:style-name="ce9" office:value-type="string">
            <text:p>Atmosphere - TurbulenceCloudsConvection</text:p>
          </table:table-cell>
          <table:table-cell table:style-name="ce33" office:value-type="string">
            <text:p>cloud_area_fra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Temperature Where Land or Sea Ice</text:p>
          </table:table-cell>
          <table:table-cell table:style-name="ce9" office:value-type="string">
            <text:p>LandSurface AND SeaIce - SeaIceThermodynamics</text:p>
          </table:table-cell>
          <table:table-cell table:style-name="ce33" office:value-type="string">
            <text:p>surface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Snow Amount</text:p>
          </table:table-cell>
          <table:table-cell table:style-name="ce9" office:value-type="string">
            <text:p>LandSurface - LandSurfaceSnow AND SeaIce - SeaIceThermodynamics - Snow</text:p>
          </table:table-cell>
          <table:table-cell table:style-name="ce32" office:value-type="string">
            <text:p>surface_snow_amount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vective Precipitation</text:p>
          </table:table-cell>
          <table:table-cell table:style-name="ce9" office:value-type="string">
            <text:p>Atmosphere - TurbulenceCloudsConvection</text:p>
          </table:table-cell>
          <table:table-cell table:style-name="ce33" office:value-type="string">
            <text:p>convective_precipitation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olid Precipitation</text:p>
          </table:table-cell>
          <table:table-cell table:style-name="ce9" office:value-type="string">
            <text:p>Atmosphere - TurbulenceCloudsConvection</text:p>
          </table:table-cell>
          <table:table-cell table:style-name="ce33" office:value-type="string">
            <text:p>solid_precipitation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tal Runoff</text:p>
          </table:table-cell>
          <table:table-cell table:style-name="ce9" office:value-type="string">
            <text:p>LandSurface - LandSurfaceSoil - SoilHydrology - Runoff</text:p>
          </table:table-cell>
          <table:table-cell table:style-name="ce33" office:value-type="string">
            <text:p>runoff_flux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12"/>
          <table:table-cell table:number-columns-repeated="1021"/>
        </table:table-row>
        <table:table-row table:style-name="ro2">
          <table:table-cell table:style-name="ce9" office:value-type="string">
            <text:p>Eastward Wind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eastward_wind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orthward Wind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northward_wind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aily Maximum Wind Speed</text:p>
          </table:table-cell>
          <table:table-cell table:style-name="ce9" office:value-type="string">
            <text:p>Atmosphere</text:p>
          </table:table-cell>
          <table:table-cell table:style-name="ce33" office:value-type="string">
            <text:p>wind_speed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Upward Latent Heat Flux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surface_upward_latent_heat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Upward Sensible Heat Flux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surface_upward_sensible_heat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ownwelling Longwave Radiation</text:p>
          </table:table-cell>
          <table:table-cell table:style-name="ce9" office:value-type="string">
            <text:p>Atmosphere - AtmosRadiation - Longwave</text:p>
          </table:table-cell>
          <table:table-cell table:style-name="ce33" office:value-type="string">
            <text:p>surface_downwelling_long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Upwelling Longwave Radiation</text:p>
          </table:table-cell>
          <table:table-cell table:style-name="ce9" office:value-type="string">
            <text:p>Atmosphere - AtmosRadiation - Longwave</text:p>
          </table:table-cell>
          <table:table-cell table:style-name="ce33" office:value-type="string">
            <text:p>surface_upwelling_long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ownwelling Shortwave Radiation</text:p>
          </table:table-cell>
          <table:table-cell table:style-name="ce9" office:value-type="string">
            <text:p>Atmosphere - AtmosRadiation - Shortwave</text:p>
          </table:table-cell>
          <table:table-cell table:style-name="ce33" office:value-type="string">
            <text:p>surface_downwelling_short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Upwelling Shortwave Radiation</text:p>
          </table:table-cell>
          <table:table-cell table:style-name="ce9" office:value-type="string">
            <text:p>Atmosphere - AtmosRadiation - Shortwave</text:p>
          </table:table-cell>
          <table:table-cell table:style-name="ce33" office:value-type="string">
            <text:p>surface_upwelling_short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A Outgoing Longwave Radiation</text:p>
          </table:table-cell>
          <table:table-cell table:style-name="ce9" office:value-type="string">
            <text:p>Atmosphere - AtmosRadiation - Longwave</text:p>
          </table:table-cell>
          <table:table-cell table:style-name="ce33" office:value-type="string">
            <text:p>toa_outgoing_longwave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Mean Square of Sea Surface Temperature</text:p>
          </table:table-cell>
          <table:table-cell table:style-name="ce9" office:value-type="string">
            <text:p>Ocean</text:p>
          </table:table-cell>
          <table:table-cell table:style-name="ce32" office:value-type="string">
            <text:p>square_of_sea_surface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Eastward Sea Ice Velocity</text:p>
          </table:table-cell>
          <table:table-cell table:style-name="ce9" office:value-type="string">
            <text:p>SeaIce - SeaIceDynamics - Advection</text:p>
          </table:table-cell>
          <table:table-cell table:style-name="ce32" office:value-type="string">
            <text:p>eastward_sea_ice_veloc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orthward Sea Ice Velocity</text:p>
          </table:table-cell>
          <table:table-cell table:style-name="ce9" office:value-type="string">
            <text:p>SeaIce - SeaIceDynamics - Advection</text:p>
          </table:table-cell>
          <table:table-cell table:style-name="ce32" office:value-type="string">
            <text:p>northward_sea_ice_veloc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Ice Area Fraction</text:p>
          </table:table-cell>
          <table:table-cell table:style-name="ce9" office:value-type="string">
            <text:p>SeaIce</text:p>
          </table:table-cell>
          <table:table-cell table:style-name="ce32" office:value-type="string">
            <text:p>sea_ice_area_fra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Ice Thickness</text:p>
          </table:table-cell>
          <table:table-cell table:style-name="ce9" office:value-type="string">
            <text:p>SeaIce - SeaIceDynamics AND SeaIce - SeaIceThermodynamics</text:p>
          </table:table-cell>
          <table:table-cell table:style-name="ce32" office:value-type="string">
            <text:p>sea_ice_thickness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9" office:value-type="string">
            <text:p>Air Temperature</text:p>
          </table:table-cell>
          <table:table-cell table:style-name="ce9" office:value-type="string">
            <text:p>Atmosphere</text:p>
          </table:table-cell>
          <table:table-cell table:style-name="ce28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Relative Humidity</text:p>
          </table:table-cell>
          <table:table-cell table:style-name="ce9" office:value-type="string">
            <text:p>Atmosphere</text:p>
          </table:table-cell>
          <table:table-cell table:style-name="ce28" office:value-type="string">
            <text:p>relative_humid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pecific Humidity</text:p>
          </table:table-cell>
          <table:table-cell table:style-name="ce9" office:value-type="string">
            <text:p>Atmosphere</text:p>
          </table:table-cell>
          <table:table-cell table:style-name="ce28" office:value-type="string">
            <text:p>specific_humid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omega (=dp/dt)</text:p>
          </table:table-cell>
          <table:table-cell table:style-name="ce9" office:value-type="string">
            <text:p>Atmosphere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orthward Wind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northward_wind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Eastward Wind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eastward_wind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Fields (sampled every 6 hours) for driving regional model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Air Temperature</text:p>
          </table:table-cell>
          <table:table-cell table:style-name="ce9" office:value-type="string">
            <text:p>Atmosphere</text:p>
          </table:table-cell>
          <table:table-cell table:style-name="ce28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Eastward Wind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eastward_wind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orthward Wind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northward_wind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pecific Humidity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specific_humid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Air Pressure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surface_air_pressur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 office:value-type="string">
            <text:p>Fields (sampled every 6 hours) for storm-track analysis and other advanced diagnostic application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Eastward Wind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eastward_wind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orthward Wind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northward_wind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Air Temperature</text:p>
          </table:table-cell>
          <table:table-cell table:style-name="ce9" office:value-type="string">
            <text:p>Atmosphere</text:p>
          </table:table-cell>
          <table:table-cell table:style-name="ce28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Level Pressure</text:p>
          </table:table-cell>
          <table:table-cell table:style-name="ce9" office:value-type="string">
            <text:p>Atmosphere</text:p>
          </table:table-cell>
          <table:table-cell table:style-name="ce33" office:value-type="string">
            <text:p>air_pressure_at_sea_level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2-D Atmospheric and Surface Fields Sampled every 3 hour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Precipitation</text:p>
          </table:table-cell>
          <table:table-cell table:style-name="ce9" office:value-type="string">
            <text:p>Atmosphere - TurbulenceCloudsConvection</text:p>
          </table:table-cell>
          <table:table-cell table:style-name="ce33" office:value-type="string">
            <text:p>precipitation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Air Temperature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Upward Latent Heat Flux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surface_upward_latent_heat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Upward Sensible Heat Flux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surface_upward_sensible_heat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ownwelling Longwave Radiation</text:p>
          </table:table-cell>
          <table:table-cell table:style-name="ce9" office:value-type="string">
            <text:p>Atmosphere - Radiation - Longwave</text:p>
          </table:table-cell>
          <table:table-cell table:style-name="ce33" office:value-type="string">
            <text:p>surface_downwelling_long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Upwelling Longwave Radiation</text:p>
          </table:table-cell>
          <table:table-cell table:style-name="ce9" office:value-type="string">
            <text:p>Atmosphere - Radiation - Longwave</text:p>
          </table:table-cell>
          <table:table-cell table:style-name="ce33" office:value-type="string">
            <text:p>surface_upwelling_long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ownwelling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33" office:value-type="string">
            <text:p>surface_downwelling_short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Upwelling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33" office:value-type="string">
            <text:p>surface_upwelling_shortwave_flux_in_air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12"/>
          <table:table-cell table:number-columns-repeated="1021"/>
        </table:table-row>
        <table:table-row table:style-name="ro2">
          <table:table-cell table:style-name="ce9" office:value-type="string">
            <text:p>Eastward Near-Surface Wind Speed</text:p>
          </table:table-cell>
          <table:table-cell table:style-name="ce9" office:value-type="string">
            <text:p>Atmosphere</text:p>
          </table:table-cell>
          <table:table-cell table:style-name="ce33" office:value-type="string">
            <text:p>eastward_wind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orthward Near-Surface Wind Speed</text:p>
          </table:table-cell>
          <table:table-cell table:style-name="ce9" office:value-type="string">
            <text:p>Atmosphere</text:p>
          </table:table-cell>
          <table:table-cell table:style-name="ce33" office:value-type="string">
            <text:p>northward_wind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ear-Surface Specific Humidity</text:p>
          </table:table-cell>
          <table:table-cell table:style-name="ce9" office:value-type="string">
            <text:p>Atmosphere</text:p>
          </table:table-cell>
          <table:table-cell table:style-name="ce33" office:value-type="string">
            <text:p>specific_humid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Moisture in Upper 0.1 m of Soil Column</text:p>
          </table:table-cell>
          <table:table-cell table:style-name="ce9" office:value-type="string">
            <text:p>LandSurface - LandSurfaceSoil - SoilHydrology</text:p>
          </table:table-cell>
          <table:table-cell table:style-name="ce33" office:value-type="string">
            <text:p>moisture_content_of_soil_laye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Temperature Where Land or Sea Ice</text:p>
          </table:table-cell>
          <table:table-cell table:style-name="ce9" office:value-type="string">
            <text:p>LandSurface AND SeaIce - SeaIceThermodynamics</text:p>
          </table:table-cell>
          <table:table-cell table:style-name="ce33" office:value-type="string">
            <text:p>surface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Surface Temperature</text:p>
          </table:table-cell>
          <table:table-cell table:style-name="ce9" office:value-type="string">
            <text:p>Ocean</text:p>
          </table:table-cell>
          <table:table-cell table:style-name="ce32" office:value-type="string">
            <text:p>sea_surface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vective Precipitation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29" office:value-type="string">
            <text:p>Convective_precipitation_flux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Snowfall Flux</text:p>
          </table:table-cell>
          <table:table-cell table:style-name="ce9" office:value-type="string">
            <text:p>Atmosphere - TurbulenceConvectionClouds - AtmosLargeScalePrecipitation AND Atmosphere - TurbulenceConvectionClouds - Microphysics</text:p>
          </table:table-cell>
          <table:table-cell table:style-name="ce25" office:value-type="string">
            <text:p>Snowfall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tal Runoff</text:p>
          </table:table-cell>
          <table:table-cell table:style-name="ce9" office:value-type="string">
            <text:p>LandSurface - LandSurfaceSoil - SoilHydrology</text:p>
          </table:table-cell>
          <table:table-cell table:style-name="ce33" office:value-type="string">
            <text:p>runoff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ownwelling Clear-Sky Longwave Radiation</text:p>
          </table:table-cell>
          <table:table-cell table:style-name="ce9" office:value-type="string">
            <text:p>Atmosphere - Radiation - Longwave</text:p>
          </table:table-cell>
          <table:table-cell table:style-name="ce29" office:value-type="string">
            <text:p>surface_downwelling_longwave_flux_in_air_assuming_clear_sk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ownwelling Clear-Sky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29" office:value-type="string">
            <text:p>surface_downwelling_shortwave_flux_in_air_assuming_clear_sk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Upwelling Clear-Sky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33" office:value-type="string">
            <text:p>surface_upwelling_shortwave_flux_in_air_assuming_clear_sk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Pressure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surface_press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tal Cloud Fraction</text:p>
          </table:table-cell>
          <table:table-cell table:style-name="ce9" office:value-type="string">
            <text:p>Atmosphere - TurbulenceConvectionClouds</text:p>
          </table:table-cell>
          <table:table-cell table:style-name="ce32" office:value-type="string">
            <text:p>total_cloud_fra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ownward Diffuse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CFMIP Monthly-Mean Cloud Diagnostic Field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Upwelling Longwave Radiation</text:p>
          </table:table-cell>
          <table:table-cell table:style-name="ce9" office:value-type="string">
            <text:p>Atmosphere - Radiation - Longwave</text:p>
          </table:table-cell>
          <table:table-cell table:style-name="ce33" office:value-type="string">
            <text:p>upwelling_long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Upwelling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33" office:value-type="string">
            <text:p>upwelling_short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ownwelling Longwave Radiation</text:p>
          </table:table-cell>
          <table:table-cell table:style-name="ce9" office:value-type="string">
            <text:p>Atmosphere - Radiation - Longwave</text:p>
          </table:table-cell>
          <table:table-cell table:style-name="ce33" office:value-type="string">
            <text:p>downwelling_long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ownwelling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33" office:value-type="string">
            <text:p>downwelling_short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Upwelling Clear-Sky Longwave Radiation</text:p>
          </table:table-cell>
          <table:table-cell table:style-name="ce9" office:value-type="string">
            <text:p>Atmosphere - Radiation - Longwave</text:p>
          </table:table-cell>
          <table:table-cell table:style-name="ce33" office:value-type="string">
            <text:p>upwelling_longwave_flux_in_air_assuming_clear_sk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Upwelling Clear-Sky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33" office:value-type="string">
            <text:p>upwelling_shortwave_flux_in_air_assuming_clear_sk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ownwelling Clear-Sky Longwave Radiation</text:p>
          </table:table-cell>
          <table:table-cell table:style-name="ce9" office:value-type="string">
            <text:p>Atmosphere - Radiation - Longwave</text:p>
          </table:table-cell>
          <table:table-cell table:style-name="ce33" office:value-type="string">
            <text:p>downwelling_longwave_flux_in_air_assuming_clear_sk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ownwelling Clear-Sky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33" office:value-type="string">
            <text:p>downwelling_shortwave_flux_in_air_assuming_clear_sky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12"/>
          <table:table-cell table:number-columns-repeated="1021"/>
        </table:table-row>
        <table:table-row table:style-name="ro2">
          <table:table-cell table:style-name="ce9" office:value-type="string">
            <text:p>Air Temperature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endency of Air Temperature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tendency_of_air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endency of Air Temperature due to Advection</text:p>
          </table:table-cell>
          <table:table-cell table:style-name="ce9" office:value-type="string">
            <text:p>Atmosphere - DynamicalCore</text:p>
          </table:table-cell>
          <table:table-cell table:style-name="ce32" office:value-type="string">
            <text:p>tendency_of_air_temperature_due_to_adve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endency of Air Temperature due to Diabatic Processes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tendency_of_air_temperature_due_to_diabatic_processes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Air Temperature due to Stratiform Cloud Condensation and Evaporation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endency of Air Temperature due to Radiative Heating</text:p>
          </table:table-cell>
          <table:table-cell table:style-name="ce9" office:value-type="string">
            <text:p>Atmosphere - Radiation</text:p>
          </table:table-cell>
          <table:table-cell table:style-name="ce32" office:value-type="string">
            <text:p>tendency_of_air_temperature_due_to_radiative_heating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endency of Air Temperature due to Moist Convection</text:p>
          </table:table-cell>
          <table:table-cell table:style-name="ce9" office:value-type="string">
            <text:p>Atmosphere - TurbulenceCloudsConvection</text:p>
          </table:table-cell>
          <table:table-cell table:style-name="ce32" office:value-type="string">
            <text:p>tendency_of_air_temperature_due_to_moist_convect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12"/>
          <table:table-cell table:number-columns-repeated="1021"/>
        </table:table-row>
        <table:table-row table:style-name="ro2">
          <table:table-cell table:style-name="ce9" office:value-type="string">
            <text:p>Specific Humidity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specific_humid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endency of Specific Humidity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tendency_of_specific_humid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endency of Specific Humidity due to Advection</text:p>
          </table:table-cell>
          <table:table-cell table:style-name="ce9" office:value-type="string">
            <text:p>Atmosphere - DynamicalCore</text:p>
          </table:table-cell>
          <table:table-cell table:style-name="ce32" office:value-type="string">
            <text:p>tendency_of_specific_humidity_due_to_adve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endency of Specific Humidity due to Convection</text:p>
          </table:table-cell>
          <table:table-cell table:style-name="ce9" office:value-type="string">
            <text:p>Atmosphere - TurbulenceCloudsConvection</text:p>
          </table:table-cell>
          <table:table-cell table:style-name="ce32" office:value-type="string">
            <text:p>tendency_of_specific_humidity_due_to_conve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endency of Specific Humidity due to Diffusion</text:p>
          </table:table-cell>
          <table:table-cell table:style-name="ce9" office:value-type="string">
            <text:p>Atmosphere - DynamicalCore</text:p>
          </table:table-cell>
          <table:table-cell table:style-name="ce32" office:value-type="string">
            <text:p>tendency_of_specific_humidity_due_to_diffus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Specific Humidity due to Stratiform Cloud Condensation and Evaporation</text:p>
          </table:table-cell>
          <table:table-cell table:style-name="ce9" office:value-type="string">
            <text:p>Atmosphere - TurbulenceCloudsConvection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endency of Specific Humidity due to Model Physics</text:p>
          </table:table-cell>
          <table:table-cell table:style-name="ce9" office:value-type="string">
            <text:p>Atmosphere - DynamicalCore</text:p>
          </table:table-cell>
          <table:table-cell table:style-name="ce32" office:value-type="string">
            <text:p>tendency_of_specific_humidity_due_to_model_physic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12"/>
          <table:table-cell table:number-columns-repeated="1021"/>
        </table:table-row>
        <table:table-row table:style-name="ro2">
          <table:table-cell table:style-name="ce9" office:value-type="string">
            <text:p>Eddy Viscosity Coefficients for Momentum</text:p>
          </table:table-cell>
          <table:table-cell table:style-name="ce18" office:value-type="string">
            <text:p>Atmosphere - DynamicalCore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Eddy Diffusivity Coefficients for Temperature</text:p>
          </table:table-cell>
          <table:table-cell table:style-name="ce18" office:value-type="string">
            <text:p>Atmosphere - DynamicalCore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Eddy Diffusivity Coefficients for Water</text:p>
          </table:table-cell>
          <table:table-cell table:style-name="ce18" office:value-type="string">
            <text:p>Atmosphere - DynamicalCore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12"/>
          <table:table-cell table:number-columns-repeated="1021"/>
        </table:table-row>
        <table:table-row table:style-name="ro2">
          <table:table-cell table:style-name="ce9" office:value-type="string">
            <text:p>Convective Cloud Area Fraction</text:p>
          </table:table-cell>
          <table:table-cell table:style-name="ce9" office:value-type="string">
            <text:p>Atmosphere - TurbulenceCloudsConvection</text:p>
          </table:table-cell>
          <table:table-cell table:style-name="ce28" office:value-type="string">
            <text:p>Convective Cloud Area Fra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Mass Fraction of Convective Cloud Liquid Water 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33" office:value-type="string">
            <text:p>mass_fraction_of_cloud_liquid_water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Mass Fraction of Convective Cloud Ice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33" office:value-type="string">
            <text:p>mass_fraction_of_cloud_ice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tratiform Cloud Area Fraction</text:p>
          </table:table-cell>
          <table:table-cell table:style-name="ce9" office:value-type="string">
            <text:p>Atmosphere - TurbulenceCloudsConvection</text:p>
          </table:table-cell>
          <table:table-cell table:style-name="ce33" office:value-type="string">
            <text:p>large_scale_cloud_area_fra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Mass Fraction of Stratiform Cloud Liquid Water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9" office:value-type="string">
            <text:p>Mass_Fraction_of_Stratiform_Cloud_Liquid_Water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Mass Fraction of Stratiform Cloud Ice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9" office:value-type="string">
            <text:p>Mass_Fraction_of_Stratiform_Cloud_Ice_in_air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12"/>
          <table:table-cell table:number-columns-repeated="1021"/>
        </table:table-row>
        <table:table-row table:style-name="ro2">
          <table:table-cell table:style-name="ce9" office:value-type="string">
            <text:p>Updraught Convective Mass Flux</text:p>
          </table:table-cell>
          <table:table-cell table:style-name="ce9" office:value-type="string">
            <text:p>Atmosphere - TurbulenceCloudsConvection</text:p>
          </table:table-cell>
          <table:table-cell table:style-name="ce33" office:value-type="string">
            <text:p>atmosphere_convective_mass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owndraught Convective Mass Flux</text:p>
          </table:table-cell>
          <table:table-cell table:style-name="ce9" office:value-type="string">
            <text:p>Atmosphere - TurbulenceCloudsConvection</text:p>
          </table:table-cell>
          <table:table-cell table:style-name="ce33" office:value-type="string">
            <text:p>atmosphere_convective_mass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hallow Convective Mass Flux</text:p>
          </table:table-cell>
          <table:table-cell table:style-name="ce9" office:value-type="string">
            <text:p>Atmosphere - TurbulenceCloudsConvection</text:p>
          </table:table-cell>
          <table:table-cell table:style-name="ce33" office:value-type="string">
            <text:p>atmosphere_convective_mass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eep Convective Mass Flux</text:p>
          </table:table-cell>
          <table:table-cell table:style-name="ce9" office:value-type="string">
            <text:p>Atmosphere - TurbulenceCloudsConvection</text:p>
          </table:table-cell>
          <table:table-cell table:style-name="ce33" office:value-type="string">
            <text:p>atmosphere_convective_mass_flux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12"/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Liquid Water due to Condensation and Evaporation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9" office:value-type="string">
            <text:p>Tendency_of_Mass_Fraction_of_Stratiform_Cloud_Liquid_Water_in_air_due_to_Condensation_and_Evapora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Liquid Water Due Convective Detrainment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Liquid Water due to Homogeneous Nucleation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9" office:value-type="string">
            <text:p>Tendency_of_Mass_Fraction_of_Stratiform_Cloud_Liquid_Water_in_air_due_to_Homogeneous_Nuclea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Liquid Water due to Heterogeneous Nucleation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9" office:value-type="string">
            <text:p>Tendency_of_Mass_Fraction_of_Stratiform_Cloud_Liquid_Water_in_air_due_to_Heterogeneous_Nucleation</text:p>
          </table:table-cell>
          <table:table-cell table:number-columns-repeated="1021"/>
        </table:table-row>
        <table:table-row table:style-name="ro5">
          <table:table-cell table:style-name="ce9" office:value-type="string">
            <text:p>Tendency of Mass Fraction of Stratiform Cloud Liquid Water due to Riming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9" office:value-type="string">
            <text:p>Tendency_of_Mass_Fraction_of_Stratiform_Cloud_Liquid_Water_in_air_due_to_Rming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Liquid Water due to Accretion to Rain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9" office:value-type="string">
            <text:p>Tendency_of_Mass_Fraction_of_Stratiform_Cloud_Liquid_Water_in_air_due_to_Accretion_to_Rai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Liquid Water due to Accretion to Snow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9" office:value-type="string">
            <text:p>Tendency_of_Mass_Fraction_of_Stratiform_Cloud_Liquid_Water_in_air_due_to_Accretion_to_Snow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Liquid Water due to Melting From Cloud Ice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9" office:value-type="string">
            <text:p>Tendency_of_Mass_Fraction_of_Stratiform_Cloud_Liquid_Water_in_air_due_to_Melting_from_cloud_ice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Liquid Water due to Autoconversion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9" office:value-type="string">
            <text:p>Tendency_of_Mass_Fraction_of_Stratiform_Cloud_Liquid_Water_in_air_due_to_Autoconvers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Liquid Water due to Advection</text:p>
          </table:table-cell>
          <table:table-cell table:style-name="ce9" office:value-type="string">
            <text:p>Atmosphere - DynamicalCore</text:p>
          </table:table-cell>
          <table:table-cell table:style-name="ce29" office:value-type="string">
            <text:p>Tendency_of_Mass_Fraction_of_Stratiform_Cloud_Liquid_Water_in_air_due_to_Advect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12"/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Ice Due Convective Detrainment</text:p>
          </table:table-cell>
          <table:table-cell table:style-name="ce9" office:value-type="string">
            <text:p>Atmosphere - TurbulenceCloudsConvection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Ice due to Homogeneous Nucleation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9" office:value-type="string">
            <text:p>Tendency_of_Mass_Fraction_of_Stratiform_Cloud_Ice_in_air_due_to_Homogeneous_Nuclea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Ice due to Heterogeneous Nucleation From Cloud Liquid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9" office:value-type="string">
            <text:p>Tendency_of_Mass_Fraction_of_Stratiform_Cloud_Ice_in_air_due_to_Heterogeneous_Nucleation_from_cloud_liquid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Ice due to Heterogeneous Nucleation From Water Vapor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9" office:value-type="string">
            <text:p>Tendency_of_Mass_Fraction_of_Stratiform_Cloud_Ice_in_air_due_to_Heterogeneous_Nucleation_from_water_vapour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Ice due to Riming From Cloud Liquid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9" office:value-type="string">
            <text:p>Tendency_of_Mass_Fraction_of_Stratiform_Cloud_Ice_in_air_due_to_Riming_from_cloud_liquid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Tendency of Mass Fraction of Stratiform Cloud Ice due to Riming From Rain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9" office:value-type="string">
            <text:p>Tendency_of_Mass_Fraction_of_Stratiform_Cloud_Ice_in_air_due_to_Riming_from_rai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Ice due to Deposition and Sublimation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9" office:value-type="string">
            <text:p>Tendency_of_Mass_Fraction_of_Stratiform_Cloud_Ice_in_air_due_to_Deposition_and_Sublima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Ice due to Aggregation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9" office:value-type="string">
            <text:p>Tendency_of_Mass_Fraction_of_Stratiform_Cloud_Ice_in_air_due_to_Aggrega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Ice due to Accretion to Snow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9" office:value-type="string">
            <text:p>Tendency_of_Mass_Fraction_of_Stratiform_Cloud_Ice_in_air_due_to_Accretion_to_snow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Ice due to Evaporation of Melting Ice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9" office:value-type="string">
            <text:p>Tendency_of_Mass_Fraction_of_Stratiform_Cloud_Ice_in_air_due_to_Evaporation_of_melting_ice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Ice due to Melting to Rain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9" office:value-type="string">
            <text:p>Tendency_of_Mass_Fraction_of_Stratiform_Cloud_Ice_in_air_due_to_Melting_to_Rai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Ice due to Melting to Cloud Liquid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9" office:value-type="string">
            <text:p>Tendency_of_Mass_Fraction_of_Stratiform_Cloud_Ice_in_air_due_to_Melting_to_Cloud_liquid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endency of Mass Fraction of Stratiform Cloud Ice due to Icefall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9" office:value-type="string">
            <text:p>Tendency_of_Mass_Fraction_of_Stratiform_Cloud_Ice_in_air_due_to_Icefall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Ice due to Advection</text:p>
          </table:table-cell>
          <table:table-cell table:style-name="ce9" office:value-type="string">
            <text:p>Atmosphere - DynamicalCore</text:p>
          </table:table-cell>
          <table:table-cell table:style-name="ce29" office:value-type="string">
            <text:p>Tendency_of_Mass_Fraction_of_Stratiform_Cloud_Ice_in_air_due_to_Advect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Default"/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Condensed Water due to Condensation and Evaporation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9" office:value-type="string">
            <text:p>Tendency_of_Mass_Fraction_of_Stratiform_Cloud_condensed_water_in_air_due_to_condensation_and_evapora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Condensed Water due to Autoconversion to Rain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9" office:value-type="string">
            <text:p>Tendency_of_Mass_Fraction_of_Stratiform_Cloud_condensed_water_in_air_due_to_autoconversion_to_rai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Condensed Water due to Autoconversion to Snow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9" office:value-type="string">
            <text:p>Tendency_of_Mass_Fraction_of_Stratiform_Cloud_condensed_water_in_air_due_to_autoconversion_to_snow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Condensed Water due to Icefall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9" office:value-type="string">
            <text:p>Tendency_of_Mass_Fraction_of_Stratiform_Cloud_condensed_water_in_air_due_to_icefall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Condensed Water due to Advection</text:p>
          </table:table-cell>
          <table:table-cell table:style-name="ce9" office:value-type="string">
            <text:p>Atmosphere - DynamicalCore</text:p>
          </table:table-cell>
          <table:table-cell table:style-name="ce29" office:value-type="string">
            <text:p>Tendency_of_Mass_Fraction_of_Stratiform_Cloud_condensed_water_in_air_due_to_advection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12" office:value-type="string">
            <text:p>TOA Outgoing Shortwave Radiation in 4XCO2 Atmosphere</text:p>
          </table:table-cell>
          <table:table-cell table:style-name="ce9" office:value-type="string">
            <text:p>Atmosphere - AtmosRadiation - Shortwave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OA Outgoing Longwave Radiation 4XCO2 Atmosphere</text:p>
          </table:table-cell>
          <table:table-cell table:style-name="ce9" office:value-type="string">
            <text:p>Atmosphere - AtmosRadiation - Longwave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OA Outgoing Clear-Sky Shortwave Radiation 4XCO2 Atmosphere</text:p>
          </table:table-cell>
          <table:table-cell table:style-name="ce9" office:value-type="string">
            <text:p>Atmosphere - AtmosRadiation - Shortwave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OA Outgoing Clear-Sky Longwave Radiation 4XCO2 Atmosphere</text:p>
          </table:table-cell>
          <table:table-cell table:style-name="ce9" office:value-type="string">
            <text:p>Atmosphere - AtmosRadiation - longwave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/>
          <table:table-cell table:style-name="ce5"/>
          <table:table-cell table:number-columns-repeated="1021"/>
        </table:table-row>
        <table:table-row table:style-name="ro2">
          <table:table-cell table:style-name="ce12" office:value-type="string">
            <text:p>Upwelling Longwave Radiation 4XCO2 Atmosphere</text:p>
          </table:table-cell>
          <table:table-cell table:style-name="ce9" office:value-type="string">
            <text:p>Atmosphere - AtmosRadiation - longwave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Upwelling Shortwave Radiation 4XCO2 Atmosphere</text:p>
          </table:table-cell>
          <table:table-cell table:style-name="ce9" office:value-type="string">
            <text:p>Atmosphere - AtmosRadiation - Shortwave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Downwelling Longwave Radiation 4XCO2 Atmosphere</text:p>
          </table:table-cell>
          <table:table-cell table:style-name="ce9" office:value-type="string">
            <text:p>Atmosphere - AtmosRadiation - longwave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Downwelling Shortwave Radiation 4XCO2 Atmosphere</text:p>
          </table:table-cell>
          <table:table-cell table:style-name="ce9" office:value-type="string">
            <text:p>Atmosphere - AtmosRadiation - Shortwave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Upwelling Clear-Sky Longwave Radiation 4XCO2 Atmosphere</text:p>
          </table:table-cell>
          <table:table-cell table:style-name="ce9" office:value-type="string">
            <text:p>Atmosphere - AtmosRadiation - longwave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Upwelling Clear-Sky Shortwave Radiation 4XCO2 Atmosphere</text:p>
          </table:table-cell>
          <table:table-cell table:style-name="ce9" office:value-type="string">
            <text:p>Atmosphere - AtmosRadiation - Shortwave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Downwelling Clear-Sky Longwave Radiation 4XCO2 Atmosphere</text:p>
          </table:table-cell>
          <table:table-cell table:style-name="ce9" office:value-type="string">
            <text:p>Atmosphere - AtmosRadiation - longwave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Downwelling Clear-Sky Shortwave Radiation 4XCO2 Atmosphere</text:p>
          </table:table-cell>
          <table:table-cell table:style-name="ce9" office:value-type="string">
            <text:p>Atmosphere - AtmosRadiation - Shortwave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12" office:value-type="string">
            <text:p>ISSCP Total Cloud Fraction</text:p>
          </table:table-cell>
          <table:table-cell table:style-name="ce18" office:value-type="string">
            <text:p>Outputs from Simulator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ISSCP Mean Cloud Albedo</text:p>
          </table:table-cell>
          <table:table-cell table:style-name="ce18" office:value-type="string">
            <text:p>Outputs from Simulator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ISSCP Mean Cloud Top Pressure</text:p>
          </table:table-cell>
          <table:table-cell table:style-name="ce18" office:value-type="string">
            <text:p>Outputs from Simulator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ISSCP Cloud Area Fraction</text:p>
          </table:table-cell>
          <table:table-cell table:style-name="ce18" office:value-type="string">
            <text:p>Outputs from Simulator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1">
          <table:table-cell table:style-name="ce12"/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12" office:value-type="string">
            <text:p>CALIPSO Total Cloud Fraction</text:p>
          </table:table-cell>
          <table:table-cell table:style-name="ce18" office:value-type="string">
            <text:p>Outputs from Simulator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ALIPSO Low Level Cloud Fraction </text:p>
          </table:table-cell>
          <table:table-cell table:style-name="ce18" office:value-type="string">
            <text:p>Outputs from Simulator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ALIPSO Mid Level Cloud Fraction </text:p>
          </table:table-cell>
          <table:table-cell table:style-name="ce18" office:value-type="string">
            <text:p>Outputs from Simulator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ALIPSO High Level Cloud Fraction </text:p>
          </table:table-cell>
          <table:table-cell table:style-name="ce18" office:value-type="string">
            <text:p>Outputs from Simulator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ALIPSO Cloud Fraction </text:p>
          </table:table-cell>
          <table:table-cell table:style-name="ce18" office:value-type="string">
            <text:p>Outputs from Simulator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ARASOL Reflectance </text:p>
          </table:table-cell>
          <table:table-cell table:style-name="ce18" office:value-type="string">
            <text:p>Outputs from Simulator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"CFMIP Monthly Offline" Cloud Diagnostic Fields</text:p>
          </table:table-cell>
          <table:table-cell table:style-name="ce23"/>
          <table:table-cell table:number-columns-repeated="1022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ALIPSO Cloud Fraction</text:p>
          </table:table-cell>
          <table:table-cell table:style-name="ce18" office:value-type="string">
            <text:p>Outputs from Simulator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ALIPSO Cloud Fraction Undetected by CloudSat</text:p>
          </table:table-cell>
          <table:table-cell table:style-name="ce18" office:value-type="string">
            <text:p>Outputs from Simulator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loudSat Radar Reflectivity</text:p>
          </table:table-cell>
          <table:table-cell table:style-name="ce18" office:value-type="string">
            <text:p>Outputs from Simulator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ALIPSO Scattering Ratio</text:p>
          </table:table-cell>
          <table:table-cell table:style-name="ce18" office:value-type="string">
            <text:p>Outputs from Simulator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ARASOL Reflectance</text:p>
          </table:table-cell>
          <table:table-cell table:style-name="ce18" office:value-type="string">
            <text:p>Outputs from Simulator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ALIPSO Total Cloud Fraction </text:p>
          </table:table-cell>
          <table:table-cell table:style-name="ce18" office:value-type="string">
            <text:p>Outputs from Simulator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ALIPSO Low Level Cloud Fraction </text:p>
          </table:table-cell>
          <table:table-cell table:style-name="ce18" office:value-type="string">
            <text:p>Outputs from Simulator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ALIPSO Mid Level Cloud Fraction </text:p>
          </table:table-cell>
          <table:table-cell table:style-name="ce18" office:value-type="string">
            <text:p>Outputs from Simulator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ALIPSO High Level Cloud Fraction </text:p>
          </table:table-cell>
          <table:table-cell table:style-name="ce18" office:value-type="string">
            <text:p>Outputs from Simulator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CFMIP Daily-Mean Cloud Diagnostic Fields</text:p>
          </table:table-cell>
          <table:table-cell table:style-name="ce23"/>
          <table:table-cell table:number-columns-repeated="1022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air pressure</text:p>
          </table:table-cell>
          <table:table-cell table:style-name="ce5" office:value-type="string">
            <text:p>Atmosphere</text:p>
          </table:table-cell>
          <table:table-cell table:style-name="ce31" office:value-type="string">
            <text:p>surface_air_pressur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OA Incident Shortwave Radiation</text:p>
          </table:table-cell>
          <table:table-cell table:style-name="ce9" office:value-type="string">
            <text:p>Atmosphere - AtmosRadiation - Shortwave</text:p>
          </table:table-cell>
          <table:table-cell table:style-name="ce29" office:value-type="string">
            <text:p>toa_incoming_shortwave_flux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OA Outgoing Shortwave Radiation</text:p>
          </table:table-cell>
          <table:table-cell table:style-name="ce9" office:value-type="string">
            <text:p>Atmosphere - AtmosRadiation - Shortwave</text:p>
          </table:table-cell>
          <table:table-cell table:style-name="ce29" office:value-type="string">
            <text:p>toa_outcoming_shortwave_flux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downwelling clear sky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29" office:value-type="string">
            <text:p>surface_downwelling_shortwave_flux_in_air_assuming_clear_sky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downwelling clear sky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29" office:value-type="string">
            <text:p>surface_downwelling_shortwave_flux_in_air_assuming_clear_sk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ownwelling clear-sky longwave radiation</text:p>
          </table:table-cell>
          <table:table-cell table:style-name="ce9" office:value-type="string">
            <text:p>Atmosphere - Radiation - Longwave</text:p>
          </table:table-cell>
          <table:table-cell table:style-name="ce29" office:value-type="string">
            <text:p>surface_downwelling_longwave_flux_in_air_assuming_clear_sky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toa outgoing clear-sky longwave radiation</text:p>
          </table:table-cell>
          <table:table-cell table:style-name="ce9" office:value-type="string">
            <text:p>Atmosphere - Radiation - Longwave</text:p>
          </table:table-cell>
          <table:table-cell table:style-name="ce29" office:value-type="string">
            <text:p>toa_outgoing_longwave_flux_assuming_clear_sky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toa outgoing clear-sky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29" office:value-type="string">
            <text:p>toa_outgoing_shortwave_flux_assuming_clear_sky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total cloud fraction</text:p>
          </table:table-cell>
          <table:table-cell table:style-name="ce9" office:value-type="string">
            <text:p>Atmosphere - TurbulenceConvectionClouds</text:p>
          </table:table-cell>
          <table:table-cell table:style-name="ce29" office:value-type="string">
            <text:p>cloud_area_fraction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olumn Integerated Cloud Water Content</text:p>
          </table:table-cell>
          <table:table-cell table:style-name="ce9" office:value-type="string">
            <text:p>Atmosphere - TurbulenceConvectionClouds</text:p>
          </table:table-cell>
          <table:table-cell table:style-name="ce29" office:value-type="string">
            <text:p>atmosphere_cloud_liquid_water_content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olumn Integerated Cloud Ice Content</text:p>
          </table:table-cell>
          <table:table-cell table:style-name="ce9" office:value-type="string">
            <text:p>Atmosphere - TurbulenceConvectionClouds</text:p>
          </table:table-cell>
          <table:table-cell table:style-name="ce29" office:value-type="string">
            <text:p>atmosphere_cloud_ice_content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omega (=dp/dt)</text:p>
          </table:table-cell>
          <table:table-cell table:style-name="ce9" office:value-type="string">
            <text:p>Atmosphere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Air Temperature</text:p>
          </table:table-cell>
          <table:table-cell table:style-name="ce9" office:value-type="string">
            <text:p>Atmosphere</text:p>
          </table:table-cell>
          <table:table-cell table:style-name="ce28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Air Pressure at Convective Cloud Base</text:p>
          </table:table-cell>
          <table:table-cell table:style-name="ce9" office:value-type="string">
            <text:p>Atmosphere</text:p>
          </table:table-cell>
          <table:table-cell table:style-name="ce28" office:value-type="string">
            <text:p>air_pressure_at_convective_cloud_bas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Air Pressure at Convective Cloud Top</text:p>
          </table:table-cell>
          <table:table-cell table:style-name="ce9" office:value-type="string">
            <text:p>Atmosphere</text:p>
          </table:table-cell>
          <table:table-cell table:style-name="ce28" office:value-type="string">
            <text:p>air_pressure_at_convective_cloud_top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onvective Precipitation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29" office:value-type="string">
            <text:p>Convective_precipitation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Upward Latent Heat Flux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surface_upward_latent_heat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Upward Sensible Heat Flux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surface_upward_sensible_heat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ownwelling Longwave Radiation</text:p>
          </table:table-cell>
          <table:table-cell table:style-name="ce9" office:value-type="string">
            <text:p>Atmosphere - Radiation - Longwave</text:p>
          </table:table-cell>
          <table:table-cell table:style-name="ce33" office:value-type="string">
            <text:p>surface_downwelling_long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Upwelling Longwave Radiation</text:p>
          </table:table-cell>
          <table:table-cell table:style-name="ce9" office:value-type="string">
            <text:p>Atmosphere - Radiation - Longwave</text:p>
          </table:table-cell>
          <table:table-cell table:style-name="ce33" office:value-type="string">
            <text:p>surface_upwelling_long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ownwelling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33" office:value-type="string">
            <text:p>surface_downwelling_short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Upwelling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33" office:value-type="string">
            <text:p>surface_upwelling_shortwave_flux_in_ai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OA Outgoing Longwave Radiation</text:p>
          </table:table-cell>
          <table:table-cell table:style-name="ce9" office:value-type="string">
            <text:p>Atmosphere - Radiation - Longwave</text:p>
          </table:table-cell>
          <table:table-cell table:style-name="ce29" office:value-type="string">
            <text:p>toa_outgoing_longwave_flux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ISSCP Total Total Cloud Fraction</text:p>
          </table:table-cell>
          <table:table-cell table:style-name="ce18" office:value-type="string">
            <text:p>Outputs from Simulator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ISSCP Mean Cloud Albedo</text:p>
          </table:table-cell>
          <table:table-cell table:style-name="ce18" office:value-type="string">
            <text:p>Outputs from Simulator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ISSCP Mean Cloud Top Pressure</text:p>
          </table:table-cell>
          <table:table-cell table:style-name="ce18" office:value-type="string">
            <text:p>Outputs from Simulator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ARASOL Reflectance</text:p>
          </table:table-cell>
          <table:table-cell table:style-name="ce18" office:value-type="string">
            <text:p>Outputs from Simulator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ALIPSO Total Cloud Fraction </text:p>
          </table:table-cell>
          <table:table-cell table:style-name="ce18" office:value-type="string">
            <text:p>Outputs from Simulator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ALIPSO Low Level Cloud Fraction </text:p>
          </table:table-cell>
          <table:table-cell table:style-name="ce18" office:value-type="string">
            <text:p>Outputs from Simulator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ALIPSO Mid Level Cloud Fraction </text:p>
          </table:table-cell>
          <table:table-cell table:style-name="ce18" office:value-type="string">
            <text:p>Outputs from Simulator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ALIPSO High Level Cloud Fraction </text:p>
          </table:table-cell>
          <table:table-cell table:style-name="ce18" office:value-type="string">
            <text:p>Outputs from Simulator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12" office:value-type="string">
            <text:p>Eastward Wind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eastward_wind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Northward Wind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northward_wind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Air Temperature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Specific Humidity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specific_humidity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omega (=dp/dt)</text:p>
          </table:table-cell>
          <table:table-cell table:style-name="ce9" office:value-type="string">
            <text:p>Atmosphere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Geopotential Height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geopotential_height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Relative Humidity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relative_humidity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loud Area Fraction in Atmosphere Layer</text:p>
          </table:table-cell>
          <table:table-cell table:style-name="ce9" office:value-type="string">
            <text:p>Atmosphere - TurbulenceConvectionClouds</text:p>
          </table:table-cell>
          <table:table-cell table:style-name="ce32" office:value-type="string">
            <text:p>Cloud_Area_Fraction_in_Atmosphere_Laye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Mass Fraction of Cloud Liquid Water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3" office:value-type="string">
            <text:p>Mass_Fraction_of_Cloud_Liquid_Water_in_ai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Mass Fraction of Cloud Ice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3" office:value-type="string">
            <text:p>Mass_Fraction_of_Cloud_Ice_in_ai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onvective Mass Flux</text:p>
          </table:table-cell>
          <table:table-cell table:style-name="ce9" office:value-type="string">
            <text:p>Atmosphere - TurbulenceConvectionClouds</text:p>
          </table:table-cell>
          <table:table-cell table:style-name="ce33" office:value-type="string">
            <text:p>Atmosphere_Convective_Mass_Flux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ALIPSO Cloud Fraction</text:p>
          </table:table-cell>
          <table:table-cell table:style-name="ce18" office:value-type="string">
            <text:p>Outputs from Simulator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ISSCP Cloud Area Fraction</text:p>
          </table:table-cell>
          <table:table-cell table:style-name="ce18" office:value-type="string">
            <text:p>Outputs from Simulator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ressure on Model Levels</text:p>
          </table:table-cell>
          <table:table-cell table:style-name="ce9" office:value-type="string">
            <text:p>Atmosphere</text:p>
          </table:table-cell>
          <table:table-cell table:style-name="ce33" office:value-type="string">
            <text:p>air_pressur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ressure on Model Half-Levels</text:p>
          </table:table-cell>
          <table:table-cell table:style-name="ce9" office:value-type="string">
            <text:p>Atmosphere</text:p>
          </table:table-cell>
          <table:table-cell table:style-name="ce33" office:value-type="string">
            <text:p>air_pressur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CFMIP 3-Hourly Cloud Diagnostic Fields</text:p>
          </table:table-cell>
          <table:table-cell table:style-name="ce23"/>
          <table:table-cell table:number-columns-repeated="1022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ALIPSO Cloud Area Fraction</text:p>
          </table:table-cell>
          <table:table-cell table:style-name="ce18" office:value-type="string">
            <text:p>Outputs from Simulator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ALIPSO Cloud Fraction Undetected by CloudSat</text:p>
          </table:table-cell>
          <table:table-cell table:style-name="ce18" office:value-type="string">
            <text:p>Outputs from Simulator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loudSat Radar Reflectivity CFAD</text:p>
          </table:table-cell>
          <table:table-cell table:style-name="ce18" office:value-type="string">
            <text:p>Outputs from Simulator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ALIPSO Scattering Ratio CFAD</text:p>
          </table:table-cell>
          <table:table-cell table:style-name="ce18" office:value-type="string">
            <text:p>Outputs from Simulator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ARASOL Reflectance</text:p>
          </table:table-cell>
          <table:table-cell table:style-name="ce18" office:value-type="string">
            <text:p>Outputs from Simulator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ALIPSO Total Cloud Fraction </text:p>
          </table:table-cell>
          <table:table-cell table:style-name="ce18" office:value-type="string">
            <text:p>Outputs from Simulator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ALIPSO Low Level Cloud Fraction </text:p>
          </table:table-cell>
          <table:table-cell table:style-name="ce18" office:value-type="string">
            <text:p>Outputs from Simulator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ALIPSO Mid Level Cloud Fraction </text:p>
          </table:table-cell>
          <table:table-cell table:style-name="ce18" office:value-type="string">
            <text:p>Outputs from Simulator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ALIPSO High Level Cloud Fraction </text:p>
          </table:table-cell>
          <table:table-cell table:style-name="ce18" office:value-type="string">
            <text:p>Outputs from Simulator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Longitude</text:p>
          </table:table-cell>
          <table:table-cell table:style-name="ce18" office:value-type="string">
            <text:p>Outputs from Simulators</text:p>
          </table:table-cell>
          <table:table-cell table:style-name="ce32" office:value-type="string">
            <text:p>Longitud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Latitude</text:p>
          </table:table-cell>
          <table:table-cell table:style-name="ce18" office:value-type="string">
            <text:p>Outputs from Simulators</text:p>
          </table:table-cell>
          <table:table-cell table:style-name="ce32" office:value-type="string">
            <text:p>Latitud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Offset Time</text:p>
          </table:table-cell>
          <table:table-cell table:style-name="ce18" office:value-type="string">
            <text:p>Outputs from Simulator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12" office:value-type="string">
            <text:p>Altitude of Model Full-Levels</text:p>
          </table:table-cell>
          <table:table-cell table:style-name="ce18" office:value-type="string">
            <text:p>From model setup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Altitude of Model Half-Levels</text:p>
          </table:table-cell>
          <table:table-cell table:style-name="ce18" office:value-type="string">
            <text:p>From model setup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ressure at Model Full-Levels</text:p>
          </table:table-cell>
          <table:table-cell table:style-name="ce18" office:value-type="string">
            <text:p>From model setup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ressure at Model Half-Levels</text:p>
          </table:table-cell>
          <table:table-cell table:style-name="ce18" office:value-type="string">
            <text:p>From model setup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Air Temperature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Mass Fraction of Water</text:p>
          </table:table-cell>
          <table:table-cell table:style-name="ce9" office:value-type="string">
            <text:p>Atmosphere</text:p>
          </table:table-cell>
          <table:table-cell table:style-name="ce33" office:value-type="string">
            <text:p>mass_fraction_of_water_in_ai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Mass Fraction of Stratiform Cloud Liquid Water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3" office:value-type="string">
            <text:p>mass_fraction_of_stratiform_cloud_liquid_water_in_ai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Mass Fraction of Stratiform Cloud Ice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3" office:value-type="string">
            <text:p>mass_fraction_of_stratiform_cloud_ice_in_ai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Mass Fraction of Convective Cloud Liquid Water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3" office:value-type="string">
            <text:p>mass_fraction_of_convective_cloud_liquid_water_in_ai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Mass Fraction of Convective Cloud Ice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3" office:value-type="string">
            <text:p>mass_fraction_of_convective_cloud_ice_in_ai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Hydrometeor Effective Radius of Stratiform Cloud Liquid Water 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3" office:value-type="string">
            <text:p>effective_radius_of_stratiform_cloud_liquid_water_particl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Hydrometeor Effective Radius of Stratiform Cloud Ice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3" office:value-type="string">
            <text:p>effective_radius_of_stratiform_cloud_ice_particl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Hydrometeor Effective Radius of Convective Cloud Liquid Water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3" office:value-type="string">
            <text:p>effective_radius_of_convective_cloud_liquid_water_particl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Hydrometeor Effective Radius of Convective Cloud Ice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3" office:value-type="string">
            <text:p>effective_radius_of_convective_cloud_ice_particl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Stratiform Graupel Flux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3" office:value-type="string">
            <text:p>large_scale_graupel_flux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onvective Rainfall Flux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2" office:value-type="string">
            <text:p>convective_rainfall_flux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Stratiform Rainfall Flux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3" office:value-type="string">
            <text:p>large_scale_rainfall_flux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onvective Snowfall Flux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2" office:value-type="string">
            <text:p>convective_snowfall_flux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Stratiform Snowfall Flux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3" office:value-type="string">
            <text:p>large_scale_snowfall_flux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Hydrometeor Effective Radius of Stratiform Graupel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3" office:value-type="string">
            <text:p>effective_radius_of_stratiform_cloud_graupel_particl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Hydrometeor Effective Radius of Convective Rainfall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3" office:value-type="string">
            <text:p>effective_radius_of_convective_cloud_rainfall_particl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Hydrometeor Effective Radius of Stratiform Rainfall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3" office:value-type="string">
            <text:p>effective_radius_of_stratiform_cloud_rainfall_particl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Hydrometeor Effective Radius of Convective Snowfall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3" office:value-type="string">
            <text:p>effective_radius_of_convective_cloud_rainfall_particl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Hydrometeor Effective Radius of Stratiform Snowfall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3" office:value-type="string">
            <text:p>effective_radius_of_stratiform_cloud_snow_particl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Stratiform Cloud Optical Depth</text:p>
          </table:table-cell>
          <table:table-cell table:style-name="ce9" office:value-type="string">
            <text:p>Atmosphere - Radiation - CloudRadiativeProperties</text:p>
          </table:table-cell>
          <table:table-cell table:style-name="ce33" office:value-type="string">
            <text:p>atmosphere_optical_thickness_due_to_stratiform_cloud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onvective Cloud Optical Depth</text:p>
          </table:table-cell>
          <table:table-cell table:style-name="ce9" office:value-type="string">
            <text:p>Atmosphere - Radiation - CloudRadiativeProperties</text:p>
          </table:table-cell>
          <table:table-cell table:style-name="ce33" office:value-type="string">
            <text:p>atmosphere_optical_thickness_due_to_convective_cloud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Stratiform Cloud Emissivity</text:p>
          </table:table-cell>
          <table:table-cell table:style-name="ce9" office:value-type="string">
            <text:p>Atmosphere - Radiation - CloudRadiativeProperties</text:p>
          </table:table-cell>
          <table:table-cell table:style-name="ce33" office:value-type="string">
            <text:p>stratiform_cloud_longwave_emissivity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onvective Cloud Emissivity</text:p>
          </table:table-cell>
          <table:table-cell table:style-name="ce9" office:value-type="string">
            <text:p>Atmosphere - Radiation - CloudRadiativeProperties</text:p>
          </table:table-cell>
          <table:table-cell table:style-name="ce33" office:value-type="string">
            <text:p>convective_cloud_longwave_emissivity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CFMIP 30-Minute Cloud Diagnostic Fields</text:p>
          </table:table-cell>
          <table:table-cell table:style-name="ce23"/>
          <table:table-cell table:number-columns-repeated="1022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loud Area Fraction</text:p>
          </table:table-cell>
          <table:table-cell table:style-name="ce9" office:value-type="string">
            <text:p>Atmosphere - TurbulenceConvectionClouds</text:p>
          </table:table-cell>
          <table:table-cell table:style-name="ce33" office:value-type="string">
            <text:p>cloud_area_fraction_in_atmosphere_laye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Mass Fraction of Cloud Liquid Water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3" office:value-type="string">
            <text:p>mass_fraction_of_cloud_liquid_water_in_ai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Mass Fraction of Cloud Ice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3" office:value-type="string">
            <text:p>mass_fraction_of_cloud_ice_in_ai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onvective Mass Flux</text:p>
          </table:table-cell>
          <table:table-cell table:style-name="ce9" office:value-type="string">
            <text:p>Atmosphere - TurbulenceConvectionClouds</text:p>
          </table:table-cell>
          <table:table-cell table:style-name="ce33" office:value-type="string">
            <text:p>atmosphere_convective_mass_flux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Air Temperature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Eastward Wind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eastward_wind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Northward Wind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northward_wind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Specific Humidity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specific_humidity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Relative Humidity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relative_humidity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omega (=dp/dt)</text:p>
          </table:table-cell>
          <table:table-cell table:style-name="ce9" office:value-type="string">
            <text:p>Atmosphere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Geopotential Height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geopotential_height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Upwelling Longwave Radiation</text:p>
          </table:table-cell>
          <table:table-cell table:style-name="ce9" office:value-type="string">
            <text:p>Atmosphere - Radiation - Longwave</text:p>
          </table:table-cell>
          <table:table-cell table:style-name="ce33" office:value-type="string">
            <text:p>upwelling_longwave_flux_in_ai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Upwelling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33" office:value-type="string">
            <text:p>upwelling_shortwave_flux_in_ai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Downwelling Longwave Radiation</text:p>
          </table:table-cell>
          <table:table-cell table:style-name="ce9" office:value-type="string">
            <text:p>Atmosphere - Radiation - Longwave</text:p>
          </table:table-cell>
          <table:table-cell table:style-name="ce33" office:value-type="string">
            <text:p>downwelling_longwave_flux_in_ai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Downwelling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33" office:value-type="string">
            <text:p>downwelling_shortwave_flux_in_ai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Upwelling Clear-Sky Longwave Radiation</text:p>
          </table:table-cell>
          <table:table-cell table:style-name="ce9" office:value-type="string">
            <text:p>Atmosphere - Radiation - Longwave</text:p>
          </table:table-cell>
          <table:table-cell table:style-name="ce33" office:value-type="string">
            <text:p>upwelling_longwave_flux_in_air_assuming_clear_sky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Upwelling Clear-Sky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33" office:value-type="string">
            <text:p>upwelling_shortwave_flux_in_air_assuming_clear_sky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Downwelling Clear-Sky Longwave Radiation</text:p>
          </table:table-cell>
          <table:table-cell table:style-name="ce9" office:value-type="string">
            <text:p>Atmosphere - Radiation - Longwave</text:p>
          </table:table-cell>
          <table:table-cell table:style-name="ce33" office:value-type="string">
            <text:p>downwelling_longwave_flux_in_air_assuming_clear_sky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Downwelling Clear-Sky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33" office:value-type="string">
            <text:p>downwelling_shortwave_flux_in_air_assuming_clear_sky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endency of Air Temperature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tendency_of_air_temperatur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endency of Air Temperature due to Advection</text:p>
          </table:table-cell>
          <table:table-cell table:style-name="ce9" office:value-type="string">
            <text:p>Atmosphere - DynamicalCore</text:p>
          </table:table-cell>
          <table:table-cell table:style-name="ce32" office:value-type="string">
            <text:p>tendency_of_air_temperature_due_to_advection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endency of Air Temperature due to Diabatic Processes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tendency_of_air_temperature_due_to_diabatic_processes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endency of Air Temperature due to Stratiform Cloud Condensation and Evaporation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endency of Air Temperature due to Radiative Heating</text:p>
          </table:table-cell>
          <table:table-cell table:style-name="ce9" office:value-type="string">
            <text:p>Atmosphere - Radiation</text:p>
          </table:table-cell>
          <table:table-cell table:style-name="ce32" office:value-type="string">
            <text:p>tendency_of_air_temperature_due_to_radiative_heating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endency of Air Temperature due to Moist Convection</text:p>
          </table:table-cell>
          <table:table-cell table:style-name="ce9" office:value-type="string">
            <text:p>Atmosphere - TurbulenceConvectionClouds</text:p>
          </table:table-cell>
          <table:table-cell table:style-name="ce32" office:value-type="string">
            <text:p>tendency_of_air_temperature_due_to_moist_convection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endency of Specific Humidity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tendency_of_specific_humidity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endency of Specific Humidity due to Advection</text:p>
          </table:table-cell>
          <table:table-cell table:style-name="ce9" office:value-type="string">
            <text:p>Atmosphere - DynamicalCore</text:p>
          </table:table-cell>
          <table:table-cell table:style-name="ce32" office:value-type="string">
            <text:p>tendency_of_specific_humidity_due_to_advection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endency of Specific Humidity due to Convection</text:p>
          </table:table-cell>
          <table:table-cell table:style-name="ce9" office:value-type="string">
            <text:p>Atmosphere - TurbulenceConvectionClouds</text:p>
          </table:table-cell>
          <table:table-cell table:style-name="ce32" office:value-type="string">
            <text:p>tendency_of_specific_humidity_due_to_convection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endency of Specific Humidity due to Diffusion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tendency_of_specific_humidity_due_to_diffusion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endency of Specific Humidity due to Stratiform Cloud Condensation and Evaporation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endency of Specific Humidity due to Model Physics</text:p>
          </table:table-cell>
          <table:table-cell table:style-name="ce9" office:value-type="string">
            <text:p>Atmosphere - DynamicalCore</text:p>
          </table:table-cell>
          <table:table-cell table:style-name="ce38" office:value-type="string">
            <text:p>tendency_of_specific_humidity_due_to_model_physics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Eddy Viscosity Coefficient for Momentum Variables</text:p>
          </table:table-cell>
          <table:table-cell table:style-name="ce18" office:value-type="string">
            <text:p>Atmosphere - DynamicalCore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Eddy Diffusivity Coefficient for Temperature Variable</text:p>
          </table:table-cell>
          <table:table-cell table:style-name="ce18" office:value-type="string">
            <text:p>Atmosphere - DynamicalCore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Eddy Diffusivity Coefficient for Water Variables</text:p>
          </table:table-cell>
          <table:table-cell table:style-name="ce18" office:value-type="string">
            <text:p>Atmosphere - DynamicalCore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1" table:number-rows-repeated="6463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Yes</number:text>
    </number:number-style>
    <number:number-style style:name="N122P1" style:volatile="true">
      <number:text>Yes</number:text>
    </number:number-style>
    <number:number-style style:name="N122">
      <number:text>No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text>True</number:text>
    </number:number-style>
    <number:number-style style:name="N123P1" style:volatile="true">
      <number:text>True</number:text>
    </number:number-style>
    <number:number-style style:name="N123">
      <number:text>False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On</number:text>
    </number:number-style>
    <number:number-style style:name="N124P1" style:volatile="true">
      <number:text>On</number:text>
    </number:number-style>
    <number:number-style style:name="N124">
      <number:text>Off</number:text>
      <style:map style:condition="value()&gt;0" style:apply-style-name="N124P0"/>
      <style:map style:condition="value()&lt;0" style:apply-style-name="N124P1"/>
    </number:number-style>
    <number:currency-style style:name="N12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5P0"/>
    </number:currency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8">18/11/2009</text:date>, <text:time>17:4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 </meta:initial-creator>
    <meta:creation-date>2009-05-18T12:56:12</meta:creation-date>
    <dc:creator> </dc:creator>
    <dc:date>2009-07-13T13:10:31</dc:date>
    <meta:document-statistic meta:table-count="1" meta:cell-count="2401" meta:object-count="0"/>
    <meta:generator>OpenOffice.org/3.1$Win32 OpenOffice.org_project/310m19$Build-9420</meta:generator>
  </office:meta>
</office:document-meta>
</file>